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2.28mm" svg:height="145.82mm" svg:x="224.38mm" svg:y="24.17mm">
            <draw:object draw:notify-on-update-of-ranges="Лист1.D4:Лист1.D264 Лист1.F4:Лист1.F264 Лист1.G4:Лист1.G2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мах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частота</text:p>
          </table:table-cell>
          <table:table-cell table:formula="of:=MAX([.D4:.D264])" office:value-type="float" office:value="70.81" calcext:value-type="float">
            <text:p>70,81</text:p>
          </table:table-cell>
          <table:table-cell office:value-type="string" calcext:value-type="string">
            <text:p>спура</text:p>
          </table:table-cell>
          <table:table-cell office:value-type="string" calcext:value-type="string">
            <text:p>дин дипазон</text:p>
          </table:table-cell>
          <table:table-cell office:value-type="string" calcext:value-type="string">
            <text:p>неравномерность АЧ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о:</text:p>
          </table:table-cell>
          <table:table-cell office:value-type="string" calcext:value-type="string">
            <text:p>есть:</text:p>
          </table:table-cell>
          <table:table-cell table:number-columns-repeated="6"/>
          <table:table-cell office:value-type="string" calcext:value-type="string">
            <text:p>Максимальная неравномерность</text:p>
          </table:table-cell>
        </table:table-row>
        <table:table-row table:style-name="ro1">
          <table:table-cell table:number-columns-repeated="2"/>
          <table:table-cell office:value-type="float" office:value="428807172" calcext:value-type="float">
            <text:p>428807172</text:p>
          </table:table-cell>
          <table:table-cell office:value-type="float" office:value="67.12" calcext:value-type="float">
            <text:p>67,12</text:p>
          </table:table-cell>
          <table:table-cell office:value-type="float" office:value="10.46" calcext:value-type="float">
            <text:p>10,46</text:p>
          </table:table-cell>
          <table:table-cell office:value-type="float" office:value="56.66" calcext:value-type="float">
            <text:p>56,66</text:p>
          </table:table-cell>
          <table:table-cell table:formula="of:=[.$D$2]-[.D4]" office:value-type="float" office:value="3.69" calcext:value-type="float">
            <text:p>3,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856000" calcext:value-type="float">
            <text:p>428856000</text:p>
          </table:table-cell>
          <table:table-cell office:value-type="float" office:value="62.53" calcext:value-type="float">
            <text:p>62,53</text:p>
          </table:table-cell>
          <table:table-cell office:value-type="float" office:value="5.6" calcext:value-type="float">
            <text:p>5,6</text:p>
          </table:table-cell>
          <table:table-cell office:value-type="float" office:value="56.93" calcext:value-type="float">
            <text:p>56,93</text:p>
          </table:table-cell>
          <table:table-cell table:formula="of:=[.$D$2]-[.D5]" office:value-type="float" office:value="8.28" calcext:value-type="float">
            <text:p>8,28</text:p>
          </table:table-cell>
          <table:table-cell/>
          <table:table-cell table:formula="of:=MAX([.G18:.G244])" office:value-type="float" office:value="0.480000000000004" calcext:value-type="float">
            <text:p>0,480000000000004</text:p>
          </table:table-cell>
        </table:table-row>
        <table:table-row table:style-name="ro1">
          <table:table-cell table:number-columns-repeated="2"/>
          <table:table-cell office:value-type="float" office:value="428904828" calcext:value-type="float">
            <text:p>428904828</text:p>
          </table:table-cell>
          <table:table-cell office:value-type="float" office:value="66.02" calcext:value-type="float">
            <text:p>66,02</text:p>
          </table:table-cell>
          <table:table-cell office:value-type="float" office:value="7.48" calcext:value-type="float">
            <text:p>7,48</text:p>
          </table:table-cell>
          <table:table-cell office:value-type="float" office:value="58.54" calcext:value-type="float">
            <text:p>58,54</text:p>
          </table:table-cell>
          <table:table-cell table:formula="of:=[.$D$2]-[.D6]" office:value-type="float" office:value="4.79000000000001" calcext:value-type="float">
            <text:p>4,79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953656" calcext:value-type="float">
            <text:p>428953656</text:p>
          </table:table-cell>
          <table:table-cell office:value-type="float" office:value="68.75" calcext:value-type="float">
            <text:p>68,75</text:p>
          </table:table-cell>
          <table:table-cell office:value-type="float" office:value="5.13" calcext:value-type="float">
            <text:p>5,13</text:p>
          </table:table-cell>
          <table:table-cell office:value-type="float" office:value="63.62" calcext:value-type="float">
            <text:p>63,62</text:p>
          </table:table-cell>
          <table:table-cell table:formula="of:=[.$D$2]-[.D7]" office:value-type="float" office:value="2.06" calcext:value-type="float">
            <text:p>2,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002484" calcext:value-type="float">
            <text:p>429002484</text:p>
          </table:table-cell>
          <table:table-cell office:value-type="float" office:value="70.31" calcext:value-type="float">
            <text:p>70,31</text:p>
          </table:table-cell>
          <table:table-cell office:value-type="float" office:value="10.81" calcext:value-type="float">
            <text:p>10,81</text:p>
          </table:table-cell>
          <table:table-cell office:value-type="float" office:value="59.5" calcext:value-type="float">
            <text:p>59,5</text:p>
          </table:table-cell>
          <table:table-cell table:formula="of:=[.$D$2]-[.D8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051312" calcext:value-type="float">
            <text:p>429051312</text:p>
          </table:table-cell>
          <table:table-cell office:value-type="float" office:value="70.72" calcext:value-type="float">
            <text:p>70,72</text:p>
          </table:table-cell>
          <table:table-cell office:value-type="float" office:value="11.2" calcext:value-type="float">
            <text:p>11,2</text:p>
          </table:table-cell>
          <table:table-cell office:value-type="float" office:value="59.52" calcext:value-type="float">
            <text:p>59,52</text:p>
          </table:table-cell>
          <table:table-cell table:formula="of:=[.$D$2]-[.D9]" office:value-type="float" office:value="0.0900000000000034" calcext:value-type="float">
            <text:p>0,09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100140" calcext:value-type="float">
            <text:p>429100140</text:p>
          </table:table-cell>
          <table:table-cell office:value-type="float" office:value="70.74" calcext:value-type="float">
            <text:p>70,74</text:p>
          </table:table-cell>
          <table:table-cell office:value-type="float" office:value="5.94" calcext:value-type="float">
            <text:p>5,94</text:p>
          </table:table-cell>
          <table:table-cell office:value-type="float" office:value="64.8" calcext:value-type="float">
            <text:p>64,8</text:p>
          </table:table-cell>
          <table:table-cell table:formula="of:=[.$D$2]-[.D10]" office:value-type="float" office:value="0.0700000000000074" calcext:value-type="float">
            <text:p>0,07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148968" calcext:value-type="float">
            <text:p>429148968</text:p>
          </table:table-cell>
          <table:table-cell office:value-type="float" office:value="70.69" calcext:value-type="float">
            <text:p>70,69</text:p>
          </table:table-cell>
          <table:table-cell office:value-type="float" office:value="6.62" calcext:value-type="float">
            <text:p>6,62</text:p>
          </table:table-cell>
          <table:table-cell office:value-type="float" office:value="64.07" calcext:value-type="float">
            <text:p>64,07</text:p>
          </table:table-cell>
          <table:table-cell table:formula="of:=[.$D$2]-[.D11]" office:value-type="float" office:value="0.120000000000005" calcext:value-type="float">
            <text:p>0,12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197796" calcext:value-type="float">
            <text:p>429197796</text:p>
          </table:table-cell>
          <table:table-cell office:value-type="float" office:value="70.74" calcext:value-type="float">
            <text:p>70,74</text:p>
          </table:table-cell>
          <table:table-cell office:value-type="float" office:value="4.02" calcext:value-type="float">
            <text:p>4,02</text:p>
          </table:table-cell>
          <table:table-cell office:value-type="float" office:value="66.71" calcext:value-type="float">
            <text:p>66,71</text:p>
          </table:table-cell>
          <table:table-cell table:formula="of:=[.$D$2]-[.D12]" office:value-type="float" office:value="0.0700000000000074" calcext:value-type="float">
            <text:p>0,07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246624" calcext:value-type="float">
            <text:p>429246624</text:p>
          </table:table-cell>
          <table:table-cell office:value-type="float" office:value="70.81" calcext:value-type="float">
            <text:p>70,81</text:p>
          </table:table-cell>
          <table:table-cell office:value-type="float" office:value="5.98" calcext:value-type="float">
            <text:p>5,98</text:p>
          </table:table-cell>
          <table:table-cell office:value-type="float" office:value="64.83" calcext:value-type="float">
            <text:p>64,83</text:p>
          </table:table-cell>
          <table:table-cell table:formula="of:=[.$D$2]-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295452" calcext:value-type="float">
            <text:p>429295452</text:p>
          </table:table-cell>
          <table:table-cell office:value-type="float" office:value="70.22" calcext:value-type="float">
            <text:p>70,22</text:p>
          </table:table-cell>
          <table:table-cell office:value-type="float" office:value="5.87" calcext:value-type="float">
            <text:p>5,87</text:p>
          </table:table-cell>
          <table:table-cell office:value-type="float" office:value="64.35" calcext:value-type="float">
            <text:p>64,35</text:p>
          </table:table-cell>
          <table:table-cell table:formula="of:=[.$D$2]-[.D14]" office:value-type="float" office:value="0.590000000000003" calcext:value-type="float">
            <text:p>0,59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344280" calcext:value-type="float">
            <text:p>429344280</text:p>
          </table:table-cell>
          <table:table-cell office:value-type="float" office:value="70.8" calcext:value-type="float">
            <text:p>70,8</text:p>
          </table:table-cell>
          <table:table-cell office:value-type="float" office:value="5.33" calcext:value-type="float">
            <text:p>5,33</text:p>
          </table:table-cell>
          <table:table-cell office:value-type="float" office:value="65.46" calcext:value-type="float">
            <text:p>65,46</text:p>
          </table:table-cell>
          <table:table-cell table:formula="of:=[.$D$2]-[.D15]" office:value-type="float" office:value="0.0100000000000051" calcext:value-type="float">
            <text:p>0,01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393108" calcext:value-type="float">
            <text:p>429393108</text:p>
          </table:table-cell>
          <table:table-cell office:value-type="float" office:value="70.79" calcext:value-type="float">
            <text:p>70,79</text:p>
          </table:table-cell>
          <table:table-cell office:value-type="float" office:value="3.82" calcext:value-type="float">
            <text:p>3,82</text:p>
          </table:table-cell>
          <table:table-cell office:value-type="float" office:value="66.97" calcext:value-type="float">
            <text:p>66,97</text:p>
          </table:table-cell>
          <table:table-cell table:formula="of:=[.$D$2]-[.D16]" office:value-type="float" office:value="0.019999999999996" calcext:value-type="float">
            <text:p>0,0199999999999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429441936" calcext:value-type="float">
            <text:p>429441936</text:p>
          </table:table-cell>
          <table:table-cell office:value-type="float" office:value="70.8" calcext:value-type="float">
            <text:p>70,8</text:p>
          </table:table-cell>
          <table:table-cell office:value-type="float" office:value="9.91" calcext:value-type="float">
            <text:p>9,91</text:p>
          </table:table-cell>
          <table:table-cell office:value-type="float" office:value="60.89" calcext:value-type="float">
            <text:p>60,89</text:p>
          </table:table-cell>
          <table:table-cell table:formula="of:=[.$D$2]-[.D17]" office:value-type="float" office:value="0.0100000000000051" calcext:value-type="float">
            <text:p>0,01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490764" calcext:value-type="float">
            <text:p>429490764</text:p>
          </table:table-cell>
          <table:table-cell office:value-type="float" office:value="70.78" calcext:value-type="float">
            <text:p>70,78</text:p>
          </table:table-cell>
          <table:table-cell office:value-type="float" office:value="4.78" calcext:value-type="float">
            <text:p>4,78</text:p>
          </table:table-cell>
          <table:table-cell office:value-type="float" office:value="66" calcext:value-type="float">
            <text:p>66</text:p>
          </table:table-cell>
          <table:table-cell table:formula="of:=[.$D$2]-[.D18]" office:value-type="float" office:value="0.0300000000000011" calcext:value-type="float">
            <text:p>0,030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539592" calcext:value-type="float">
            <text:p>429539592</text:p>
          </table:table-cell>
          <table:table-cell office:value-type="float" office:value="70.8" calcext:value-type="float">
            <text:p>70,8</text:p>
          </table:table-cell>
          <table:table-cell office:value-type="float" office:value="7.95" calcext:value-type="float">
            <text:p>7,95</text:p>
          </table:table-cell>
          <table:table-cell office:value-type="float" office:value="62.85" calcext:value-type="float">
            <text:p>62,85</text:p>
          </table:table-cell>
          <table:table-cell table:formula="of:=[.$D$2]-[.D19]" office:value-type="float" office:value="0.0100000000000051" calcext:value-type="float">
            <text:p>0,01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588420" calcext:value-type="float">
            <text:p>429588420</text:p>
          </table:table-cell>
          <table:table-cell office:value-type="float" office:value="70.78" calcext:value-type="float">
            <text:p>70,78</text:p>
          </table:table-cell>
          <table:table-cell office:value-type="float" office:value="3.88" calcext:value-type="float">
            <text:p>3,88</text:p>
          </table:table-cell>
          <table:table-cell office:value-type="float" office:value="66.9" calcext:value-type="float">
            <text:p>66,9</text:p>
          </table:table-cell>
          <table:table-cell table:formula="of:=[.$D$2]-[.D20]" office:value-type="float" office:value="0.0300000000000011" calcext:value-type="float">
            <text:p>0,030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637248" calcext:value-type="float">
            <text:p>429637248</text:p>
          </table:table-cell>
          <table:table-cell office:value-type="float" office:value="70.74" calcext:value-type="float">
            <text:p>70,74</text:p>
          </table:table-cell>
          <table:table-cell office:value-type="float" office:value="5.33" calcext:value-type="float">
            <text:p>5,33</text:p>
          </table:table-cell>
          <table:table-cell office:value-type="float" office:value="65.41" calcext:value-type="float">
            <text:p>65,41</text:p>
          </table:table-cell>
          <table:table-cell table:formula="of:=[.$D$2]-[.D21]" office:value-type="float" office:value="0.0700000000000074" calcext:value-type="float">
            <text:p>0,07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686076" calcext:value-type="float">
            <text:p>429686076</text:p>
          </table:table-cell>
          <table:table-cell office:value-type="float" office:value="70.69" calcext:value-type="float">
            <text:p>70,69</text:p>
          </table:table-cell>
          <table:table-cell office:value-type="float" office:value="7.41" calcext:value-type="float">
            <text:p>7,41</text:p>
          </table:table-cell>
          <table:table-cell office:value-type="float" office:value="63.29" calcext:value-type="float">
            <text:p>63,29</text:p>
          </table:table-cell>
          <table:table-cell table:formula="of:=[.$D$2]-[.D22]" office:value-type="float" office:value="0.120000000000005" calcext:value-type="float">
            <text:p>0,12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734904" calcext:value-type="float">
            <text:p>429734904</text:p>
          </table:table-cell>
          <table:table-cell office:value-type="float" office:value="70.67" calcext:value-type="float">
            <text:p>70,67</text:p>
          </table:table-cell>
          <table:table-cell office:value-type="float" office:value="8.02" calcext:value-type="float">
            <text:p>8,02</text:p>
          </table:table-cell>
          <table:table-cell office:value-type="float" office:value="62.65" calcext:value-type="float">
            <text:p>62,65</text:p>
          </table:table-cell>
          <table:table-cell table:formula="of:=[.$D$2]-[.D23]" office:value-type="float" office:value="0.140000000000001" calcext:value-type="float">
            <text:p>0,140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783732" calcext:value-type="float">
            <text:p>429783732</text:p>
          </table:table-cell>
          <table:table-cell office:value-type="float" office:value="70.65" calcext:value-type="float">
            <text:p>70,65</text:p>
          </table:table-cell>
          <table:table-cell office:value-type="float" office:value="8.52" calcext:value-type="float">
            <text:p>8,52</text:p>
          </table:table-cell>
          <table:table-cell office:value-type="float" office:value="62.14" calcext:value-type="float">
            <text:p>62,14</text:p>
          </table:table-cell>
          <table:table-cell table:formula="of:=[.$D$2]-[.D24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832560" calcext:value-type="float">
            <text:p>429832560</text:p>
          </table:table-cell>
          <table:table-cell office:value-type="float" office:value="70.65" calcext:value-type="float">
            <text:p>70,65</text:p>
          </table:table-cell>
          <table:table-cell office:value-type="float" office:value="2.47" calcext:value-type="float">
            <text:p>2,47</text:p>
          </table:table-cell>
          <table:table-cell office:value-type="float" office:value="68.18" calcext:value-type="float">
            <text:p>68,18</text:p>
          </table:table-cell>
          <table:table-cell table:formula="of:=[.$D$2]-[.D25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881388" calcext:value-type="float">
            <text:p>429881388</text:p>
          </table:table-cell>
          <table:table-cell office:value-type="float" office:value="70.66" calcext:value-type="float">
            <text:p>70,66</text:p>
          </table:table-cell>
          <table:table-cell office:value-type="float" office:value="8.89" calcext:value-type="float">
            <text:p>8,89</text:p>
          </table:table-cell>
          <table:table-cell office:value-type="float" office:value="61.77" calcext:value-type="float">
            <text:p>61,77</text:p>
          </table:table-cell>
          <table:table-cell table:formula="of:=[.$D$2]-[.D26]" office:value-type="float" office:value="0.150000000000006" calcext:value-type="float">
            <text:p>0,1500000000000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930216" calcext:value-type="float">
            <text:p>429930216</text:p>
          </table:table-cell>
          <table:table-cell office:value-type="float" office:value="70.65" calcext:value-type="float">
            <text:p>70,65</text:p>
          </table:table-cell>
          <table:table-cell office:value-type="float" office:value="7.22" calcext:value-type="float">
            <text:p>7,22</text:p>
          </table:table-cell>
          <table:table-cell office:value-type="float" office:value="63.44" calcext:value-type="float">
            <text:p>63,44</text:p>
          </table:table-cell>
          <table:table-cell table:formula="of:=[.$D$2]-[.D27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979044" calcext:value-type="float">
            <text:p>429979044</text:p>
          </table:table-cell>
          <table:table-cell office:value-type="float" office:value="70.63" calcext:value-type="float">
            <text:p>70,63</text:p>
          </table:table-cell>
          <table:table-cell office:value-type="float" office:value="8.28" calcext:value-type="float">
            <text:p>8,28</text:p>
          </table:table-cell>
          <table:table-cell office:value-type="float" office:value="62.35" calcext:value-type="float">
            <text:p>62,35</text:p>
          </table:table-cell>
          <table:table-cell table:formula="of:=[.$D$2]-[.D28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430027872" calcext:value-type="float">
            <text:p>430027872</text:p>
          </table:table-cell>
          <table:table-cell office:value-type="float" office:value="70.63" calcext:value-type="float">
            <text:p>70,63</text:p>
          </table:table-cell>
          <table:table-cell office:value-type="float" office:value="7.43" calcext:value-type="float">
            <text:p>7,43</text:p>
          </table:table-cell>
          <table:table-cell office:value-type="float" office:value="63.21" calcext:value-type="float">
            <text:p>63,21</text:p>
          </table:table-cell>
          <table:table-cell table:formula="of:=[.$D$2]-[.D29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076700" calcext:value-type="float">
            <text:p>430076700</text:p>
          </table:table-cell>
          <table:table-cell office:value-type="float" office:value="70.63" calcext:value-type="float">
            <text:p>70,63</text:p>
          </table:table-cell>
          <table:table-cell office:value-type="float" office:value="8.51" calcext:value-type="float">
            <text:p>8,51</text:p>
          </table:table-cell>
          <table:table-cell office:value-type="float" office:value="62.12" calcext:value-type="float">
            <text:p>62,12</text:p>
          </table:table-cell>
          <table:table-cell table:formula="of:=[.$D$2]-[.D30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125528" calcext:value-type="float">
            <text:p>430125528</text:p>
          </table:table-cell>
          <table:table-cell office:value-type="float" office:value="70.61" calcext:value-type="float">
            <text:p>70,61</text:p>
          </table:table-cell>
          <table:table-cell office:value-type="float" office:value="6.5" calcext:value-type="float">
            <text:p>6,5</text:p>
          </table:table-cell>
          <table:table-cell office:value-type="float" office:value="64.11" calcext:value-type="float">
            <text:p>64,11</text:p>
          </table:table-cell>
          <table:table-cell table:formula="of:=[.$D$2]-[.D31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174356" calcext:value-type="float">
            <text:p>430174356</text:p>
          </table:table-cell>
          <table:table-cell office:value-type="float" office:value="70.64" calcext:value-type="float">
            <text:p>70,64</text:p>
          </table:table-cell>
          <table:table-cell office:value-type="float" office:value="5.15" calcext:value-type="float">
            <text:p>5,15</text:p>
          </table:table-cell>
          <table:table-cell office:value-type="float" office:value="65.49" calcext:value-type="float">
            <text:p>65,49</text:p>
          </table:table-cell>
          <table:table-cell table:formula="of:=[.$D$2]-[.D32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223184" calcext:value-type="float">
            <text:p>430223184</text:p>
          </table:table-cell>
          <table:table-cell office:value-type="float" office:value="70.66" calcext:value-type="float">
            <text:p>70,66</text:p>
          </table:table-cell>
          <table:table-cell office:value-type="float" office:value="7.99" calcext:value-type="float">
            <text:p>7,99</text:p>
          </table:table-cell>
          <table:table-cell office:value-type="float" office:value="62.68" calcext:value-type="float">
            <text:p>62,68</text:p>
          </table:table-cell>
          <table:table-cell table:formula="of:=[.$D$2]-[.D33]" office:value-type="float" office:value="0.150000000000006" calcext:value-type="float">
            <text:p>0,1500000000000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272012" calcext:value-type="float">
            <text:p>430272012</text:p>
          </table:table-cell>
          <table:table-cell office:value-type="float" office:value="70.66" calcext:value-type="float">
            <text:p>70,66</text:p>
          </table:table-cell>
          <table:table-cell office:value-type="float" office:value="6.71" calcext:value-type="float">
            <text:p>6,71</text:p>
          </table:table-cell>
          <table:table-cell office:value-type="float" office:value="63.95" calcext:value-type="float">
            <text:p>63,95</text:p>
          </table:table-cell>
          <table:table-cell table:formula="of:=[.$D$2]-[.D34]" office:value-type="float" office:value="0.150000000000006" calcext:value-type="float">
            <text:p>0,1500000000000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320840" calcext:value-type="float">
            <text:p>430320840</text:p>
          </table:table-cell>
          <table:table-cell office:value-type="float" office:value="70.64" calcext:value-type="float">
            <text:p>70,64</text:p>
          </table:table-cell>
          <table:table-cell office:value-type="float" office:value="6.15" calcext:value-type="float">
            <text:p>6,15</text:p>
          </table:table-cell>
          <table:table-cell office:value-type="float" office:value="64.48" calcext:value-type="float">
            <text:p>64,48</text:p>
          </table:table-cell>
          <table:table-cell table:formula="of:=[.$D$2]-[.D35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369668" calcext:value-type="float">
            <text:p>430369668</text:p>
          </table:table-cell>
          <table:table-cell office:value-type="float" office:value="70.66" calcext:value-type="float">
            <text:p>70,66</text:p>
          </table:table-cell>
          <table:table-cell office:value-type="float" office:value="6.17" calcext:value-type="float">
            <text:p>6,17</text:p>
          </table:table-cell>
          <table:table-cell office:value-type="float" office:value="64.49" calcext:value-type="float">
            <text:p>64,49</text:p>
          </table:table-cell>
          <table:table-cell table:formula="of:=[.$D$2]-[.D36]" office:value-type="float" office:value="0.150000000000006" calcext:value-type="float">
            <text:p>0,1500000000000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418496" calcext:value-type="float">
            <text:p>430418496</text:p>
          </table:table-cell>
          <table:table-cell office:value-type="float" office:value="70.66" calcext:value-type="float">
            <text:p>70,66</text:p>
          </table:table-cell>
          <table:table-cell office:value-type="float" office:value="7.17" calcext:value-type="float">
            <text:p>7,17</text:p>
          </table:table-cell>
          <table:table-cell office:value-type="float" office:value="63.49" calcext:value-type="float">
            <text:p>63,49</text:p>
          </table:table-cell>
          <table:table-cell table:formula="of:=[.$D$2]-[.D37]" office:value-type="float" office:value="0.150000000000006" calcext:value-type="float">
            <text:p>0,1500000000000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467324" calcext:value-type="float">
            <text:p>430467324</text:p>
          </table:table-cell>
          <table:table-cell office:value-type="float" office:value="70.33" calcext:value-type="float">
            <text:p>70,33</text:p>
          </table:table-cell>
          <table:table-cell office:value-type="float" office:value="7.88" calcext:value-type="float">
            <text:p>7,88</text:p>
          </table:table-cell>
          <table:table-cell office:value-type="float" office:value="62.45" calcext:value-type="float">
            <text:p>62,45</text:p>
          </table:table-cell>
          <table:table-cell table:formula="of:=[.$D$2]-[.D38]" office:value-type="float" office:value="0.480000000000004" calcext:value-type="float">
            <text:p>0,48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516152" calcext:value-type="float">
            <text:p>430516152</text:p>
          </table:table-cell>
          <table:table-cell office:value-type="float" office:value="70.66" calcext:value-type="float">
            <text:p>70,66</text:p>
          </table:table-cell>
          <table:table-cell office:value-type="float" office:value="5.06" calcext:value-type="float">
            <text:p>5,06</text:p>
          </table:table-cell>
          <table:table-cell office:value-type="float" office:value="65.6" calcext:value-type="float">
            <text:p>65,6</text:p>
          </table:table-cell>
          <table:table-cell table:formula="of:=[.$D$2]-[.D39]" office:value-type="float" office:value="0.150000000000006" calcext:value-type="float">
            <text:p>0,1500000000000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564980" calcext:value-type="float">
            <text:p>430564980</text:p>
          </table:table-cell>
          <table:table-cell office:value-type="float" office:value="70.69" calcext:value-type="float">
            <text:p>70,69</text:p>
          </table:table-cell>
          <table:table-cell office:value-type="float" office:value="7.93" calcext:value-type="float">
            <text:p>7,93</text:p>
          </table:table-cell>
          <table:table-cell office:value-type="float" office:value="62.76" calcext:value-type="float">
            <text:p>62,76</text:p>
          </table:table-cell>
          <table:table-cell table:formula="of:=[.$D$2]-[.D40]" office:value-type="float" office:value="0.120000000000005" calcext:value-type="float">
            <text:p>0,12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613808" calcext:value-type="float">
            <text:p>430613808</text:p>
          </table:table-cell>
          <table:table-cell office:value-type="float" office:value="70.72" calcext:value-type="float">
            <text:p>70,72</text:p>
          </table:table-cell>
          <table:table-cell office:value-type="float" office:value="5.06" calcext:value-type="float">
            <text:p>5,06</text:p>
          </table:table-cell>
          <table:table-cell office:value-type="float" office:value="65.66" calcext:value-type="float">
            <text:p>65,66</text:p>
          </table:table-cell>
          <table:table-cell table:formula="of:=[.$D$2]-[.D41]" office:value-type="float" office:value="0.0900000000000034" calcext:value-type="float">
            <text:p>0,09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662636" calcext:value-type="float">
            <text:p>430662636</text:p>
          </table:table-cell>
          <table:table-cell office:value-type="float" office:value="70.72" calcext:value-type="float">
            <text:p>70,72</text:p>
          </table:table-cell>
          <table:table-cell office:value-type="float" office:value="7.96" calcext:value-type="float">
            <text:p>7,96</text:p>
          </table:table-cell>
          <table:table-cell office:value-type="float" office:value="62.76" calcext:value-type="float">
            <text:p>62,76</text:p>
          </table:table-cell>
          <table:table-cell table:formula="of:=[.$D$2]-[.D42]" office:value-type="float" office:value="0.0900000000000034" calcext:value-type="float">
            <text:p>0,09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711464" calcext:value-type="float">
            <text:p>430711464</text:p>
          </table:table-cell>
          <table:table-cell office:value-type="float" office:value="70.72" calcext:value-type="float">
            <text:p>70,72</text:p>
          </table:table-cell>
          <table:table-cell office:value-type="float" office:value="5.52" calcext:value-type="float">
            <text:p>5,52</text:p>
          </table:table-cell>
          <table:table-cell office:value-type="float" office:value="65.2" calcext:value-type="float">
            <text:p>65,2</text:p>
          </table:table-cell>
          <table:table-cell table:formula="of:=[.$D$2]-[.D43]" office:value-type="float" office:value="0.0900000000000034" calcext:value-type="float">
            <text:p>0,09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760292" calcext:value-type="float">
            <text:p>430760292</text:p>
          </table:table-cell>
          <table:table-cell office:value-type="float" office:value="70.72" calcext:value-type="float">
            <text:p>70,72</text:p>
          </table:table-cell>
          <table:table-cell office:value-type="float" office:value="9.79" calcext:value-type="float">
            <text:p>9,79</text:p>
          </table:table-cell>
          <table:table-cell office:value-type="float" office:value="60.93" calcext:value-type="float">
            <text:p>60,93</text:p>
          </table:table-cell>
          <table:table-cell table:formula="of:=[.$D$2]-[.D44]" office:value-type="float" office:value="0.0900000000000034" calcext:value-type="float">
            <text:p>0,09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809120" calcext:value-type="float">
            <text:p>430809120</text:p>
          </table:table-cell>
          <table:table-cell office:value-type="float" office:value="70.74" calcext:value-type="float">
            <text:p>70,74</text:p>
          </table:table-cell>
          <table:table-cell office:value-type="float" office:value="5.82" calcext:value-type="float">
            <text:p>5,82</text:p>
          </table:table-cell>
          <table:table-cell office:value-type="float" office:value="64.92" calcext:value-type="float">
            <text:p>64,92</text:p>
          </table:table-cell>
          <table:table-cell table:formula="of:=[.$D$2]-[.D45]" office:value-type="float" office:value="0.0700000000000074" calcext:value-type="float">
            <text:p>0,07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857948" calcext:value-type="float">
            <text:p>430857948</text:p>
          </table:table-cell>
          <table:table-cell office:value-type="float" office:value="70.74" calcext:value-type="float">
            <text:p>70,74</text:p>
          </table:table-cell>
          <table:table-cell office:value-type="float" office:value="5.47" calcext:value-type="float">
            <text:p>5,47</text:p>
          </table:table-cell>
          <table:table-cell office:value-type="float" office:value="65.26" calcext:value-type="float">
            <text:p>65,26</text:p>
          </table:table-cell>
          <table:table-cell table:formula="of:=[.$D$2]-[.D46]" office:value-type="float" office:value="0.0700000000000074" calcext:value-type="float">
            <text:p>0,07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906776" calcext:value-type="float">
            <text:p>430906776</text:p>
          </table:table-cell>
          <table:table-cell office:value-type="float" office:value="70.75" calcext:value-type="float">
            <text:p>70,75</text:p>
          </table:table-cell>
          <table:table-cell office:value-type="float" office:value="6.86" calcext:value-type="float">
            <text:p>6,86</text:p>
          </table:table-cell>
          <table:table-cell office:value-type="float" office:value="63.89" calcext:value-type="float">
            <text:p>63,89</text:p>
          </table:table-cell>
          <table:table-cell table:formula="of:=[.$D$2]-[.D47]" office:value-type="float" office:value="0.0600000000000023" calcext:value-type="float">
            <text:p>0,06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955604" calcext:value-type="float">
            <text:p>430955604</text:p>
          </table:table-cell>
          <table:table-cell office:value-type="float" office:value="70.76" calcext:value-type="float">
            <text:p>70,76</text:p>
          </table:table-cell>
          <table:table-cell office:value-type="float" office:value="3.71" calcext:value-type="float">
            <text:p>3,71</text:p>
          </table:table-cell>
          <table:table-cell office:value-type="float" office:value="67.06" calcext:value-type="float">
            <text:p>67,06</text:p>
          </table:table-cell>
          <table:table-cell table:formula="of:=[.$D$2]-[.D48]" office:value-type="float" office:value="0.0499999999999972" calcext:value-type="float">
            <text:p>0,04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004432" calcext:value-type="float">
            <text:p>431004432</text:p>
          </table:table-cell>
          <table:table-cell office:value-type="float" office:value="70.76" calcext:value-type="float">
            <text:p>70,76</text:p>
          </table:table-cell>
          <table:table-cell office:value-type="float" office:value="4.85" calcext:value-type="float">
            <text:p>4,85</text:p>
          </table:table-cell>
          <table:table-cell office:value-type="float" office:value="65.91" calcext:value-type="float">
            <text:p>65,91</text:p>
          </table:table-cell>
          <table:table-cell table:formula="of:=[.$D$2]-[.D49]" office:value-type="float" office:value="0.0499999999999972" calcext:value-type="float">
            <text:p>0,04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053260" calcext:value-type="float">
            <text:p>431053260</text:p>
          </table:table-cell>
          <table:table-cell office:value-type="float" office:value="70.75" calcext:value-type="float">
            <text:p>70,75</text:p>
          </table:table-cell>
          <table:table-cell office:value-type="float" office:value="3.46" calcext:value-type="float">
            <text:p>3,46</text:p>
          </table:table-cell>
          <table:table-cell office:value-type="float" office:value="67.28" calcext:value-type="float">
            <text:p>67,28</text:p>
          </table:table-cell>
          <table:table-cell table:formula="of:=[.$D$2]-[.D50]" office:value-type="float" office:value="0.0600000000000023" calcext:value-type="float">
            <text:p>0,06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102088" calcext:value-type="float">
            <text:p>431102088</text:p>
          </table:table-cell>
          <table:table-cell office:value-type="float" office:value="70.74" calcext:value-type="float">
            <text:p>70,74</text:p>
          </table:table-cell>
          <table:table-cell office:value-type="float" office:value="5.99" calcext:value-type="float">
            <text:p>5,99</text:p>
          </table:table-cell>
          <table:table-cell office:value-type="float" office:value="64.75" calcext:value-type="float">
            <text:p>64,75</text:p>
          </table:table-cell>
          <table:table-cell table:formula="of:=[.$D$2]-[.D51]" office:value-type="float" office:value="0.0700000000000074" calcext:value-type="float">
            <text:p>0,07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150916" calcext:value-type="float">
            <text:p>431150916</text:p>
          </table:table-cell>
          <table:table-cell office:value-type="float" office:value="70.74" calcext:value-type="float">
            <text:p>70,74</text:p>
          </table:table-cell>
          <table:table-cell office:value-type="float" office:value="4.73" calcext:value-type="float">
            <text:p>4,73</text:p>
          </table:table-cell>
          <table:table-cell office:value-type="float" office:value="66.01" calcext:value-type="float">
            <text:p>66,01</text:p>
          </table:table-cell>
          <table:table-cell table:formula="of:=[.$D$2]-[.D52]" office:value-type="float" office:value="0.0700000000000074" calcext:value-type="float">
            <text:p>0,07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199744" calcext:value-type="float">
            <text:p>431199744</text:p>
          </table:table-cell>
          <table:table-cell office:value-type="float" office:value="70.72" calcext:value-type="float">
            <text:p>70,72</text:p>
          </table:table-cell>
          <table:table-cell office:value-type="float" office:value="5.2" calcext:value-type="float">
            <text:p>5,2</text:p>
          </table:table-cell>
          <table:table-cell office:value-type="float" office:value="65.52" calcext:value-type="float">
            <text:p>65,52</text:p>
          </table:table-cell>
          <table:table-cell table:formula="of:=[.$D$2]-[.D53]" office:value-type="float" office:value="0.0900000000000034" calcext:value-type="float">
            <text:p>0,09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248572" calcext:value-type="float">
            <text:p>431248572</text:p>
          </table:table-cell>
          <table:table-cell office:value-type="float" office:value="70.72" calcext:value-type="float">
            <text:p>70,72</text:p>
          </table:table-cell>
          <table:table-cell office:value-type="float" office:value="5.91" calcext:value-type="float">
            <text:p>5,91</text:p>
          </table:table-cell>
          <table:table-cell office:value-type="float" office:value="64.81" calcext:value-type="float">
            <text:p>64,81</text:p>
          </table:table-cell>
          <table:table-cell table:formula="of:=[.$D$2]-[.D54]" office:value-type="float" office:value="0.0900000000000034" calcext:value-type="float">
            <text:p>0,09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297400" calcext:value-type="float">
            <text:p>431297400</text:p>
          </table:table-cell>
          <table:table-cell office:value-type="float" office:value="70.7" calcext:value-type="float">
            <text:p>70,7</text:p>
          </table:table-cell>
          <table:table-cell office:value-type="float" office:value="5.26" calcext:value-type="float">
            <text:p>5,26</text:p>
          </table:table-cell>
          <table:table-cell office:value-type="float" office:value="65.45" calcext:value-type="float">
            <text:p>65,45</text:p>
          </table:table-cell>
          <table:table-cell table:formula="of:=[.$D$2]-[.D55]" office:value-type="float" office:value="0.109999999999999" calcext:value-type="float">
            <text:p>0,10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346228" calcext:value-type="float">
            <text:p>431346228</text:p>
          </table:table-cell>
          <table:table-cell office:value-type="float" office:value="70.67" calcext:value-type="float">
            <text:p>70,67</text:p>
          </table:table-cell>
          <table:table-cell office:value-type="float" office:value="4.1" calcext:value-type="float">
            <text:p>4,1</text:p>
          </table:table-cell>
          <table:table-cell office:value-type="float" office:value="66.57" calcext:value-type="float">
            <text:p>66,57</text:p>
          </table:table-cell>
          <table:table-cell table:formula="of:=[.$D$2]-[.D56]" office:value-type="float" office:value="0.140000000000001" calcext:value-type="float">
            <text:p>0,140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395056" calcext:value-type="float">
            <text:p>431395056</text:p>
          </table:table-cell>
          <table:table-cell office:value-type="float" office:value="70.63" calcext:value-type="float">
            <text:p>70,63</text:p>
          </table:table-cell>
          <table:table-cell office:value-type="float" office:value="8.31" calcext:value-type="float">
            <text:p>8,31</text:p>
          </table:table-cell>
          <table:table-cell office:value-type="float" office:value="62.32" calcext:value-type="float">
            <text:p>62,32</text:p>
          </table:table-cell>
          <table:table-cell table:formula="of:=[.$D$2]-[.D57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443884" calcext:value-type="float">
            <text:p>431443884</text:p>
          </table:table-cell>
          <table:table-cell office:value-type="float" office:value="70.62" calcext:value-type="float">
            <text:p>70,62</text:p>
          </table:table-cell>
          <table:table-cell office:value-type="float" office:value="3.07" calcext:value-type="float">
            <text:p>3,07</text:p>
          </table:table-cell>
          <table:table-cell office:value-type="float" office:value="67.55" calcext:value-type="float">
            <text:p>67,55</text:p>
          </table:table-cell>
          <table:table-cell table:formula="of:=[.$D$2]-[.D58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492712" calcext:value-type="float">
            <text:p>431492712</text:p>
          </table:table-cell>
          <table:table-cell office:value-type="float" office:value="70.6" calcext:value-type="float">
            <text:p>70,6</text:p>
          </table:table-cell>
          <table:table-cell office:value-type="float" office:value="6.75" calcext:value-type="float">
            <text:p>6,75</text:p>
          </table:table-cell>
          <table:table-cell office:value-type="float" office:value="63.85" calcext:value-type="float">
            <text:p>63,85</text:p>
          </table:table-cell>
          <table:table-cell table:formula="of:=[.$D$2]-[.D59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541540" calcext:value-type="float">
            <text:p>431541540</text:p>
          </table:table-cell>
          <table:table-cell office:value-type="float" office:value="70.59" calcext:value-type="float">
            <text:p>70,59</text:p>
          </table:table-cell>
          <table:table-cell office:value-type="float" office:value="6.74" calcext:value-type="float">
            <text:p>6,74</text:p>
          </table:table-cell>
          <table:table-cell office:value-type="float" office:value="63.84" calcext:value-type="float">
            <text:p>63,84</text:p>
          </table:table-cell>
          <table:table-cell table:formula="of:=[.$D$2]-[.D60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590368" calcext:value-type="float">
            <text:p>431590368</text:p>
          </table:table-cell>
          <table:table-cell office:value-type="float" office:value="70.57" calcext:value-type="float">
            <text:p>70,57</text:p>
          </table:table-cell>
          <table:table-cell office:value-type="float" office:value="8.01" calcext:value-type="float">
            <text:p>8,01</text:p>
          </table:table-cell>
          <table:table-cell office:value-type="float" office:value="62.56" calcext:value-type="float">
            <text:p>62,56</text:p>
          </table:table-cell>
          <table:table-cell table:formula="of:=[.$D$2]-[.D61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639196" calcext:value-type="float">
            <text:p>431639196</text:p>
          </table:table-cell>
          <table:table-cell office:value-type="float" office:value="70.56" calcext:value-type="float">
            <text:p>70,56</text:p>
          </table:table-cell>
          <table:table-cell office:value-type="float" office:value="7.71" calcext:value-type="float">
            <text:p>7,71</text:p>
          </table:table-cell>
          <table:table-cell office:value-type="float" office:value="62.85" calcext:value-type="float">
            <text:p>62,85</text:p>
          </table:table-cell>
          <table:table-cell table:formula="of:=[.$D$2]-[.D62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688024" calcext:value-type="float">
            <text:p>431688024</text:p>
          </table:table-cell>
          <table:table-cell office:value-type="float" office:value="70.55" calcext:value-type="float">
            <text:p>70,55</text:p>
          </table:table-cell>
          <table:table-cell office:value-type="float" office:value="7.49" calcext:value-type="float">
            <text:p>7,49</text:p>
          </table:table-cell>
          <table:table-cell office:value-type="float" office:value="63.06" calcext:value-type="float">
            <text:p>63,06</text:p>
          </table:table-cell>
          <table:table-cell table:formula="of:=[.$D$2]-[.D63]" office:value-type="float" office:value="0.260000000000005" calcext:value-type="float">
            <text:p>0,26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736852" calcext:value-type="float">
            <text:p>431736852</text:p>
          </table:table-cell>
          <table:table-cell office:value-type="float" office:value="70.6" calcext:value-type="float">
            <text:p>70,6</text:p>
          </table:table-cell>
          <table:table-cell office:value-type="float" office:value="7.46" calcext:value-type="float">
            <text:p>7,46</text:p>
          </table:table-cell>
          <table:table-cell office:value-type="float" office:value="63.15" calcext:value-type="float">
            <text:p>63,15</text:p>
          </table:table-cell>
          <table:table-cell table:formula="of:=[.$D$2]-[.D64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785680" calcext:value-type="float">
            <text:p>431785680</text:p>
          </table:table-cell>
          <table:table-cell office:value-type="float" office:value="70.56" calcext:value-type="float">
            <text:p>70,56</text:p>
          </table:table-cell>
          <table:table-cell office:value-type="float" office:value="6.19" calcext:value-type="float">
            <text:p>6,19</text:p>
          </table:table-cell>
          <table:table-cell office:value-type="float" office:value="64.37" calcext:value-type="float">
            <text:p>64,37</text:p>
          </table:table-cell>
          <table:table-cell table:formula="of:=[.$D$2]-[.D65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834508" calcext:value-type="float">
            <text:p>431834508</text:p>
          </table:table-cell>
          <table:table-cell office:value-type="float" office:value="70.56" calcext:value-type="float">
            <text:p>70,56</text:p>
          </table:table-cell>
          <table:table-cell office:value-type="float" office:value="5.43" calcext:value-type="float">
            <text:p>5,43</text:p>
          </table:table-cell>
          <table:table-cell office:value-type="float" office:value="65.13" calcext:value-type="float">
            <text:p>65,13</text:p>
          </table:table-cell>
          <table:table-cell table:formula="of:=[.$D$2]-[.D66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883336" calcext:value-type="float">
            <text:p>431883336</text:p>
          </table:table-cell>
          <table:table-cell office:value-type="float" office:value="70.58" calcext:value-type="float">
            <text:p>70,58</text:p>
          </table:table-cell>
          <table:table-cell office:value-type="float" office:value="4.18" calcext:value-type="float">
            <text:p>4,18</text:p>
          </table:table-cell>
          <table:table-cell office:value-type="float" office:value="66.4" calcext:value-type="float">
            <text:p>66,4</text:p>
          </table:table-cell>
          <table:table-cell table:formula="of:=[.$D$2]-[.D67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932164" calcext:value-type="float">
            <text:p>431932164</text:p>
          </table:table-cell>
          <table:table-cell office:value-type="float" office:value="70.61" calcext:value-type="float">
            <text:p>70,61</text:p>
          </table:table-cell>
          <table:table-cell office:value-type="float" office:value="4.84" calcext:value-type="float">
            <text:p>4,84</text:p>
          </table:table-cell>
          <table:table-cell office:value-type="float" office:value="65.77" calcext:value-type="float">
            <text:p>65,77</text:p>
          </table:table-cell>
          <table:table-cell table:formula="of:=[.$D$2]-[.D68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980992" calcext:value-type="float">
            <text:p>431980992</text:p>
          </table:table-cell>
          <table:table-cell office:value-type="float" office:value="70.62" calcext:value-type="float">
            <text:p>70,62</text:p>
          </table:table-cell>
          <table:table-cell office:value-type="float" office:value="3.06" calcext:value-type="float">
            <text:p>3,06</text:p>
          </table:table-cell>
          <table:table-cell office:value-type="float" office:value="67.57" calcext:value-type="float">
            <text:p>67,57</text:p>
          </table:table-cell>
          <table:table-cell table:formula="of:=[.$D$2]-[.D69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029820" calcext:value-type="float">
            <text:p>432029820</text:p>
          </table:table-cell>
          <table:table-cell office:value-type="float" office:value="70.64" calcext:value-type="float">
            <text:p>70,64</text:p>
          </table:table-cell>
          <table:table-cell office:value-type="float" office:value="4.11" calcext:value-type="float">
            <text:p>4,11</text:p>
          </table:table-cell>
          <table:table-cell office:value-type="float" office:value="66.53" calcext:value-type="float">
            <text:p>66,53</text:p>
          </table:table-cell>
          <table:table-cell table:formula="of:=[.$D$2]-[.D70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078648" calcext:value-type="float">
            <text:p>432078648</text:p>
          </table:table-cell>
          <table:table-cell office:value-type="float" office:value="70.67" calcext:value-type="float">
            <text:p>70,67</text:p>
          </table:table-cell>
          <table:table-cell office:value-type="float" office:value="6.57" calcext:value-type="float">
            <text:p>6,57</text:p>
          </table:table-cell>
          <table:table-cell office:value-type="float" office:value="64.1" calcext:value-type="float">
            <text:p>64,1</text:p>
          </table:table-cell>
          <table:table-cell table:formula="of:=[.$D$2]-[.D71]" office:value-type="float" office:value="0.140000000000001" calcext:value-type="float">
            <text:p>0,140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127476" calcext:value-type="float">
            <text:p>432127476</text:p>
          </table:table-cell>
          <table:table-cell office:value-type="float" office:value="70.68" calcext:value-type="float">
            <text:p>70,68</text:p>
          </table:table-cell>
          <table:table-cell office:value-type="float" office:value="5.59" calcext:value-type="float">
            <text:p>5,59</text:p>
          </table:table-cell>
          <table:table-cell office:value-type="float" office:value="65.1" calcext:value-type="float">
            <text:p>65,1</text:p>
          </table:table-cell>
          <table:table-cell table:formula="of:=[.$D$2]-[.D72]" office:value-type="float" office:value="0.129999999999995" calcext:value-type="float">
            <text:p>0,1299999999999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176304" calcext:value-type="float">
            <text:p>432176304</text:p>
          </table:table-cell>
          <table:table-cell office:value-type="float" office:value="70.68" calcext:value-type="float">
            <text:p>70,68</text:p>
          </table:table-cell>
          <table:table-cell office:value-type="float" office:value="6.11" calcext:value-type="float">
            <text:p>6,11</text:p>
          </table:table-cell>
          <table:table-cell office:value-type="float" office:value="64.57" calcext:value-type="float">
            <text:p>64,57</text:p>
          </table:table-cell>
          <table:table-cell table:formula="of:=[.$D$2]-[.D73]" office:value-type="float" office:value="0.129999999999995" calcext:value-type="float">
            <text:p>0,1299999999999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225132" calcext:value-type="float">
            <text:p>432225132</text:p>
          </table:table-cell>
          <table:table-cell office:value-type="float" office:value="70.67" calcext:value-type="float">
            <text:p>70,67</text:p>
          </table:table-cell>
          <table:table-cell office:value-type="float" office:value="7.46" calcext:value-type="float">
            <text:p>7,46</text:p>
          </table:table-cell>
          <table:table-cell office:value-type="float" office:value="63.21" calcext:value-type="float">
            <text:p>63,21</text:p>
          </table:table-cell>
          <table:table-cell table:formula="of:=[.$D$2]-[.D74]" office:value-type="float" office:value="0.140000000000001" calcext:value-type="float">
            <text:p>0,140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273960" calcext:value-type="float">
            <text:p>432273960</text:p>
          </table:table-cell>
          <table:table-cell office:value-type="float" office:value="70.68" calcext:value-type="float">
            <text:p>70,68</text:p>
          </table:table-cell>
          <table:table-cell office:value-type="float" office:value="7.88" calcext:value-type="float">
            <text:p>7,88</text:p>
          </table:table-cell>
          <table:table-cell office:value-type="float" office:value="62.8" calcext:value-type="float">
            <text:p>62,8</text:p>
          </table:table-cell>
          <table:table-cell table:formula="of:=[.$D$2]-[.D75]" office:value-type="float" office:value="0.129999999999995" calcext:value-type="float">
            <text:p>0,1299999999999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322788" calcext:value-type="float">
            <text:p>432322788</text:p>
          </table:table-cell>
          <table:table-cell office:value-type="float" office:value="70.68" calcext:value-type="float">
            <text:p>70,68</text:p>
          </table:table-cell>
          <table:table-cell office:value-type="float" office:value="9.98" calcext:value-type="float">
            <text:p>9,98</text:p>
          </table:table-cell>
          <table:table-cell office:value-type="float" office:value="60.7" calcext:value-type="float">
            <text:p>60,7</text:p>
          </table:table-cell>
          <table:table-cell table:formula="of:=[.$D$2]-[.D76]" office:value-type="float" office:value="0.129999999999995" calcext:value-type="float">
            <text:p>0,1299999999999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371616" calcext:value-type="float">
            <text:p>432371616</text:p>
          </table:table-cell>
          <table:table-cell office:value-type="float" office:value="70.67" calcext:value-type="float">
            <text:p>70,67</text:p>
          </table:table-cell>
          <table:table-cell office:value-type="float" office:value="10.35" calcext:value-type="float">
            <text:p>10,35</text:p>
          </table:table-cell>
          <table:table-cell office:value-type="float" office:value="60.33" calcext:value-type="float">
            <text:p>60,33</text:p>
          </table:table-cell>
          <table:table-cell table:formula="of:=[.$D$2]-[.D77]" office:value-type="float" office:value="0.140000000000001" calcext:value-type="float">
            <text:p>0,140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420444" calcext:value-type="float">
            <text:p>432420444</text:p>
          </table:table-cell>
          <table:table-cell office:value-type="float" office:value="70.68" calcext:value-type="float">
            <text:p>70,68</text:p>
          </table:table-cell>
          <table:table-cell office:value-type="float" office:value="8.7" calcext:value-type="float">
            <text:p>8,7</text:p>
          </table:table-cell>
          <table:table-cell office:value-type="float" office:value="61.98" calcext:value-type="float">
            <text:p>61,98</text:p>
          </table:table-cell>
          <table:table-cell table:formula="of:=[.$D$2]-[.D78]" office:value-type="float" office:value="0.129999999999995" calcext:value-type="float">
            <text:p>0,1299999999999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469272" calcext:value-type="float">
            <text:p>432469272</text:p>
          </table:table-cell>
          <table:table-cell office:value-type="float" office:value="70.69" calcext:value-type="float">
            <text:p>70,69</text:p>
          </table:table-cell>
          <table:table-cell office:value-type="float" office:value="7.95" calcext:value-type="float">
            <text:p>7,95</text:p>
          </table:table-cell>
          <table:table-cell office:value-type="float" office:value="62.74" calcext:value-type="float">
            <text:p>62,74</text:p>
          </table:table-cell>
          <table:table-cell table:formula="of:=[.$D$2]-[.D79]" office:value-type="float" office:value="0.120000000000005" calcext:value-type="float">
            <text:p>0,12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518100" calcext:value-type="float">
            <text:p>432518100</text:p>
          </table:table-cell>
          <table:table-cell office:value-type="float" office:value="70.69" calcext:value-type="float">
            <text:p>70,69</text:p>
          </table:table-cell>
          <table:table-cell office:value-type="float" office:value="0" calcext:value-type="float">
            <text:p>0</text:p>
          </table:table-cell>
          <table:table-cell office:value-type="float" office:value="70.69" calcext:value-type="float">
            <text:p>70,69</text:p>
          </table:table-cell>
          <table:table-cell table:formula="of:=[.$D$2]-[.D80]" office:value-type="float" office:value="0.120000000000005" calcext:value-type="float">
            <text:p>0,12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566928" calcext:value-type="float">
            <text:p>432566928</text:p>
          </table:table-cell>
          <table:table-cell office:value-type="float" office:value="70.57" calcext:value-type="float">
            <text:p>70,57</text:p>
          </table:table-cell>
          <table:table-cell office:value-type="float" office:value="4.8" calcext:value-type="float">
            <text:p>4,8</text:p>
          </table:table-cell>
          <table:table-cell office:value-type="float" office:value="65.76" calcext:value-type="float">
            <text:p>65,76</text:p>
          </table:table-cell>
          <table:table-cell table:formula="of:=[.$D$2]-[.D81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615756" calcext:value-type="float">
            <text:p>432615756</text:p>
          </table:table-cell>
          <table:table-cell office:value-type="float" office:value="70.66" calcext:value-type="float">
            <text:p>70,66</text:p>
          </table:table-cell>
          <table:table-cell office:value-type="float" office:value="0" calcext:value-type="float">
            <text:p>0</text:p>
          </table:table-cell>
          <table:table-cell office:value-type="float" office:value="70.66" calcext:value-type="float">
            <text:p>70,66</text:p>
          </table:table-cell>
          <table:table-cell table:formula="of:=[.$D$2]-[.D82]" office:value-type="float" office:value="0.150000000000006" calcext:value-type="float">
            <text:p>0,1500000000000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664584" calcext:value-type="float">
            <text:p>432664584</text:p>
          </table:table-cell>
          <table:table-cell office:value-type="float" office:value="70.65" calcext:value-type="float">
            <text:p>70,65</text:p>
          </table:table-cell>
          <table:table-cell office:value-type="float" office:value="0.05" calcext:value-type="float">
            <text:p>0,05</text:p>
          </table:table-cell>
          <table:table-cell office:value-type="float" office:value="70.6" calcext:value-type="float">
            <text:p>70,6</text:p>
          </table:table-cell>
          <table:table-cell table:formula="of:=[.$D$2]-[.D83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713412" calcext:value-type="float">
            <text:p>432713412</text:p>
          </table:table-cell>
          <table:table-cell office:value-type="float" office:value="70.64" calcext:value-type="float">
            <text:p>70,64</text:p>
          </table:table-cell>
          <table:table-cell office:value-type="float" office:value="3.07" calcext:value-type="float">
            <text:p>3,07</text:p>
          </table:table-cell>
          <table:table-cell office:value-type="float" office:value="67.57" calcext:value-type="float">
            <text:p>67,57</text:p>
          </table:table-cell>
          <table:table-cell table:formula="of:=[.$D$2]-[.D84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762240" calcext:value-type="float">
            <text:p>432762240</text:p>
          </table:table-cell>
          <table:table-cell office:value-type="float" office:value="70.63" calcext:value-type="float">
            <text:p>70,63</text:p>
          </table:table-cell>
          <table:table-cell office:value-type="float" office:value="3.86" calcext:value-type="float">
            <text:p>3,86</text:p>
          </table:table-cell>
          <table:table-cell office:value-type="float" office:value="66.77" calcext:value-type="float">
            <text:p>66,77</text:p>
          </table:table-cell>
          <table:table-cell table:formula="of:=[.$D$2]-[.D85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811068" calcext:value-type="float">
            <text:p>432811068</text:p>
          </table:table-cell>
          <table:table-cell office:value-type="float" office:value="70.64" calcext:value-type="float">
            <text:p>70,64</text:p>
          </table:table-cell>
          <table:table-cell office:value-type="float" office:value="0" calcext:value-type="float">
            <text:p>0</text:p>
          </table:table-cell>
          <table:table-cell office:value-type="float" office:value="70.64" calcext:value-type="float">
            <text:p>70,64</text:p>
          </table:table-cell>
          <table:table-cell table:formula="of:=[.$D$2]-[.D86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859896" calcext:value-type="float">
            <text:p>432859896</text:p>
          </table:table-cell>
          <table:table-cell office:value-type="float" office:value="70.62" calcext:value-type="float">
            <text:p>70,62</text:p>
          </table:table-cell>
          <table:table-cell office:value-type="float" office:value="0" calcext:value-type="float">
            <text:p>0</text:p>
          </table:table-cell>
          <table:table-cell office:value-type="float" office:value="70.62" calcext:value-type="float">
            <text:p>70,62</text:p>
          </table:table-cell>
          <table:table-cell table:formula="of:=[.$D$2]-[.D87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908724" calcext:value-type="float">
            <text:p>432908724</text:p>
          </table:table-cell>
          <table:table-cell office:value-type="float" office:value="70.61" calcext:value-type="float">
            <text:p>70,61</text:p>
          </table:table-cell>
          <table:table-cell office:value-type="float" office:value="2.54" calcext:value-type="float">
            <text:p>2,54</text:p>
          </table:table-cell>
          <table:table-cell office:value-type="float" office:value="68.07" calcext:value-type="float">
            <text:p>68,07</text:p>
          </table:table-cell>
          <table:table-cell table:formula="of:=[.$D$2]-[.D88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957552" calcext:value-type="float">
            <text:p>432957552</text:p>
          </table:table-cell>
          <table:table-cell office:value-type="float" office:value="70.6" calcext:value-type="float">
            <text:p>70,6</text:p>
          </table:table-cell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,6</text:p>
          </table:table-cell>
          <table:table-cell table:formula="of:=[.$D$2]-[.D89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006380" calcext:value-type="float">
            <text:p>433006380</text:p>
          </table:table-cell>
          <table:table-cell office:value-type="float" office:value="70.59" calcext:value-type="float">
            <text:p>70,5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,59</text:p>
          </table:table-cell>
          <table:table-cell table:formula="of:=[.$D$2]-[.D90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055208" calcext:value-type="float">
            <text:p>433055208</text:p>
          </table:table-cell>
          <table:table-cell office:value-type="float" office:value="70.61" calcext:value-type="float">
            <text:p>70,61</text:p>
          </table:table-cell>
          <table:table-cell office:value-type="float" office:value="0.47" calcext:value-type="float">
            <text:p>0,47</text:p>
          </table:table-cell>
          <table:table-cell office:value-type="float" office:value="70.14" calcext:value-type="float">
            <text:p>70,14</text:p>
          </table:table-cell>
          <table:table-cell table:formula="of:=[.$D$2]-[.D91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104036" calcext:value-type="float">
            <text:p>433104036</text:p>
          </table:table-cell>
          <table:table-cell office:value-type="float" office:value="70.62" calcext:value-type="float">
            <text:p>70,62</text:p>
          </table:table-cell>
          <table:table-cell office:value-type="float" office:value="1.43" calcext:value-type="float">
            <text:p>1,43</text:p>
          </table:table-cell>
          <table:table-cell office:value-type="float" office:value="69.19" calcext:value-type="float">
            <text:p>69,19</text:p>
          </table:table-cell>
          <table:table-cell table:formula="of:=[.$D$2]-[.D92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152864" calcext:value-type="float">
            <text:p>433152864</text:p>
          </table:table-cell>
          <table:table-cell office:value-type="float" office:value="70.61" calcext:value-type="float">
            <text:p>70,61</text:p>
          </table:table-cell>
          <table:table-cell office:value-type="float" office:value="1.27" calcext:value-type="float">
            <text:p>1,27</text:p>
          </table:table-cell>
          <table:table-cell office:value-type="float" office:value="69.34" calcext:value-type="float">
            <text:p>69,34</text:p>
          </table:table-cell>
          <table:table-cell table:formula="of:=[.$D$2]-[.D93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201692" calcext:value-type="float">
            <text:p>433201692</text:p>
          </table:table-cell>
          <table:table-cell office:value-type="float" office:value="70.61" calcext:value-type="float">
            <text:p>70,61</text:p>
          </table:table-cell>
          <table:table-cell office:value-type="float" office:value="1.05" calcext:value-type="float">
            <text:p>1,05</text:p>
          </table:table-cell>
          <table:table-cell office:value-type="float" office:value="69.56" calcext:value-type="float">
            <text:p>69,56</text:p>
          </table:table-cell>
          <table:table-cell table:formula="of:=[.$D$2]-[.D94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250520" calcext:value-type="float">
            <text:p>433250520</text:p>
          </table:table-cell>
          <table:table-cell office:value-type="float" office:value="70.61" calcext:value-type="float">
            <text:p>70,61</text:p>
          </table:table-cell>
          <table:table-cell office:value-type="float" office:value="0.31" calcext:value-type="float">
            <text:p>0,31</text:p>
          </table:table-cell>
          <table:table-cell office:value-type="float" office:value="70.29" calcext:value-type="float">
            <text:p>70,29</text:p>
          </table:table-cell>
          <table:table-cell table:formula="of:=[.$D$2]-[.D95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299348" calcext:value-type="float">
            <text:p>433299348</text:p>
          </table:table-cell>
          <table:table-cell office:value-type="float" office:value="70.61" calcext:value-type="float">
            <text:p>70,61</text:p>
          </table:table-cell>
          <table:table-cell office:value-type="float" office:value="0" calcext:value-type="float">
            <text:p>0</text:p>
          </table:table-cell>
          <table:table-cell office:value-type="float" office:value="70.61" calcext:value-type="float">
            <text:p>70,61</text:p>
          </table:table-cell>
          <table:table-cell table:formula="of:=[.$D$2]-[.D96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348176" calcext:value-type="float">
            <text:p>433348176</text:p>
          </table:table-cell>
          <table:table-cell office:value-type="float" office:value="70.62" calcext:value-type="float">
            <text:p>70,62</text:p>
          </table:table-cell>
          <table:table-cell office:value-type="float" office:value="2.75" calcext:value-type="float">
            <text:p>2,75</text:p>
          </table:table-cell>
          <table:table-cell office:value-type="float" office:value="67.88" calcext:value-type="float">
            <text:p>67,88</text:p>
          </table:table-cell>
          <table:table-cell table:formula="of:=[.$D$2]-[.D97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397004" calcext:value-type="float">
            <text:p>433397004</text:p>
          </table:table-cell>
          <table:table-cell office:value-type="float" office:value="70.63" calcext:value-type="float">
            <text:p>70,63</text:p>
          </table:table-cell>
          <table:table-cell office:value-type="float" office:value="0" calcext:value-type="float">
            <text:p>0</text:p>
          </table:table-cell>
          <table:table-cell office:value-type="float" office:value="70.63" calcext:value-type="float">
            <text:p>70,63</text:p>
          </table:table-cell>
          <table:table-cell table:formula="of:=[.$D$2]-[.D98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445832" calcext:value-type="float">
            <text:p>433445832</text:p>
          </table:table-cell>
          <table:table-cell office:value-type="float" office:value="70.63" calcext:value-type="float">
            <text:p>70,63</text:p>
          </table:table-cell>
          <table:table-cell office:value-type="float" office:value="1.65" calcext:value-type="float">
            <text:p>1,65</text:p>
          </table:table-cell>
          <table:table-cell office:value-type="float" office:value="68.98" calcext:value-type="float">
            <text:p>68,98</text:p>
          </table:table-cell>
          <table:table-cell table:formula="of:=[.$D$2]-[.D99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494660" calcext:value-type="float">
            <text:p>433494660</text:p>
          </table:table-cell>
          <table:table-cell office:value-type="float" office:value="70.61" calcext:value-type="float">
            <text:p>70,61</text:p>
          </table:table-cell>
          <table:table-cell office:value-type="float" office:value="0" calcext:value-type="float">
            <text:p>0</text:p>
          </table:table-cell>
          <table:table-cell office:value-type="float" office:value="70.61" calcext:value-type="float">
            <text:p>70,61</text:p>
          </table:table-cell>
          <table:table-cell table:formula="of:=[.$D$2]-[.D100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543488" calcext:value-type="float">
            <text:p>433543488</text:p>
          </table:table-cell>
          <table:table-cell office:value-type="float" office:value="70.61" calcext:value-type="float">
            <text:p>70,61</text:p>
          </table:table-cell>
          <table:table-cell office:value-type="float" office:value="1.25" calcext:value-type="float">
            <text:p>1,25</text:p>
          </table:table-cell>
          <table:table-cell office:value-type="float" office:value="69.36" calcext:value-type="float">
            <text:p>69,36</text:p>
          </table:table-cell>
          <table:table-cell table:formula="of:=[.$D$2]-[.D101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592316" calcext:value-type="float">
            <text:p>433592316</text:p>
          </table:table-cell>
          <table:table-cell office:value-type="float" office:value="70.61" calcext:value-type="float">
            <text:p>70,61</text:p>
          </table:table-cell>
          <table:table-cell office:value-type="float" office:value="2.97" calcext:value-type="float">
            <text:p>2,97</text:p>
          </table:table-cell>
          <table:table-cell office:value-type="float" office:value="67.64" calcext:value-type="float">
            <text:p>67,64</text:p>
          </table:table-cell>
          <table:table-cell table:formula="of:=[.$D$2]-[.D102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641144" calcext:value-type="float">
            <text:p>433641144</text:p>
          </table:table-cell>
          <table:table-cell office:value-type="float" office:value="70.6" calcext:value-type="float">
            <text:p>70,6</text:p>
          </table:table-cell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,6</text:p>
          </table:table-cell>
          <table:table-cell table:formula="of:=[.$D$2]-[.D103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689972" calcext:value-type="float">
            <text:p>433689972</text:p>
          </table:table-cell>
          <table:table-cell office:value-type="float" office:value="70.6" calcext:value-type="float">
            <text:p>70,6</text:p>
          </table:table-cell>
          <table:table-cell office:value-type="float" office:value="4.47" calcext:value-type="float">
            <text:p>4,47</text:p>
          </table:table-cell>
          <table:table-cell office:value-type="float" office:value="66.13" calcext:value-type="float">
            <text:p>66,13</text:p>
          </table:table-cell>
          <table:table-cell table:formula="of:=[.$D$2]-[.D104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738800" calcext:value-type="float">
            <text:p>433738800</text:p>
          </table:table-cell>
          <table:table-cell office:value-type="float" office:value="70.6" calcext:value-type="float">
            <text:p>70,6</text:p>
          </table:table-cell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,6</text:p>
          </table:table-cell>
          <table:table-cell table:formula="of:=[.$D$2]-[.D105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787628" calcext:value-type="float">
            <text:p>433787628</text:p>
          </table:table-cell>
          <table:table-cell office:value-type="float" office:value="70.6" calcext:value-type="float">
            <text:p>70,6</text:p>
          </table:table-cell>
          <table:table-cell office:value-type="float" office:value="4.27" calcext:value-type="float">
            <text:p>4,27</text:p>
          </table:table-cell>
          <table:table-cell office:value-type="float" office:value="66.33" calcext:value-type="float">
            <text:p>66,33</text:p>
          </table:table-cell>
          <table:table-cell table:formula="of:=[.$D$2]-[.D106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836456" calcext:value-type="float">
            <text:p>433836456</text:p>
          </table:table-cell>
          <table:table-cell office:value-type="float" office:value="70.6" calcext:value-type="float">
            <text:p>70,6</text:p>
          </table:table-cell>
          <table:table-cell office:value-type="float" office:value="2.39" calcext:value-type="float">
            <text:p>2,39</text:p>
          </table:table-cell>
          <table:table-cell office:value-type="float" office:value="68.2" calcext:value-type="float">
            <text:p>68,2</text:p>
          </table:table-cell>
          <table:table-cell table:formula="of:=[.$D$2]-[.D107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885284" calcext:value-type="float">
            <text:p>433885284</text:p>
          </table:table-cell>
          <table:table-cell office:value-type="float" office:value="70.59" calcext:value-type="float">
            <text:p>70,59</text:p>
          </table:table-cell>
          <table:table-cell office:value-type="float" office:value="1.43" calcext:value-type="float">
            <text:p>1,43</text:p>
          </table:table-cell>
          <table:table-cell office:value-type="float" office:value="69.16" calcext:value-type="float">
            <text:p>69,16</text:p>
          </table:table-cell>
          <table:table-cell table:formula="of:=[.$D$2]-[.D108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934112" calcext:value-type="float">
            <text:p>433934112</text:p>
          </table:table-cell>
          <table:table-cell office:value-type="float" office:value="70.62" calcext:value-type="float">
            <text:p>70,62</text:p>
          </table:table-cell>
          <table:table-cell office:value-type="float" office:value="1.14" calcext:value-type="float">
            <text:p>1,14</text:p>
          </table:table-cell>
          <table:table-cell office:value-type="float" office:value="69.48" calcext:value-type="float">
            <text:p>69,48</text:p>
          </table:table-cell>
          <table:table-cell table:formula="of:=[.$D$2]-[.D109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982940" calcext:value-type="float">
            <text:p>433982940</text:p>
          </table:table-cell>
          <table:table-cell office:value-type="float" office:value="70.63" calcext:value-type="float">
            <text:p>70,63</text:p>
          </table:table-cell>
          <table:table-cell office:value-type="float" office:value="0.99" calcext:value-type="float">
            <text:p>0,99</text:p>
          </table:table-cell>
          <table:table-cell office:value-type="float" office:value="69.64" calcext:value-type="float">
            <text:p>69,64</text:p>
          </table:table-cell>
          <table:table-cell table:formula="of:=[.$D$2]-[.D110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031768" calcext:value-type="float">
            <text:p>434031768</text:p>
          </table:table-cell>
          <table:table-cell office:value-type="float" office:value="70.62" calcext:value-type="float">
            <text:p>70,62</text:p>
          </table:table-cell>
          <table:table-cell office:value-type="float" office:value="4.19" calcext:value-type="float">
            <text:p>4,19</text:p>
          </table:table-cell>
          <table:table-cell office:value-type="float" office:value="66.43" calcext:value-type="float">
            <text:p>66,43</text:p>
          </table:table-cell>
          <table:table-cell table:formula="of:=[.$D$2]-[.D111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080596" calcext:value-type="float">
            <text:p>434080596</text:p>
          </table:table-cell>
          <table:table-cell office:value-type="float" office:value="70.61" calcext:value-type="float">
            <text:p>70,61</text:p>
          </table:table-cell>
          <table:table-cell office:value-type="float" office:value="1.05" calcext:value-type="float">
            <text:p>1,05</text:p>
          </table:table-cell>
          <table:table-cell office:value-type="float" office:value="69.57" calcext:value-type="float">
            <text:p>69,57</text:p>
          </table:table-cell>
          <table:table-cell table:formula="of:=[.$D$2]-[.D112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129424" calcext:value-type="float">
            <text:p>434129424</text:p>
          </table:table-cell>
          <table:table-cell office:value-type="float" office:value="70.6" calcext:value-type="float">
            <text:p>70,6</text:p>
          </table:table-cell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,6</text:p>
          </table:table-cell>
          <table:table-cell table:formula="of:=[.$D$2]-[.D113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178252" calcext:value-type="float">
            <text:p>434178252</text:p>
          </table:table-cell>
          <table:table-cell office:value-type="float" office:value="70.6" calcext:value-type="float">
            <text:p>70,6</text:p>
          </table:table-cell>
          <table:table-cell office:value-type="float" office:value="2.43" calcext:value-type="float">
            <text:p>2,43</text:p>
          </table:table-cell>
          <table:table-cell office:value-type="float" office:value="68.17" calcext:value-type="float">
            <text:p>68,17</text:p>
          </table:table-cell>
          <table:table-cell table:formula="of:=[.$D$2]-[.D114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227080" calcext:value-type="float">
            <text:p>434227080</text:p>
          </table:table-cell>
          <table:table-cell office:value-type="float" office:value="70.63" calcext:value-type="float">
            <text:p>70,63</text:p>
          </table:table-cell>
          <table:table-cell office:value-type="float" office:value="0.39" calcext:value-type="float">
            <text:p>0,39</text:p>
          </table:table-cell>
          <table:table-cell office:value-type="float" office:value="70.23" calcext:value-type="float">
            <text:p>70,23</text:p>
          </table:table-cell>
          <table:table-cell table:formula="of:=[.$D$2]-[.D115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275908" calcext:value-type="float">
            <text:p>434275908</text:p>
          </table:table-cell>
          <table:table-cell office:value-type="float" office:value="70.61" calcext:value-type="float">
            <text:p>70,61</text:p>
          </table:table-cell>
          <table:table-cell office:value-type="float" office:value="2.75" calcext:value-type="float">
            <text:p>2,75</text:p>
          </table:table-cell>
          <table:table-cell office:value-type="float" office:value="67.87" calcext:value-type="float">
            <text:p>67,87</text:p>
          </table:table-cell>
          <table:table-cell table:formula="of:=[.$D$2]-[.D116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324736" calcext:value-type="float">
            <text:p>434324736</text:p>
          </table:table-cell>
          <table:table-cell office:value-type="float" office:value="70.59" calcext:value-type="float">
            <text:p>70,59</text:p>
          </table:table-cell>
          <table:table-cell office:value-type="float" office:value="2.18" calcext:value-type="float">
            <text:p>2,18</text:p>
          </table:table-cell>
          <table:table-cell office:value-type="float" office:value="68.41" calcext:value-type="float">
            <text:p>68,41</text:p>
          </table:table-cell>
          <table:table-cell table:formula="of:=[.$D$2]-[.D117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373564" calcext:value-type="float">
            <text:p>434373564</text:p>
          </table:table-cell>
          <table:table-cell office:value-type="float" office:value="70.57" calcext:value-type="float">
            <text:p>70,57</text:p>
          </table:table-cell>
          <table:table-cell office:value-type="float" office:value="1.07" calcext:value-type="float">
            <text:p>1,07</text:p>
          </table:table-cell>
          <table:table-cell office:value-type="float" office:value="69.5" calcext:value-type="float">
            <text:p>69,5</text:p>
          </table:table-cell>
          <table:table-cell table:formula="of:=[.$D$2]-[.D118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422392" calcext:value-type="float">
            <text:p>434422392</text:p>
          </table:table-cell>
          <table:table-cell office:value-type="float" office:value="70.54" calcext:value-type="float">
            <text:p>70,54</text:p>
          </table:table-cell>
          <table:table-cell office:value-type="float" office:value="0.44" calcext:value-type="float">
            <text:p>0,44</text:p>
          </table:table-cell>
          <table:table-cell office:value-type="float" office:value="70.1" calcext:value-type="float">
            <text:p>70,1</text:p>
          </table:table-cell>
          <table:table-cell table:formula="of:=[.$D$2]-[.D119]" office:value-type="float" office:value="0.269999999999996" calcext:value-type="float">
            <text:p>0,2699999999999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471220" calcext:value-type="float">
            <text:p>434471220</text:p>
          </table:table-cell>
          <table:table-cell office:value-type="float" office:value="70.56" calcext:value-type="float">
            <text:p>70,56</text:p>
          </table:table-cell>
          <table:table-cell office:value-type="float" office:value="0" calcext:value-type="float">
            <text:p>0</text:p>
          </table:table-cell>
          <table:table-cell office:value-type="float" office:value="70.56" calcext:value-type="float">
            <text:p>70,56</text:p>
          </table:table-cell>
          <table:table-cell table:formula="of:=[.$D$2]-[.D120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434520048" calcext:value-type="float">
            <text:p>434520048</text:p>
          </table:table-cell>
          <table:table-cell office:value-type="float" office:value="70.58" calcext:value-type="float">
            <text:p>70,58</text:p>
          </table:table-cell>
          <table:table-cell office:value-type="float" office:value="0.98" calcext:value-type="float">
            <text:p>0,98</text:p>
          </table:table-cell>
          <table:table-cell office:value-type="float" office:value="69.6" calcext:value-type="float">
            <text:p>69,6</text:p>
          </table:table-cell>
          <table:table-cell table:formula="of:=[.$D$2]-[.D121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568876" calcext:value-type="float">
            <text:p>434568876</text:p>
          </table:table-cell>
          <table:table-cell office:value-type="float" office:value="70.6" calcext:value-type="float">
            <text:p>70,6</text:p>
          </table:table-cell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,6</text:p>
          </table:table-cell>
          <table:table-cell table:formula="of:=[.$D$2]-[.D122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617704" calcext:value-type="float">
            <text:p>434617704</text:p>
          </table:table-cell>
          <table:table-cell office:value-type="float" office:value="70.6" calcext:value-type="float">
            <text:p>70,6</text:p>
          </table:table-cell>
          <table:table-cell office:value-type="float" office:value="0.17" calcext:value-type="float">
            <text:p>0,17</text:p>
          </table:table-cell>
          <table:table-cell office:value-type="float" office:value="70.43" calcext:value-type="float">
            <text:p>70,43</text:p>
          </table:table-cell>
          <table:table-cell table:formula="of:=[.$D$2]-[.D123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666532" calcext:value-type="float">
            <text:p>434666532</text:p>
          </table:table-cell>
          <table:table-cell office:value-type="float" office:value="70.61" calcext:value-type="float">
            <text:p>70,61</text:p>
          </table:table-cell>
          <table:table-cell office:value-type="float" office:value="2.04" calcext:value-type="float">
            <text:p>2,04</text:p>
          </table:table-cell>
          <table:table-cell office:value-type="float" office:value="68.57" calcext:value-type="float">
            <text:p>68,57</text:p>
          </table:table-cell>
          <table:table-cell table:formula="of:=[.$D$2]-[.D124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715360" calcext:value-type="float">
            <text:p>434715360</text:p>
          </table:table-cell>
          <table:table-cell office:value-type="float" office:value="70.63" calcext:value-type="float">
            <text:p>70,63</text:p>
          </table:table-cell>
          <table:table-cell office:value-type="float" office:value="3.58" calcext:value-type="float">
            <text:p>3,58</text:p>
          </table:table-cell>
          <table:table-cell office:value-type="float" office:value="67.05" calcext:value-type="float">
            <text:p>67,05</text:p>
          </table:table-cell>
          <table:table-cell table:formula="of:=[.$D$2]-[.D125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764188" calcext:value-type="float">
            <text:p>434764188</text:p>
          </table:table-cell>
          <table:table-cell office:value-type="float" office:value="70.65" calcext:value-type="float">
            <text:p>70,65</text:p>
          </table:table-cell>
          <table:table-cell office:value-type="float" office:value="0" calcext:value-type="float">
            <text:p>0</text:p>
          </table:table-cell>
          <table:table-cell office:value-type="float" office:value="70.65" calcext:value-type="float">
            <text:p>70,65</text:p>
          </table:table-cell>
          <table:table-cell table:formula="of:=[.$D$2]-[.D126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813016" calcext:value-type="float">
            <text:p>434813016</text:p>
          </table:table-cell>
          <table:table-cell office:value-type="float" office:value="70.65" calcext:value-type="float">
            <text:p>70,65</text:p>
          </table:table-cell>
          <table:table-cell office:value-type="float" office:value="0" calcext:value-type="float">
            <text:p>0</text:p>
          </table:table-cell>
          <table:table-cell office:value-type="float" office:value="70.65" calcext:value-type="float">
            <text:p>70,65</text:p>
          </table:table-cell>
          <table:table-cell table:formula="of:=[.$D$2]-[.D127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861844" calcext:value-type="float">
            <text:p>434861844</text:p>
          </table:table-cell>
          <table:table-cell office:value-type="float" office:value="70.63" calcext:value-type="float">
            <text:p>70,63</text:p>
          </table:table-cell>
          <table:table-cell office:value-type="float" office:value="1.62" calcext:value-type="float">
            <text:p>1,62</text:p>
          </table:table-cell>
          <table:table-cell office:value-type="float" office:value="69.01" calcext:value-type="float">
            <text:p>69,01</text:p>
          </table:table-cell>
          <table:table-cell table:formula="of:=[.$D$2]-[.D128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910672" calcext:value-type="float">
            <text:p>434910672</text:p>
          </table:table-cell>
          <table:table-cell office:value-type="float" office:value="70.6" calcext:value-type="float">
            <text:p>70,6</text:p>
          </table:table-cell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,6</text:p>
          </table:table-cell>
          <table:table-cell table:formula="of:=[.$D$2]-[.D129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959500" calcext:value-type="float">
            <text:p>434959500</text:p>
          </table:table-cell>
          <table:table-cell office:value-type="float" office:value="70.58" calcext:value-type="float">
            <text:p>70,58</text:p>
          </table:table-cell>
          <table:table-cell office:value-type="float" office:value="0.26" calcext:value-type="float">
            <text:p>0,26</text:p>
          </table:table-cell>
          <table:table-cell office:value-type="float" office:value="70.32" calcext:value-type="float">
            <text:p>70,32</text:p>
          </table:table-cell>
          <table:table-cell table:formula="of:=[.$D$2]-[.D130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008328" calcext:value-type="float">
            <text:p>435008328</text:p>
          </table:table-cell>
          <table:table-cell office:value-type="float" office:value="70.6" calcext:value-type="float">
            <text:p>70,6</text:p>
          </table:table-cell>
          <table:table-cell office:value-type="float" office:value="3.7" calcext:value-type="float">
            <text:p>3,7</text:p>
          </table:table-cell>
          <table:table-cell office:value-type="float" office:value="66.9" calcext:value-type="float">
            <text:p>66,9</text:p>
          </table:table-cell>
          <table:table-cell table:formula="of:=[.$D$2]-[.D131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057156" calcext:value-type="float">
            <text:p>435057156</text:p>
          </table:table-cell>
          <table:table-cell office:value-type="float" office:value="70.63" calcext:value-type="float">
            <text:p>70,63</text:p>
          </table:table-cell>
          <table:table-cell office:value-type="float" office:value="2.7" calcext:value-type="float">
            <text:p>2,7</text:p>
          </table:table-cell>
          <table:table-cell office:value-type="float" office:value="67.93" calcext:value-type="float">
            <text:p>67,93</text:p>
          </table:table-cell>
          <table:table-cell table:formula="of:=[.$D$2]-[.D132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105984" calcext:value-type="float">
            <text:p>435105984</text:p>
          </table:table-cell>
          <table:table-cell office:value-type="float" office:value="70.64" calcext:value-type="float">
            <text:p>70,64</text:p>
          </table:table-cell>
          <table:table-cell office:value-type="float" office:value="0" calcext:value-type="float">
            <text:p>0</text:p>
          </table:table-cell>
          <table:table-cell office:value-type="float" office:value="70.64" calcext:value-type="float">
            <text:p>70,64</text:p>
          </table:table-cell>
          <table:table-cell table:formula="of:=[.$D$2]-[.D133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154812" calcext:value-type="float">
            <text:p>435154812</text:p>
          </table:table-cell>
          <table:table-cell office:value-type="float" office:value="70.64" calcext:value-type="float">
            <text:p>70,64</text:p>
          </table:table-cell>
          <table:table-cell office:value-type="float" office:value="1.1" calcext:value-type="float">
            <text:p>1,1</text:p>
          </table:table-cell>
          <table:table-cell office:value-type="float" office:value="69.53" calcext:value-type="float">
            <text:p>69,53</text:p>
          </table:table-cell>
          <table:table-cell table:formula="of:=[.$D$2]-[.D134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203640" calcext:value-type="float">
            <text:p>435203640</text:p>
          </table:table-cell>
          <table:table-cell office:value-type="float" office:value="70.63" calcext:value-type="float">
            <text:p>70,63</text:p>
          </table:table-cell>
          <table:table-cell office:value-type="float" office:value="1.02" calcext:value-type="float">
            <text:p>1,02</text:p>
          </table:table-cell>
          <table:table-cell office:value-type="float" office:value="69.61" calcext:value-type="float">
            <text:p>69,61</text:p>
          </table:table-cell>
          <table:table-cell table:formula="of:=[.$D$2]-[.D135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252468" calcext:value-type="float">
            <text:p>435252468</text:p>
          </table:table-cell>
          <table:table-cell office:value-type="float" office:value="70.63" calcext:value-type="float">
            <text:p>70,63</text:p>
          </table:table-cell>
          <table:table-cell office:value-type="float" office:value="3.51" calcext:value-type="float">
            <text:p>3,51</text:p>
          </table:table-cell>
          <table:table-cell office:value-type="float" office:value="67.12" calcext:value-type="float">
            <text:p>67,12</text:p>
          </table:table-cell>
          <table:table-cell table:formula="of:=[.$D$2]-[.D136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301296" calcext:value-type="float">
            <text:p>435301296</text:p>
          </table:table-cell>
          <table:table-cell office:value-type="float" office:value="70.64" calcext:value-type="float">
            <text:p>70,64</text:p>
          </table:table-cell>
          <table:table-cell office:value-type="float" office:value="1.06" calcext:value-type="float">
            <text:p>1,06</text:p>
          </table:table-cell>
          <table:table-cell office:value-type="float" office:value="69.57" calcext:value-type="float">
            <text:p>69,57</text:p>
          </table:table-cell>
          <table:table-cell table:formula="of:=[.$D$2]-[.D137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350124" calcext:value-type="float">
            <text:p>435350124</text:p>
          </table:table-cell>
          <table:table-cell office:value-type="float" office:value="70.63" calcext:value-type="float">
            <text:p>70,63</text:p>
          </table:table-cell>
          <table:table-cell office:value-type="float" office:value="2.62" calcext:value-type="float">
            <text:p>2,62</text:p>
          </table:table-cell>
          <table:table-cell office:value-type="float" office:value="68.01" calcext:value-type="float">
            <text:p>68,01</text:p>
          </table:table-cell>
          <table:table-cell table:formula="of:=[.$D$2]-[.D138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398952" calcext:value-type="float">
            <text:p>435398952</text:p>
          </table:table-cell>
          <table:table-cell office:value-type="float" office:value="70.61" calcext:value-type="float">
            <text:p>70,61</text:p>
          </table:table-cell>
          <table:table-cell office:value-type="float" office:value="0.52" calcext:value-type="float">
            <text:p>0,52</text:p>
          </table:table-cell>
          <table:table-cell office:value-type="float" office:value="70.09" calcext:value-type="float">
            <text:p>70,09</text:p>
          </table:table-cell>
          <table:table-cell table:formula="of:=[.$D$2]-[.D139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447780" calcext:value-type="float">
            <text:p>435447780</text:p>
          </table:table-cell>
          <table:table-cell office:value-type="float" office:value="70.63" calcext:value-type="float">
            <text:p>70,63</text:p>
          </table:table-cell>
          <table:table-cell office:value-type="float" office:value="1.82" calcext:value-type="float">
            <text:p>1,82</text:p>
          </table:table-cell>
          <table:table-cell office:value-type="float" office:value="68.81" calcext:value-type="float">
            <text:p>68,81</text:p>
          </table:table-cell>
          <table:table-cell table:formula="of:=[.$D$2]-[.D140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496608" calcext:value-type="float">
            <text:p>435496608</text:p>
          </table:table-cell>
          <table:table-cell office:value-type="float" office:value="70.62" calcext:value-type="float">
            <text:p>70,62</text:p>
          </table:table-cell>
          <table:table-cell office:value-type="float" office:value="2.44" calcext:value-type="float">
            <text:p>2,44</text:p>
          </table:table-cell>
          <table:table-cell office:value-type="float" office:value="68.19" calcext:value-type="float">
            <text:p>68,19</text:p>
          </table:table-cell>
          <table:table-cell table:formula="of:=[.$D$2]-[.D141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545436" calcext:value-type="float">
            <text:p>435545436</text:p>
          </table:table-cell>
          <table:table-cell office:value-type="float" office:value="70.62" calcext:value-type="float">
            <text:p>70,62</text:p>
          </table:table-cell>
          <table:table-cell office:value-type="float" office:value="1.72" calcext:value-type="float">
            <text:p>1,72</text:p>
          </table:table-cell>
          <table:table-cell office:value-type="float" office:value="68.9" calcext:value-type="float">
            <text:p>68,9</text:p>
          </table:table-cell>
          <table:table-cell table:formula="of:=[.$D$2]-[.D142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594264" calcext:value-type="float">
            <text:p>435594264</text:p>
          </table:table-cell>
          <table:table-cell office:value-type="float" office:value="70.61" calcext:value-type="float">
            <text:p>70,61</text:p>
          </table:table-cell>
          <table:table-cell office:value-type="float" office:value="3.56" calcext:value-type="float">
            <text:p>3,56</text:p>
          </table:table-cell>
          <table:table-cell office:value-type="float" office:value="67.05" calcext:value-type="float">
            <text:p>67,05</text:p>
          </table:table-cell>
          <table:table-cell table:formula="of:=[.$D$2]-[.D143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643092" calcext:value-type="float">
            <text:p>435643092</text:p>
          </table:table-cell>
          <table:table-cell office:value-type="float" office:value="70.61" calcext:value-type="float">
            <text:p>70,61</text:p>
          </table:table-cell>
          <table:table-cell office:value-type="float" office:value="2.5" calcext:value-type="float">
            <text:p>2,5</text:p>
          </table:table-cell>
          <table:table-cell office:value-type="float" office:value="68.11" calcext:value-type="float">
            <text:p>68,11</text:p>
          </table:table-cell>
          <table:table-cell table:formula="of:=[.$D$2]-[.D144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691920" calcext:value-type="float">
            <text:p>435691920</text:p>
          </table:table-cell>
          <table:table-cell office:value-type="float" office:value="70.6" calcext:value-type="float">
            <text:p>70,6</text:p>
          </table:table-cell>
          <table:table-cell office:value-type="float" office:value="0.55" calcext:value-type="float">
            <text:p>0,55</text:p>
          </table:table-cell>
          <table:table-cell office:value-type="float" office:value="70.05" calcext:value-type="float">
            <text:p>70,05</text:p>
          </table:table-cell>
          <table:table-cell table:formula="of:=[.$D$2]-[.D145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740748" calcext:value-type="float">
            <text:p>435740748</text:p>
          </table:table-cell>
          <table:table-cell office:value-type="float" office:value="70.59" calcext:value-type="float">
            <text:p>70,59</text:p>
          </table:table-cell>
          <table:table-cell office:value-type="float" office:value="1.79" calcext:value-type="float">
            <text:p>1,79</text:p>
          </table:table-cell>
          <table:table-cell office:value-type="float" office:value="68.8" calcext:value-type="float">
            <text:p>68,8</text:p>
          </table:table-cell>
          <table:table-cell table:formula="of:=[.$D$2]-[.D146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789576" calcext:value-type="float">
            <text:p>435789576</text:p>
          </table:table-cell>
          <table:table-cell office:value-type="float" office:value="70.6" calcext:value-type="float">
            <text:p>70,6</text:p>
          </table:table-cell>
          <table:table-cell office:value-type="float" office:value="1.36" calcext:value-type="float">
            <text:p>1,36</text:p>
          </table:table-cell>
          <table:table-cell office:value-type="float" office:value="69.24" calcext:value-type="float">
            <text:p>69,24</text:p>
          </table:table-cell>
          <table:table-cell table:formula="of:=[.$D$2]-[.D147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838404" calcext:value-type="float">
            <text:p>435838404</text:p>
          </table:table-cell>
          <table:table-cell office:value-type="float" office:value="70.61" calcext:value-type="float">
            <text:p>70,61</text:p>
          </table:table-cell>
          <table:table-cell office:value-type="float" office:value="0" calcext:value-type="float">
            <text:p>0</text:p>
          </table:table-cell>
          <table:table-cell office:value-type="float" office:value="70.61" calcext:value-type="float">
            <text:p>70,61</text:p>
          </table:table-cell>
          <table:table-cell table:formula="of:=[.$D$2]-[.D148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887232" calcext:value-type="float">
            <text:p>435887232</text:p>
          </table:table-cell>
          <table:table-cell office:value-type="float" office:value="70.61" calcext:value-type="float">
            <text:p>70,61</text:p>
          </table:table-cell>
          <table:table-cell office:value-type="float" office:value="1.58" calcext:value-type="float">
            <text:p>1,58</text:p>
          </table:table-cell>
          <table:table-cell office:value-type="float" office:value="69.03" calcext:value-type="float">
            <text:p>69,03</text:p>
          </table:table-cell>
          <table:table-cell table:formula="of:=[.$D$2]-[.D149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936060" calcext:value-type="float">
            <text:p>435936060</text:p>
          </table:table-cell>
          <table:table-cell office:value-type="float" office:value="70.61" calcext:value-type="float">
            <text:p>70,61</text:p>
          </table:table-cell>
          <table:table-cell office:value-type="float" office:value="2.58" calcext:value-type="float">
            <text:p>2,58</text:p>
          </table:table-cell>
          <table:table-cell office:value-type="float" office:value="68.03" calcext:value-type="float">
            <text:p>68,03</text:p>
          </table:table-cell>
          <table:table-cell table:formula="of:=[.$D$2]-[.D150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984888" calcext:value-type="float">
            <text:p>435984888</text:p>
          </table:table-cell>
          <table:table-cell office:value-type="float" office:value="70.6" calcext:value-type="float">
            <text:p>70,6</text:p>
          </table:table-cell>
          <table:table-cell office:value-type="float" office:value="2.72" calcext:value-type="float">
            <text:p>2,72</text:p>
          </table:table-cell>
          <table:table-cell office:value-type="float" office:value="67.88" calcext:value-type="float">
            <text:p>67,88</text:p>
          </table:table-cell>
          <table:table-cell table:formula="of:=[.$D$2]-[.D151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033716" calcext:value-type="float">
            <text:p>436033716</text:p>
          </table:table-cell>
          <table:table-cell office:value-type="float" office:value="70.6" calcext:value-type="float">
            <text:p>70,6</text:p>
          </table:table-cell>
          <table:table-cell office:value-type="float" office:value="3.91" calcext:value-type="float">
            <text:p>3,91</text:p>
          </table:table-cell>
          <table:table-cell office:value-type="float" office:value="66.69" calcext:value-type="float">
            <text:p>66,69</text:p>
          </table:table-cell>
          <table:table-cell table:formula="of:=[.$D$2]-[.D152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082544" calcext:value-type="float">
            <text:p>436082544</text:p>
          </table:table-cell>
          <table:table-cell office:value-type="float" office:value="70.59" calcext:value-type="float">
            <text:p>70,59</text:p>
          </table:table-cell>
          <table:table-cell office:value-type="float" office:value="2.5" calcext:value-type="float">
            <text:p>2,5</text:p>
          </table:table-cell>
          <table:table-cell office:value-type="float" office:value="68.09" calcext:value-type="float">
            <text:p>68,09</text:p>
          </table:table-cell>
          <table:table-cell table:formula="of:=[.$D$2]-[.D153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131372" calcext:value-type="float">
            <text:p>436131372</text:p>
          </table:table-cell>
          <table:table-cell office:value-type="float" office:value="70.6" calcext:value-type="float">
            <text:p>70,6</text:p>
          </table:table-cell>
          <table:table-cell office:value-type="float" office:value="1.05" calcext:value-type="float">
            <text:p>1,05</text:p>
          </table:table-cell>
          <table:table-cell office:value-type="float" office:value="69.54" calcext:value-type="float">
            <text:p>69,54</text:p>
          </table:table-cell>
          <table:table-cell table:formula="of:=[.$D$2]-[.D154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180200" calcext:value-type="float">
            <text:p>436180200</text:p>
          </table:table-cell>
          <table:table-cell office:value-type="float" office:value="70.6" calcext:value-type="float">
            <text:p>70,6</text:p>
          </table:table-cell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,6</text:p>
          </table:table-cell>
          <table:table-cell table:formula="of:=[.$D$2]-[.D155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229028" calcext:value-type="float">
            <text:p>436229028</text:p>
          </table:table-cell>
          <table:table-cell office:value-type="float" office:value="70.59" calcext:value-type="float">
            <text:p>70,59</text:p>
          </table:table-cell>
          <table:table-cell office:value-type="float" office:value="2.56" calcext:value-type="float">
            <text:p>2,56</text:p>
          </table:table-cell>
          <table:table-cell office:value-type="float" office:value="68.04" calcext:value-type="float">
            <text:p>68,04</text:p>
          </table:table-cell>
          <table:table-cell table:formula="of:=[.$D$2]-[.D156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277856" calcext:value-type="float">
            <text:p>436277856</text:p>
          </table:table-cell>
          <table:table-cell office:value-type="float" office:value="70.6" calcext:value-type="float">
            <text:p>70,6</text:p>
          </table:table-cell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,6</text:p>
          </table:table-cell>
          <table:table-cell table:formula="of:=[.$D$2]-[.D157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326684" calcext:value-type="float">
            <text:p>436326684</text:p>
          </table:table-cell>
          <table:table-cell office:value-type="float" office:value="70.62" calcext:value-type="float">
            <text:p>70,62</text:p>
          </table:table-cell>
          <table:table-cell office:value-type="float" office:value="0" calcext:value-type="float">
            <text:p>0</text:p>
          </table:table-cell>
          <table:table-cell office:value-type="float" office:value="70.62" calcext:value-type="float">
            <text:p>70,62</text:p>
          </table:table-cell>
          <table:table-cell table:formula="of:=[.$D$2]-[.D158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375512" calcext:value-type="float">
            <text:p>436375512</text:p>
          </table:table-cell>
          <table:table-cell office:value-type="float" office:value="70.63" calcext:value-type="float">
            <text:p>70,63</text:p>
          </table:table-cell>
          <table:table-cell office:value-type="float" office:value="0" calcext:value-type="float">
            <text:p>0</text:p>
          </table:table-cell>
          <table:table-cell office:value-type="float" office:value="70.63" calcext:value-type="float">
            <text:p>70,63</text:p>
          </table:table-cell>
          <table:table-cell table:formula="of:=[.$D$2]-[.D159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424340" calcext:value-type="float">
            <text:p>436424340</text:p>
          </table:table-cell>
          <table:table-cell office:value-type="float" office:value="70.64" calcext:value-type="float">
            <text:p>70,64</text:p>
          </table:table-cell>
          <table:table-cell office:value-type="float" office:value="1.62" calcext:value-type="float">
            <text:p>1,62</text:p>
          </table:table-cell>
          <table:table-cell office:value-type="float" office:value="69.01" calcext:value-type="float">
            <text:p>69,01</text:p>
          </table:table-cell>
          <table:table-cell table:formula="of:=[.$D$2]-[.D160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473168" calcext:value-type="float">
            <text:p>436473168</text:p>
          </table:table-cell>
          <table:table-cell office:value-type="float" office:value="70.63" calcext:value-type="float">
            <text:p>70,63</text:p>
          </table:table-cell>
          <table:table-cell office:value-type="float" office:value="2.64" calcext:value-type="float">
            <text:p>2,64</text:p>
          </table:table-cell>
          <table:table-cell office:value-type="float" office:value="67.99" calcext:value-type="float">
            <text:p>67,99</text:p>
          </table:table-cell>
          <table:table-cell table:formula="of:=[.$D$2]-[.D161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521996" calcext:value-type="float">
            <text:p>436521996</text:p>
          </table:table-cell>
          <table:table-cell office:value-type="float" office:value="70.63" calcext:value-type="float">
            <text:p>70,63</text:p>
          </table:table-cell>
          <table:table-cell office:value-type="float" office:value="2.77" calcext:value-type="float">
            <text:p>2,77</text:p>
          </table:table-cell>
          <table:table-cell office:value-type="float" office:value="67.86" calcext:value-type="float">
            <text:p>67,86</text:p>
          </table:table-cell>
          <table:table-cell table:formula="of:=[.$D$2]-[.D162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570824" calcext:value-type="float">
            <text:p>436570824</text:p>
          </table:table-cell>
          <table:table-cell office:value-type="float" office:value="70.63" calcext:value-type="float">
            <text:p>70,63</text:p>
          </table:table-cell>
          <table:table-cell office:value-type="float" office:value="1.86" calcext:value-type="float">
            <text:p>1,86</text:p>
          </table:table-cell>
          <table:table-cell office:value-type="float" office:value="68.77" calcext:value-type="float">
            <text:p>68,77</text:p>
          </table:table-cell>
          <table:table-cell table:formula="of:=[.$D$2]-[.D163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619652" calcext:value-type="float">
            <text:p>436619652</text:p>
          </table:table-cell>
          <table:table-cell office:value-type="float" office:value="70.63" calcext:value-type="float">
            <text:p>70,63</text:p>
          </table:table-cell>
          <table:table-cell office:value-type="float" office:value="4.15" calcext:value-type="float">
            <text:p>4,15</text:p>
          </table:table-cell>
          <table:table-cell office:value-type="float" office:value="66.48" calcext:value-type="float">
            <text:p>66,48</text:p>
          </table:table-cell>
          <table:table-cell table:formula="of:=[.$D$2]-[.D164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668480" calcext:value-type="float">
            <text:p>436668480</text:p>
          </table:table-cell>
          <table:table-cell office:value-type="float" office:value="70.61" calcext:value-type="float">
            <text:p>70,61</text:p>
          </table:table-cell>
          <table:table-cell office:value-type="float" office:value="0" calcext:value-type="float">
            <text:p>0</text:p>
          </table:table-cell>
          <table:table-cell office:value-type="float" office:value="70.61" calcext:value-type="float">
            <text:p>70,61</text:p>
          </table:table-cell>
          <table:table-cell table:formula="of:=[.$D$2]-[.D165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717308" calcext:value-type="float">
            <text:p>436717308</text:p>
          </table:table-cell>
          <table:table-cell office:value-type="float" office:value="70.61" calcext:value-type="float">
            <text:p>70,61</text:p>
          </table:table-cell>
          <table:table-cell office:value-type="float" office:value="3.18" calcext:value-type="float">
            <text:p>3,18</text:p>
          </table:table-cell>
          <table:table-cell office:value-type="float" office:value="67.43" calcext:value-type="float">
            <text:p>67,43</text:p>
          </table:table-cell>
          <table:table-cell table:formula="of:=[.$D$2]-[.D166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766136" calcext:value-type="float">
            <text:p>436766136</text:p>
          </table:table-cell>
          <table:table-cell office:value-type="float" office:value="70.61" calcext:value-type="float">
            <text:p>70,61</text:p>
          </table:table-cell>
          <table:table-cell office:value-type="float" office:value="2.2" calcext:value-type="float">
            <text:p>2,2</text:p>
          </table:table-cell>
          <table:table-cell office:value-type="float" office:value="68.41" calcext:value-type="float">
            <text:p>68,41</text:p>
          </table:table-cell>
          <table:table-cell table:formula="of:=[.$D$2]-[.D167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814964" calcext:value-type="float">
            <text:p>436814964</text:p>
          </table:table-cell>
          <table:table-cell office:value-type="float" office:value="70.61" calcext:value-type="float">
            <text:p>70,61</text:p>
          </table:table-cell>
          <table:table-cell office:value-type="float" office:value="3.15" calcext:value-type="float">
            <text:p>3,15</text:p>
          </table:table-cell>
          <table:table-cell office:value-type="float" office:value="67.46" calcext:value-type="float">
            <text:p>67,46</text:p>
          </table:table-cell>
          <table:table-cell table:formula="of:=[.$D$2]-[.D168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863792" calcext:value-type="float">
            <text:p>436863792</text:p>
          </table:table-cell>
          <table:table-cell office:value-type="float" office:value="70.62" calcext:value-type="float">
            <text:p>70,62</text:p>
          </table:table-cell>
          <table:table-cell office:value-type="float" office:value="1.05" calcext:value-type="float">
            <text:p>1,05</text:p>
          </table:table-cell>
          <table:table-cell office:value-type="float" office:value="69.57" calcext:value-type="float">
            <text:p>69,57</text:p>
          </table:table-cell>
          <table:table-cell table:formula="of:=[.$D$2]-[.D169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912620" calcext:value-type="float">
            <text:p>436912620</text:p>
          </table:table-cell>
          <table:table-cell office:value-type="float" office:value="70.61" calcext:value-type="float">
            <text:p>70,61</text:p>
          </table:table-cell>
          <table:table-cell office:value-type="float" office:value="0" calcext:value-type="float">
            <text:p>0</text:p>
          </table:table-cell>
          <table:table-cell office:value-type="float" office:value="70.61" calcext:value-type="float">
            <text:p>70,61</text:p>
          </table:table-cell>
          <table:table-cell table:formula="of:=[.$D$2]-[.D170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961448" calcext:value-type="float">
            <text:p>436961448</text:p>
          </table:table-cell>
          <table:table-cell office:value-type="float" office:value="70.63" calcext:value-type="float">
            <text:p>70,63</text:p>
          </table:table-cell>
          <table:table-cell office:value-type="float" office:value="0.39" calcext:value-type="float">
            <text:p>0,39</text:p>
          </table:table-cell>
          <table:table-cell office:value-type="float" office:value="70.24" calcext:value-type="float">
            <text:p>70,24</text:p>
          </table:table-cell>
          <table:table-cell table:formula="of:=[.$D$2]-[.D171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010276" calcext:value-type="float">
            <text:p>437010276</text:p>
          </table:table-cell>
          <table:table-cell office:value-type="float" office:value="70.63" calcext:value-type="float">
            <text:p>70,63</text:p>
          </table:table-cell>
          <table:table-cell office:value-type="float" office:value="4.42" calcext:value-type="float">
            <text:p>4,42</text:p>
          </table:table-cell>
          <table:table-cell office:value-type="float" office:value="66.21" calcext:value-type="float">
            <text:p>66,21</text:p>
          </table:table-cell>
          <table:table-cell table:formula="of:=[.$D$2]-[.D172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059104" calcext:value-type="float">
            <text:p>437059104</text:p>
          </table:table-cell>
          <table:table-cell office:value-type="float" office:value="70.62" calcext:value-type="float">
            <text:p>70,62</text:p>
          </table:table-cell>
          <table:table-cell office:value-type="float" office:value="0" calcext:value-type="float">
            <text:p>0</text:p>
          </table:table-cell>
          <table:table-cell office:value-type="float" office:value="70.62" calcext:value-type="float">
            <text:p>70,62</text:p>
          </table:table-cell>
          <table:table-cell table:formula="of:=[.$D$2]-[.D173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107932" calcext:value-type="float">
            <text:p>437107932</text:p>
          </table:table-cell>
          <table:table-cell office:value-type="float" office:value="70.62" calcext:value-type="float">
            <text:p>70,62</text:p>
          </table:table-cell>
          <table:table-cell office:value-type="float" office:value="0" calcext:value-type="float">
            <text:p>0</text:p>
          </table:table-cell>
          <table:table-cell office:value-type="float" office:value="70.62" calcext:value-type="float">
            <text:p>70,62</text:p>
          </table:table-cell>
          <table:table-cell table:formula="of:=[.$D$2]-[.D174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156760" calcext:value-type="float">
            <text:p>437156760</text:p>
          </table:table-cell>
          <table:table-cell office:value-type="float" office:value="70.62" calcext:value-type="float">
            <text:p>70,62</text:p>
          </table:table-cell>
          <table:table-cell office:value-type="float" office:value="0" calcext:value-type="float">
            <text:p>0</text:p>
          </table:table-cell>
          <table:table-cell office:value-type="float" office:value="70.62" calcext:value-type="float">
            <text:p>70,62</text:p>
          </table:table-cell>
          <table:table-cell table:formula="of:=[.$D$2]-[.D175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205588" calcext:value-type="float">
            <text:p>437205588</text:p>
          </table:table-cell>
          <table:table-cell office:value-type="float" office:value="70.63" calcext:value-type="float">
            <text:p>70,63</text:p>
          </table:table-cell>
          <table:table-cell office:value-type="float" office:value="0" calcext:value-type="float">
            <text:p>0</text:p>
          </table:table-cell>
          <table:table-cell office:value-type="float" office:value="70.63" calcext:value-type="float">
            <text:p>70,63</text:p>
          </table:table-cell>
          <table:table-cell table:formula="of:=[.$D$2]-[.D176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254416" calcext:value-type="float">
            <text:p>437254416</text:p>
          </table:table-cell>
          <table:table-cell office:value-type="float" office:value="70.6" calcext:value-type="float">
            <text:p>70,6</text:p>
          </table:table-cell>
          <table:table-cell office:value-type="float" office:value="2.75" calcext:value-type="float">
            <text:p>2,75</text:p>
          </table:table-cell>
          <table:table-cell office:value-type="float" office:value="67.85" calcext:value-type="float">
            <text:p>67,85</text:p>
          </table:table-cell>
          <table:table-cell table:formula="of:=[.$D$2]-[.D177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303244" calcext:value-type="float">
            <text:p>437303244</text:p>
          </table:table-cell>
          <table:table-cell office:value-type="float" office:value="70.56" calcext:value-type="float">
            <text:p>70,56</text:p>
          </table:table-cell>
          <table:table-cell office:value-type="float" office:value="0" calcext:value-type="float">
            <text:p>0</text:p>
          </table:table-cell>
          <table:table-cell office:value-type="float" office:value="70.56" calcext:value-type="float">
            <text:p>70,56</text:p>
          </table:table-cell>
          <table:table-cell table:formula="of:=[.$D$2]-[.D178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352072" calcext:value-type="float">
            <text:p>437352072</text:p>
          </table:table-cell>
          <table:table-cell office:value-type="float" office:value="70.54" calcext:value-type="float">
            <text:p>70,54</text:p>
          </table:table-cell>
          <table:table-cell office:value-type="float" office:value="2" calcext:value-type="float">
            <text:p>2</text:p>
          </table:table-cell>
          <table:table-cell office:value-type="float" office:value="68.54" calcext:value-type="float">
            <text:p>68,54</text:p>
          </table:table-cell>
          <table:table-cell table:formula="of:=[.$D$2]-[.D179]" office:value-type="float" office:value="0.269999999999996" calcext:value-type="float">
            <text:p>0,2699999999999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400900" calcext:value-type="float">
            <text:p>437400900</text:p>
          </table:table-cell>
          <table:table-cell office:value-type="float" office:value="70.57" calcext:value-type="float">
            <text:p>70,57</text:p>
          </table:table-cell>
          <table:table-cell office:value-type="float" office:value="0" calcext:value-type="float">
            <text:p>0</text:p>
          </table:table-cell>
          <table:table-cell office:value-type="float" office:value="70.57" calcext:value-type="float">
            <text:p>70,57</text:p>
          </table:table-cell>
          <table:table-cell table:formula="of:=[.$D$2]-[.D180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449728" calcext:value-type="float">
            <text:p>437449728</text:p>
          </table:table-cell>
          <table:table-cell office:value-type="float" office:value="70.58" calcext:value-type="float">
            <text:p>70,58</text:p>
          </table:table-cell>
          <table:table-cell office:value-type="float" office:value="1.72" calcext:value-type="float">
            <text:p>1,72</text:p>
          </table:table-cell>
          <table:table-cell office:value-type="float" office:value="68.86" calcext:value-type="float">
            <text:p>68,86</text:p>
          </table:table-cell>
          <table:table-cell table:formula="of:=[.$D$2]-[.D181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498556" calcext:value-type="float">
            <text:p>437498556</text:p>
          </table:table-cell>
          <table:table-cell office:value-type="float" office:value="70.59" calcext:value-type="float">
            <text:p>70,59</text:p>
          </table:table-cell>
          <table:table-cell office:value-type="float" office:value="3.65" calcext:value-type="float">
            <text:p>3,65</text:p>
          </table:table-cell>
          <table:table-cell office:value-type="float" office:value="66.94" calcext:value-type="float">
            <text:p>66,94</text:p>
          </table:table-cell>
          <table:table-cell table:formula="of:=[.$D$2]-[.D182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547384" calcext:value-type="float">
            <text:p>437547384</text:p>
          </table:table-cell>
          <table:table-cell office:value-type="float" office:value="70.6" calcext:value-type="float">
            <text:p>70,6</text:p>
          </table:table-cell>
          <table:table-cell office:value-type="float" office:value="4.89" calcext:value-type="float">
            <text:p>4,89</text:p>
          </table:table-cell>
          <table:table-cell office:value-type="float" office:value="65.71" calcext:value-type="float">
            <text:p>65,71</text:p>
          </table:table-cell>
          <table:table-cell table:formula="of:=[.$D$2]-[.D183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596212" calcext:value-type="float">
            <text:p>437596212</text:p>
          </table:table-cell>
          <table:table-cell office:value-type="float" office:value="70.58" calcext:value-type="float">
            <text:p>70,58</text:p>
          </table:table-cell>
          <table:table-cell office:value-type="float" office:value="6.17" calcext:value-type="float">
            <text:p>6,17</text:p>
          </table:table-cell>
          <table:table-cell office:value-type="float" office:value="64.41" calcext:value-type="float">
            <text:p>64,41</text:p>
          </table:table-cell>
          <table:table-cell table:formula="of:=[.$D$2]-[.D184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645040" calcext:value-type="float">
            <text:p>437645040</text:p>
          </table:table-cell>
          <table:table-cell office:value-type="float" office:value="70.59" calcext:value-type="float">
            <text:p>70,59</text:p>
          </table:table-cell>
          <table:table-cell office:value-type="float" office:value="2.88" calcext:value-type="float">
            <text:p>2,88</text:p>
          </table:table-cell>
          <table:table-cell office:value-type="float" office:value="67.71" calcext:value-type="float">
            <text:p>67,71</text:p>
          </table:table-cell>
          <table:table-cell table:formula="of:=[.$D$2]-[.D185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693868" calcext:value-type="float">
            <text:p>437693868</text:p>
          </table:table-cell>
          <table:table-cell office:value-type="float" office:value="70.59" calcext:value-type="float">
            <text:p>70,59</text:p>
          </table:table-cell>
          <table:table-cell office:value-type="float" office:value="5.19" calcext:value-type="float">
            <text:p>5,19</text:p>
          </table:table-cell>
          <table:table-cell office:value-type="float" office:value="65.4" calcext:value-type="float">
            <text:p>65,4</text:p>
          </table:table-cell>
          <table:table-cell table:formula="of:=[.$D$2]-[.D186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742696" calcext:value-type="float">
            <text:p>437742696</text:p>
          </table:table-cell>
          <table:table-cell office:value-type="float" office:value="70.59" calcext:value-type="float">
            <text:p>70,59</text:p>
          </table:table-cell>
          <table:table-cell office:value-type="float" office:value="4.53" calcext:value-type="float">
            <text:p>4,53</text:p>
          </table:table-cell>
          <table:table-cell office:value-type="float" office:value="66.06" calcext:value-type="float">
            <text:p>66,06</text:p>
          </table:table-cell>
          <table:table-cell table:formula="of:=[.$D$2]-[.D187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791524" calcext:value-type="float">
            <text:p>437791524</text:p>
          </table:table-cell>
          <table:table-cell office:value-type="float" office:value="70.58" calcext:value-type="float">
            <text:p>70,58</text:p>
          </table:table-cell>
          <table:table-cell office:value-type="float" office:value="2.96" calcext:value-type="float">
            <text:p>2,96</text:p>
          </table:table-cell>
          <table:table-cell office:value-type="float" office:value="67.62" calcext:value-type="float">
            <text:p>67,62</text:p>
          </table:table-cell>
          <table:table-cell table:formula="of:=[.$D$2]-[.D188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840352" calcext:value-type="float">
            <text:p>437840352</text:p>
          </table:table-cell>
          <table:table-cell office:value-type="float" office:value="70.56" calcext:value-type="float">
            <text:p>70,56</text:p>
          </table:table-cell>
          <table:table-cell office:value-type="float" office:value="6.04" calcext:value-type="float">
            <text:p>6,04</text:p>
          </table:table-cell>
          <table:table-cell office:value-type="float" office:value="64.52" calcext:value-type="float">
            <text:p>64,52</text:p>
          </table:table-cell>
          <table:table-cell table:formula="of:=[.$D$2]-[.D189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889180" calcext:value-type="float">
            <text:p>437889180</text:p>
          </table:table-cell>
          <table:table-cell office:value-type="float" office:value="70.56" calcext:value-type="float">
            <text:p>70,56</text:p>
          </table:table-cell>
          <table:table-cell office:value-type="float" office:value="3.43" calcext:value-type="float">
            <text:p>3,43</text:p>
          </table:table-cell>
          <table:table-cell office:value-type="float" office:value="67.13" calcext:value-type="float">
            <text:p>67,13</text:p>
          </table:table-cell>
          <table:table-cell table:formula="of:=[.$D$2]-[.D190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938008" calcext:value-type="float">
            <text:p>437938008</text:p>
          </table:table-cell>
          <table:table-cell office:value-type="float" office:value="70.58" calcext:value-type="float">
            <text:p>70,58</text:p>
          </table:table-cell>
          <table:table-cell office:value-type="float" office:value="7.28" calcext:value-type="float">
            <text:p>7,28</text:p>
          </table:table-cell>
          <table:table-cell office:value-type="float" office:value="63.31" calcext:value-type="float">
            <text:p>63,31</text:p>
          </table:table-cell>
          <table:table-cell table:formula="of:=[.$D$2]-[.D191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986836" calcext:value-type="float">
            <text:p>437986836</text:p>
          </table:table-cell>
          <table:table-cell office:value-type="float" office:value="70.61" calcext:value-type="float">
            <text:p>70,61</text:p>
          </table:table-cell>
          <table:table-cell office:value-type="float" office:value="6" calcext:value-type="float">
            <text:p>6</text:p>
          </table:table-cell>
          <table:table-cell office:value-type="float" office:value="64.61" calcext:value-type="float">
            <text:p>64,61</text:p>
          </table:table-cell>
          <table:table-cell table:formula="of:=[.$D$2]-[.D192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035664" calcext:value-type="float">
            <text:p>438035664</text:p>
          </table:table-cell>
          <table:table-cell office:value-type="float" office:value="70.61" calcext:value-type="float">
            <text:p>70,61</text:p>
          </table:table-cell>
          <table:table-cell office:value-type="float" office:value="4.56" calcext:value-type="float">
            <text:p>4,56</text:p>
          </table:table-cell>
          <table:table-cell office:value-type="float" office:value="66.05" calcext:value-type="float">
            <text:p>66,05</text:p>
          </table:table-cell>
          <table:table-cell table:formula="of:=[.$D$2]-[.D193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084492" calcext:value-type="float">
            <text:p>438084492</text:p>
          </table:table-cell>
          <table:table-cell office:value-type="float" office:value="70.62" calcext:value-type="float">
            <text:p>70,62</text:p>
          </table:table-cell>
          <table:table-cell office:value-type="float" office:value="5.16" calcext:value-type="float">
            <text:p>5,16</text:p>
          </table:table-cell>
          <table:table-cell office:value-type="float" office:value="65.46" calcext:value-type="float">
            <text:p>65,46</text:p>
          </table:table-cell>
          <table:table-cell table:formula="of:=[.$D$2]-[.D194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133320" calcext:value-type="float">
            <text:p>438133320</text:p>
          </table:table-cell>
          <table:table-cell office:value-type="float" office:value="70.62" calcext:value-type="float">
            <text:p>70,62</text:p>
          </table:table-cell>
          <table:table-cell office:value-type="float" office:value="2.22" calcext:value-type="float">
            <text:p>2,22</text:p>
          </table:table-cell>
          <table:table-cell office:value-type="float" office:value="68.4" calcext:value-type="float">
            <text:p>68,4</text:p>
          </table:table-cell>
          <table:table-cell table:formula="of:=[.$D$2]-[.D195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182148" calcext:value-type="float">
            <text:p>438182148</text:p>
          </table:table-cell>
          <table:table-cell office:value-type="float" office:value="70.61" calcext:value-type="float">
            <text:p>70,61</text:p>
          </table:table-cell>
          <table:table-cell office:value-type="float" office:value="3.89" calcext:value-type="float">
            <text:p>3,89</text:p>
          </table:table-cell>
          <table:table-cell office:value-type="float" office:value="66.72" calcext:value-type="float">
            <text:p>66,72</text:p>
          </table:table-cell>
          <table:table-cell table:formula="of:=[.$D$2]-[.D196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230976" calcext:value-type="float">
            <text:p>438230976</text:p>
          </table:table-cell>
          <table:table-cell office:value-type="float" office:value="70.58" calcext:value-type="float">
            <text:p>70,58</text:p>
          </table:table-cell>
          <table:table-cell office:value-type="float" office:value="5.73" calcext:value-type="float">
            <text:p>5,73</text:p>
          </table:table-cell>
          <table:table-cell office:value-type="float" office:value="64.85" calcext:value-type="float">
            <text:p>64,85</text:p>
          </table:table-cell>
          <table:table-cell table:formula="of:=[.$D$2]-[.D197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279804" calcext:value-type="float">
            <text:p>438279804</text:p>
          </table:table-cell>
          <table:table-cell office:value-type="float" office:value="70.58" calcext:value-type="float">
            <text:p>70,58</text:p>
          </table:table-cell>
          <table:table-cell office:value-type="float" office:value="6.5" calcext:value-type="float">
            <text:p>6,5</text:p>
          </table:table-cell>
          <table:table-cell office:value-type="float" office:value="64.08" calcext:value-type="float">
            <text:p>64,08</text:p>
          </table:table-cell>
          <table:table-cell table:formula="of:=[.$D$2]-[.D198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328632" calcext:value-type="float">
            <text:p>438328632</text:p>
          </table:table-cell>
          <table:table-cell office:value-type="float" office:value="70.6" calcext:value-type="float">
            <text:p>70,6</text:p>
          </table:table-cell>
          <table:table-cell office:value-type="float" office:value="6.81" calcext:value-type="float">
            <text:p>6,81</text:p>
          </table:table-cell>
          <table:table-cell office:value-type="float" office:value="63.79" calcext:value-type="float">
            <text:p>63,79</text:p>
          </table:table-cell>
          <table:table-cell table:formula="of:=[.$D$2]-[.D199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377460" calcext:value-type="float">
            <text:p>438377460</text:p>
          </table:table-cell>
          <table:table-cell office:value-type="float" office:value="70.61" calcext:value-type="float">
            <text:p>70,61</text:p>
          </table:table-cell>
          <table:table-cell office:value-type="float" office:value="7.09" calcext:value-type="float">
            <text:p>7,09</text:p>
          </table:table-cell>
          <table:table-cell office:value-type="float" office:value="63.52" calcext:value-type="float">
            <text:p>63,52</text:p>
          </table:table-cell>
          <table:table-cell table:formula="of:=[.$D$2]-[.D200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426288" calcext:value-type="float">
            <text:p>438426288</text:p>
          </table:table-cell>
          <table:table-cell office:value-type="float" office:value="70.62" calcext:value-type="float">
            <text:p>70,62</text:p>
          </table:table-cell>
          <table:table-cell office:value-type="float" office:value="1.87" calcext:value-type="float">
            <text:p>1,87</text:p>
          </table:table-cell>
          <table:table-cell office:value-type="float" office:value="68.75" calcext:value-type="float">
            <text:p>68,75</text:p>
          </table:table-cell>
          <table:table-cell table:formula="of:=[.$D$2]-[.D201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475116" calcext:value-type="float">
            <text:p>438475116</text:p>
          </table:table-cell>
          <table:table-cell office:value-type="float" office:value="70.65" calcext:value-type="float">
            <text:p>70,65</text:p>
          </table:table-cell>
          <table:table-cell office:value-type="float" office:value="5.92" calcext:value-type="float">
            <text:p>5,92</text:p>
          </table:table-cell>
          <table:table-cell office:value-type="float" office:value="64.72" calcext:value-type="float">
            <text:p>64,72</text:p>
          </table:table-cell>
          <table:table-cell table:formula="of:=[.$D$2]-[.D202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523944" calcext:value-type="float">
            <text:p>438523944</text:p>
          </table:table-cell>
          <table:table-cell office:value-type="float" office:value="70.65" calcext:value-type="float">
            <text:p>70,65</text:p>
          </table:table-cell>
          <table:table-cell office:value-type="float" office:value="6.21" calcext:value-type="float">
            <text:p>6,21</text:p>
          </table:table-cell>
          <table:table-cell office:value-type="float" office:value="64.44" calcext:value-type="float">
            <text:p>64,44</text:p>
          </table:table-cell>
          <table:table-cell table:formula="of:=[.$D$2]-[.D203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572772" calcext:value-type="float">
            <text:p>438572772</text:p>
          </table:table-cell>
          <table:table-cell office:value-type="float" office:value="70.67" calcext:value-type="float">
            <text:p>70,67</text:p>
          </table:table-cell>
          <table:table-cell office:value-type="float" office:value="4.88" calcext:value-type="float">
            <text:p>4,88</text:p>
          </table:table-cell>
          <table:table-cell office:value-type="float" office:value="65.78" calcext:value-type="float">
            <text:p>65,78</text:p>
          </table:table-cell>
          <table:table-cell table:formula="of:=[.$D$2]-[.D204]" office:value-type="float" office:value="0.140000000000001" calcext:value-type="float">
            <text:p>0,140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621600" calcext:value-type="float">
            <text:p>438621600</text:p>
          </table:table-cell>
          <table:table-cell office:value-type="float" office:value="70.68" calcext:value-type="float">
            <text:p>70,68</text:p>
          </table:table-cell>
          <table:table-cell office:value-type="float" office:value="5.73" calcext:value-type="float">
            <text:p>5,73</text:p>
          </table:table-cell>
          <table:table-cell office:value-type="float" office:value="64.95" calcext:value-type="float">
            <text:p>64,95</text:p>
          </table:table-cell>
          <table:table-cell table:formula="of:=[.$D$2]-[.D205]" office:value-type="float" office:value="0.129999999999995" calcext:value-type="float">
            <text:p>0,1299999999999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670428" calcext:value-type="float">
            <text:p>438670428</text:p>
          </table:table-cell>
          <table:table-cell office:value-type="float" office:value="70.69" calcext:value-type="float">
            <text:p>70,69</text:p>
          </table:table-cell>
          <table:table-cell office:value-type="float" office:value="4.61" calcext:value-type="float">
            <text:p>4,61</text:p>
          </table:table-cell>
          <table:table-cell office:value-type="float" office:value="66.08" calcext:value-type="float">
            <text:p>66,08</text:p>
          </table:table-cell>
          <table:table-cell table:formula="of:=[.$D$2]-[.D206]" office:value-type="float" office:value="0.120000000000005" calcext:value-type="float">
            <text:p>0,12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719256" calcext:value-type="float">
            <text:p>438719256</text:p>
          </table:table-cell>
          <table:table-cell office:value-type="float" office:value="70.69" calcext:value-type="float">
            <text:p>70,69</text:p>
          </table:table-cell>
          <table:table-cell office:value-type="float" office:value="6.54" calcext:value-type="float">
            <text:p>6,54</text:p>
          </table:table-cell>
          <table:table-cell office:value-type="float" office:value="64.15" calcext:value-type="float">
            <text:p>64,15</text:p>
          </table:table-cell>
          <table:table-cell table:formula="of:=[.$D$2]-[.D207]" office:value-type="float" office:value="0.120000000000005" calcext:value-type="float">
            <text:p>0,12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768084" calcext:value-type="float">
            <text:p>438768084</text:p>
          </table:table-cell>
          <table:table-cell office:value-type="float" office:value="70.68" calcext:value-type="float">
            <text:p>70,68</text:p>
          </table:table-cell>
          <table:table-cell office:value-type="float" office:value="4.05" calcext:value-type="float">
            <text:p>4,05</text:p>
          </table:table-cell>
          <table:table-cell office:value-type="float" office:value="66.64" calcext:value-type="float">
            <text:p>66,64</text:p>
          </table:table-cell>
          <table:table-cell table:formula="of:=[.$D$2]-[.D208]" office:value-type="float" office:value="0.129999999999995" calcext:value-type="float">
            <text:p>0,1299999999999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816912" calcext:value-type="float">
            <text:p>438816912</text:p>
          </table:table-cell>
          <table:table-cell office:value-type="float" office:value="70.63" calcext:value-type="float">
            <text:p>70,63</text:p>
          </table:table-cell>
          <table:table-cell office:value-type="float" office:value="4.74" calcext:value-type="float">
            <text:p>4,74</text:p>
          </table:table-cell>
          <table:table-cell office:value-type="float" office:value="65.89" calcext:value-type="float">
            <text:p>65,89</text:p>
          </table:table-cell>
          <table:table-cell table:formula="of:=[.$D$2]-[.D209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865740" calcext:value-type="float">
            <text:p>438865740</text:p>
          </table:table-cell>
          <table:table-cell office:value-type="float" office:value="70.57" calcext:value-type="float">
            <text:p>70,57</text:p>
          </table:table-cell>
          <table:table-cell office:value-type="float" office:value="4.39" calcext:value-type="float">
            <text:p>4,39</text:p>
          </table:table-cell>
          <table:table-cell office:value-type="float" office:value="66.18" calcext:value-type="float">
            <text:p>66,18</text:p>
          </table:table-cell>
          <table:table-cell table:formula="of:=[.$D$2]-[.D210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914568" calcext:value-type="float">
            <text:p>438914568</text:p>
          </table:table-cell>
          <table:table-cell office:value-type="float" office:value="70.56" calcext:value-type="float">
            <text:p>70,56</text:p>
          </table:table-cell>
          <table:table-cell office:value-type="float" office:value="3.29" calcext:value-type="float">
            <text:p>3,29</text:p>
          </table:table-cell>
          <table:table-cell office:value-type="float" office:value="67.27" calcext:value-type="float">
            <text:p>67,27</text:p>
          </table:table-cell>
          <table:table-cell table:formula="of:=[.$D$2]-[.D211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963396" calcext:value-type="float">
            <text:p>438963396</text:p>
          </table:table-cell>
          <table:table-cell office:value-type="float" office:value="70.59" calcext:value-type="float">
            <text:p>70,59</text:p>
          </table:table-cell>
          <table:table-cell office:value-type="float" office:value="5.15" calcext:value-type="float">
            <text:p>5,15</text:p>
          </table:table-cell>
          <table:table-cell office:value-type="float" office:value="65.44" calcext:value-type="float">
            <text:p>65,44</text:p>
          </table:table-cell>
          <table:table-cell table:formula="of:=[.$D$2]-[.D212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012224" calcext:value-type="float">
            <text:p>439012224</text:p>
          </table:table-cell>
          <table:table-cell office:value-type="float" office:value="70.6" calcext:value-type="float">
            <text:p>70,6</text:p>
          </table:table-cell>
          <table:table-cell office:value-type="float" office:value="8.72" calcext:value-type="float">
            <text:p>8,72</text:p>
          </table:table-cell>
          <table:table-cell office:value-type="float" office:value="61.88" calcext:value-type="float">
            <text:p>61,88</text:p>
          </table:table-cell>
          <table:table-cell table:formula="of:=[.$D$2]-[.D213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061052" calcext:value-type="float">
            <text:p>439061052</text:p>
          </table:table-cell>
          <table:table-cell office:value-type="float" office:value="70.6" calcext:value-type="float">
            <text:p>70,6</text:p>
          </table:table-cell>
          <table:table-cell office:value-type="float" office:value="10.42" calcext:value-type="float">
            <text:p>10,42</text:p>
          </table:table-cell>
          <table:table-cell office:value-type="float" office:value="60.18" calcext:value-type="float">
            <text:p>60,18</text:p>
          </table:table-cell>
          <table:table-cell table:formula="of:=[.$D$2]-[.D214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109880" calcext:value-type="float">
            <text:p>439109880</text:p>
          </table:table-cell>
          <table:table-cell office:value-type="float" office:value="70.59" calcext:value-type="float">
            <text:p>70,59</text:p>
          </table:table-cell>
          <table:table-cell office:value-type="float" office:value="10.37" calcext:value-type="float">
            <text:p>10,37</text:p>
          </table:table-cell>
          <table:table-cell office:value-type="float" office:value="60.22" calcext:value-type="float">
            <text:p>60,22</text:p>
          </table:table-cell>
          <table:table-cell table:formula="of:=[.$D$2]-[.D215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158708" calcext:value-type="float">
            <text:p>439158708</text:p>
          </table:table-cell>
          <table:table-cell office:value-type="float" office:value="70.59" calcext:value-type="float">
            <text:p>70,59</text:p>
          </table:table-cell>
          <table:table-cell office:value-type="float" office:value="9.38" calcext:value-type="float">
            <text:p>9,38</text:p>
          </table:table-cell>
          <table:table-cell office:value-type="float" office:value="61.21" calcext:value-type="float">
            <text:p>61,21</text:p>
          </table:table-cell>
          <table:table-cell table:formula="of:=[.$D$2]-[.D216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207536" calcext:value-type="float">
            <text:p>439207536</text:p>
          </table:table-cell>
          <table:table-cell office:value-type="float" office:value="70.57" calcext:value-type="float">
            <text:p>70,57</text:p>
          </table:table-cell>
          <table:table-cell office:value-type="float" office:value="14.72" calcext:value-type="float">
            <text:p>14,72</text:p>
          </table:table-cell>
          <table:table-cell office:value-type="float" office:value="55.85" calcext:value-type="float">
            <text:p>55,85</text:p>
          </table:table-cell>
          <table:table-cell table:formula="of:=[.$D$2]-[.D217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256364" calcext:value-type="float">
            <text:p>439256364</text:p>
          </table:table-cell>
          <table:table-cell office:value-type="float" office:value="70.57" calcext:value-type="float">
            <text:p>70,57</text:p>
          </table:table-cell>
          <table:table-cell office:value-type="float" office:value="14.28" calcext:value-type="float">
            <text:p>14,28</text:p>
          </table:table-cell>
          <table:table-cell office:value-type="float" office:value="56.29" calcext:value-type="float">
            <text:p>56,29</text:p>
          </table:table-cell>
          <table:table-cell table:formula="of:=[.$D$2]-[.D218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305192" calcext:value-type="float">
            <text:p>439305192</text:p>
          </table:table-cell>
          <table:table-cell office:value-type="float" office:value="70.56" calcext:value-type="float">
            <text:p>70,56</text:p>
          </table:table-cell>
          <table:table-cell office:value-type="float" office:value="14.09" calcext:value-type="float">
            <text:p>14,09</text:p>
          </table:table-cell>
          <table:table-cell office:value-type="float" office:value="56.47" calcext:value-type="float">
            <text:p>56,47</text:p>
          </table:table-cell>
          <table:table-cell table:formula="of:=[.$D$2]-[.D219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354020" calcext:value-type="float">
            <text:p>439354020</text:p>
          </table:table-cell>
          <table:table-cell office:value-type="float" office:value="70.55" calcext:value-type="float">
            <text:p>70,55</text:p>
          </table:table-cell>
          <table:table-cell office:value-type="float" office:value="11.53" calcext:value-type="float">
            <text:p>11,53</text:p>
          </table:table-cell>
          <table:table-cell office:value-type="float" office:value="59.02" calcext:value-type="float">
            <text:p>59,02</text:p>
          </table:table-cell>
          <table:table-cell table:formula="of:=[.$D$2]-[.D220]" office:value-type="float" office:value="0.260000000000005" calcext:value-type="float">
            <text:p>0,26000000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402848" calcext:value-type="float">
            <text:p>439402848</text:p>
          </table:table-cell>
          <table:table-cell office:value-type="float" office:value="70.57" calcext:value-type="float">
            <text:p>70,57</text:p>
          </table:table-cell>
          <table:table-cell office:value-type="float" office:value="14.86" calcext:value-type="float">
            <text:p>14,86</text:p>
          </table:table-cell>
          <table:table-cell office:value-type="float" office:value="55.71" calcext:value-type="float">
            <text:p>55,71</text:p>
          </table:table-cell>
          <table:table-cell table:formula="of:=[.$D$2]-[.D221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451676" calcext:value-type="float">
            <text:p>439451676</text:p>
          </table:table-cell>
          <table:table-cell office:value-type="float" office:value="70.56" calcext:value-type="float">
            <text:p>70,56</text:p>
          </table:table-cell>
          <table:table-cell office:value-type="float" office:value="10.06" calcext:value-type="float">
            <text:p>10,06</text:p>
          </table:table-cell>
          <table:table-cell office:value-type="float" office:value="60.51" calcext:value-type="float">
            <text:p>60,51</text:p>
          </table:table-cell>
          <table:table-cell table:formula="of:=[.$D$2]-[.D222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500504" calcext:value-type="float">
            <text:p>439500504</text:p>
          </table:table-cell>
          <table:table-cell office:value-type="float" office:value="70.57" calcext:value-type="float">
            <text:p>70,57</text:p>
          </table:table-cell>
          <table:table-cell office:value-type="float" office:value="13.06" calcext:value-type="float">
            <text:p>13,06</text:p>
          </table:table-cell>
          <table:table-cell office:value-type="float" office:value="57.51" calcext:value-type="float">
            <text:p>57,51</text:p>
          </table:table-cell>
          <table:table-cell table:formula="of:=[.$D$2]-[.D223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549332" calcext:value-type="float">
            <text:p>439549332</text:p>
          </table:table-cell>
          <table:table-cell office:value-type="float" office:value="70.58" calcext:value-type="float">
            <text:p>70,58</text:p>
          </table:table-cell>
          <table:table-cell office:value-type="float" office:value="11.8" calcext:value-type="float">
            <text:p>11,8</text:p>
          </table:table-cell>
          <table:table-cell office:value-type="float" office:value="58.78" calcext:value-type="float">
            <text:p>58,78</text:p>
          </table:table-cell>
          <table:table-cell table:formula="of:=[.$D$2]-[.D224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598160" calcext:value-type="float">
            <text:p>439598160</text:p>
          </table:table-cell>
          <table:table-cell office:value-type="float" office:value="70.58" calcext:value-type="float">
            <text:p>70,58</text:p>
          </table:table-cell>
          <table:table-cell office:value-type="float" office:value="12.52" calcext:value-type="float">
            <text:p>12,52</text:p>
          </table:table-cell>
          <table:table-cell office:value-type="float" office:value="58.06" calcext:value-type="float">
            <text:p>58,06</text:p>
          </table:table-cell>
          <table:table-cell table:formula="of:=[.$D$2]-[.D225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646988" calcext:value-type="float">
            <text:p>439646988</text:p>
          </table:table-cell>
          <table:table-cell office:value-type="float" office:value="70.58" calcext:value-type="float">
            <text:p>70,58</text:p>
          </table:table-cell>
          <table:table-cell office:value-type="float" office:value="11.44" calcext:value-type="float">
            <text:p>11,44</text:p>
          </table:table-cell>
          <table:table-cell office:value-type="float" office:value="59.14" calcext:value-type="float">
            <text:p>59,14</text:p>
          </table:table-cell>
          <table:table-cell table:formula="of:=[.$D$2]-[.D226]" office:value-type="float" office:value="0.230000000000004" calcext:value-type="float">
            <text:p>0,23000000000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695816" calcext:value-type="float">
            <text:p>439695816</text:p>
          </table:table-cell>
          <table:table-cell office:value-type="float" office:value="70.57" calcext:value-type="float">
            <text:p>70,57</text:p>
          </table:table-cell>
          <table:table-cell office:value-type="float" office:value="12.02" calcext:value-type="float">
            <text:p>12,02</text:p>
          </table:table-cell>
          <table:table-cell office:value-type="float" office:value="58.55" calcext:value-type="float">
            <text:p>58,55</text:p>
          </table:table-cell>
          <table:table-cell table:formula="of:=[.$D$2]-[.D227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744644" calcext:value-type="float">
            <text:p>439744644</text:p>
          </table:table-cell>
          <table:table-cell office:value-type="float" office:value="70.57" calcext:value-type="float">
            <text:p>70,57</text:p>
          </table:table-cell>
          <table:table-cell office:value-type="float" office:value="12.65" calcext:value-type="float">
            <text:p>12,65</text:p>
          </table:table-cell>
          <table:table-cell office:value-type="float" office:value="57.92" calcext:value-type="float">
            <text:p>57,92</text:p>
          </table:table-cell>
          <table:table-cell table:formula="of:=[.$D$2]-[.D228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793472" calcext:value-type="float">
            <text:p>439793472</text:p>
          </table:table-cell>
          <table:table-cell office:value-type="float" office:value="70.59" calcext:value-type="float">
            <text:p>70,59</text:p>
          </table:table-cell>
          <table:table-cell office:value-type="float" office:value="14.92" calcext:value-type="float">
            <text:p>14,92</text:p>
          </table:table-cell>
          <table:table-cell office:value-type="float" office:value="55.67" calcext:value-type="float">
            <text:p>55,67</text:p>
          </table:table-cell>
          <table:table-cell table:formula="of:=[.$D$2]-[.D229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842300" calcext:value-type="float">
            <text:p>439842300</text:p>
          </table:table-cell>
          <table:table-cell office:value-type="float" office:value="70.59" calcext:value-type="float">
            <text:p>70,59</text:p>
          </table:table-cell>
          <table:table-cell office:value-type="float" office:value="11.61" calcext:value-type="float">
            <text:p>11,61</text:p>
          </table:table-cell>
          <table:table-cell office:value-type="float" office:value="58.98" calcext:value-type="float">
            <text:p>58,98</text:p>
          </table:table-cell>
          <table:table-cell table:formula="of:=[.$D$2]-[.D230]" office:value-type="float" office:value="0.219999999999999" calcext:value-type="float">
            <text:p>0,2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891128" calcext:value-type="float">
            <text:p>439891128</text:p>
          </table:table-cell>
          <table:table-cell office:value-type="float" office:value="70.61" calcext:value-type="float">
            <text:p>70,61</text:p>
          </table:table-cell>
          <table:table-cell office:value-type="float" office:value="14.91" calcext:value-type="float">
            <text:p>14,91</text:p>
          </table:table-cell>
          <table:table-cell office:value-type="float" office:value="55.7" calcext:value-type="float">
            <text:p>55,7</text:p>
          </table:table-cell>
          <table:table-cell table:formula="of:=[.$D$2]-[.D231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939956" calcext:value-type="float">
            <text:p>439939956</text:p>
          </table:table-cell>
          <table:table-cell office:value-type="float" office:value="70.64" calcext:value-type="float">
            <text:p>70,64</text:p>
          </table:table-cell>
          <table:table-cell office:value-type="float" office:value="14.29" calcext:value-type="float">
            <text:p>14,29</text:p>
          </table:table-cell>
          <table:table-cell office:value-type="float" office:value="56.35" calcext:value-type="float">
            <text:p>56,35</text:p>
          </table:table-cell>
          <table:table-cell table:formula="of:=[.$D$2]-[.D232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988784" calcext:value-type="float">
            <text:p>439988784</text:p>
          </table:table-cell>
          <table:table-cell office:value-type="float" office:value="70.65" calcext:value-type="float">
            <text:p>70,65</text:p>
          </table:table-cell>
          <table:table-cell office:value-type="float" office:value="7.87" calcext:value-type="float">
            <text:p>7,87</text:p>
          </table:table-cell>
          <table:table-cell office:value-type="float" office:value="62.79" calcext:value-type="float">
            <text:p>62,79</text:p>
          </table:table-cell>
          <table:table-cell table:formula="of:=[.$D$2]-[.D233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37612" calcext:value-type="float">
            <text:p>440037612</text:p>
          </table:table-cell>
          <table:table-cell office:value-type="float" office:value="70.65" calcext:value-type="float">
            <text:p>70,65</text:p>
          </table:table-cell>
          <table:table-cell office:value-type="float" office:value="14.49" calcext:value-type="float">
            <text:p>14,49</text:p>
          </table:table-cell>
          <table:table-cell office:value-type="float" office:value="56.16" calcext:value-type="float">
            <text:p>56,16</text:p>
          </table:table-cell>
          <table:table-cell table:formula="of:=[.$D$2]-[.D234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086440" calcext:value-type="float">
            <text:p>440086440</text:p>
          </table:table-cell>
          <table:table-cell office:value-type="float" office:value="70.63" calcext:value-type="float">
            <text:p>70,63</text:p>
          </table:table-cell>
          <table:table-cell office:value-type="float" office:value="15.52" calcext:value-type="float">
            <text:p>15,52</text:p>
          </table:table-cell>
          <table:table-cell office:value-type="float" office:value="55.1" calcext:value-type="float">
            <text:p>55,1</text:p>
          </table:table-cell>
          <table:table-cell table:formula="of:=[.$D$2]-[.D235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135268" calcext:value-type="float">
            <text:p>440135268</text:p>
          </table:table-cell>
          <table:table-cell office:value-type="float" office:value="70.63" calcext:value-type="float">
            <text:p>70,63</text:p>
          </table:table-cell>
          <table:table-cell office:value-type="float" office:value="15.43" calcext:value-type="float">
            <text:p>15,43</text:p>
          </table:table-cell>
          <table:table-cell office:value-type="float" office:value="55.2" calcext:value-type="float">
            <text:p>55,2</text:p>
          </table:table-cell>
          <table:table-cell table:formula="of:=[.$D$2]-[.D236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184096" calcext:value-type="float">
            <text:p>440184096</text:p>
          </table:table-cell>
          <table:table-cell office:value-type="float" office:value="70.64" calcext:value-type="float">
            <text:p>70,64</text:p>
          </table:table-cell>
          <table:table-cell office:value-type="float" office:value="15.42" calcext:value-type="float">
            <text:p>15,42</text:p>
          </table:table-cell>
          <table:table-cell office:value-type="float" office:value="55.23" calcext:value-type="float">
            <text:p>55,23</text:p>
          </table:table-cell>
          <table:table-cell table:formula="of:=[.$D$2]-[.D237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232924" calcext:value-type="float">
            <text:p>440232924</text:p>
          </table:table-cell>
          <table:table-cell office:value-type="float" office:value="70.65" calcext:value-type="float">
            <text:p>70,65</text:p>
          </table:table-cell>
          <table:table-cell office:value-type="float" office:value="15.23" calcext:value-type="float">
            <text:p>15,23</text:p>
          </table:table-cell>
          <table:table-cell office:value-type="float" office:value="55.41" calcext:value-type="float">
            <text:p>55,41</text:p>
          </table:table-cell>
          <table:table-cell table:formula="of:=[.$D$2]-[.D238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440281752" calcext:value-type="float">
            <text:p>440281752</text:p>
          </table:table-cell>
          <table:table-cell office:value-type="float" office:value="70.65" calcext:value-type="float">
            <text:p>70,65</text:p>
          </table:table-cell>
          <table:table-cell office:value-type="float" office:value="15.59" calcext:value-type="float">
            <text:p>15,59</text:p>
          </table:table-cell>
          <table:table-cell office:value-type="float" office:value="55.06" calcext:value-type="float">
            <text:p>55,06</text:p>
          </table:table-cell>
          <table:table-cell table:formula="of:=[.$D$2]-[.D239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330580" calcext:value-type="float">
            <text:p>440330580</text:p>
          </table:table-cell>
          <table:table-cell office:value-type="float" office:value="70.65" calcext:value-type="float">
            <text:p>70,65</text:p>
          </table:table-cell>
          <table:table-cell office:value-type="float" office:value="14.86" calcext:value-type="float">
            <text:p>14,86</text:p>
          </table:table-cell>
          <table:table-cell office:value-type="float" office:value="55.79" calcext:value-type="float">
            <text:p>55,79</text:p>
          </table:table-cell>
          <table:table-cell table:formula="of:=[.$D$2]-[.D240]" office:value-type="float" office:value="0.159999999999997" calcext:value-type="float">
            <text:p>0,15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379408" calcext:value-type="float">
            <text:p>440379408</text:p>
          </table:table-cell>
          <table:table-cell office:value-type="float" office:value="70.64" calcext:value-type="float">
            <text:p>70,64</text:p>
          </table:table-cell>
          <table:table-cell office:value-type="float" office:value="12.24" calcext:value-type="float">
            <text:p>12,24</text:p>
          </table:table-cell>
          <table:table-cell office:value-type="float" office:value="58.39" calcext:value-type="float">
            <text:p>58,39</text:p>
          </table:table-cell>
          <table:table-cell table:formula="of:=[.$D$2]-[.D241]" office:value-type="float" office:value="0.170000000000002" calcext:value-type="float">
            <text:p>0,170000000000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428236" calcext:value-type="float">
            <text:p>440428236</text:p>
          </table:table-cell>
          <table:table-cell office:value-type="float" office:value="70.62" calcext:value-type="float">
            <text:p>70,62</text:p>
          </table:table-cell>
          <table:table-cell office:value-type="float" office:value="14.15" calcext:value-type="float">
            <text:p>14,15</text:p>
          </table:table-cell>
          <table:table-cell office:value-type="float" office:value="56.48" calcext:value-type="float">
            <text:p>56,48</text:p>
          </table:table-cell>
          <table:table-cell table:formula="of:=[.$D$2]-[.D242]" office:value-type="float" office:value="0.189999999999998" calcext:value-type="float">
            <text:p>0,189999999999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477064" calcext:value-type="float">
            <text:p>440477064</text:p>
          </table:table-cell>
          <table:table-cell office:value-type="float" office:value="70.61" calcext:value-type="float">
            <text:p>70,61</text:p>
          </table:table-cell>
          <table:table-cell office:value-type="float" office:value="12.32" calcext:value-type="float">
            <text:p>12,32</text:p>
          </table:table-cell>
          <table:table-cell office:value-type="float" office:value="58.28" calcext:value-type="float">
            <text:p>58,28</text:p>
          </table:table-cell>
          <table:table-cell table:formula="of:=[.$D$2]-[.D243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525892" calcext:value-type="float">
            <text:p>440525892</text:p>
          </table:table-cell>
          <table:table-cell office:value-type="float" office:value="70.6" calcext:value-type="float">
            <text:p>70,6</text:p>
          </table:table-cell>
          <table:table-cell office:value-type="float" office:value="13.58" calcext:value-type="float">
            <text:p>13,58</text:p>
          </table:table-cell>
          <table:table-cell office:value-type="float" office:value="57.02" calcext:value-type="float">
            <text:p>57,02</text:p>
          </table:table-cell>
          <table:table-cell table:formula="of:=[.$D$2]-[.D244]" office:value-type="float" office:value="0.210000000000008" calcext:value-type="float">
            <text:p>0,210000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574720" calcext:value-type="float">
            <text:p>440574720</text:p>
          </table:table-cell>
          <table:table-cell office:value-type="float" office:value="70.61" calcext:value-type="float">
            <text:p>70,61</text:p>
          </table:table-cell>
          <table:table-cell office:value-type="float" office:value="10.74" calcext:value-type="float">
            <text:p>10,74</text:p>
          </table:table-cell>
          <table:table-cell office:value-type="float" office:value="59.87" calcext:value-type="float">
            <text:p>59,87</text:p>
          </table:table-cell>
          <table:table-cell table:formula="of:=[.$D$2]-[.D245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623548" calcext:value-type="float">
            <text:p>440623548</text:p>
          </table:table-cell>
          <table:table-cell office:value-type="float" office:value="70.63" calcext:value-type="float">
            <text:p>70,63</text:p>
          </table:table-cell>
          <table:table-cell office:value-type="float" office:value="10.63" calcext:value-type="float">
            <text:p>10,63</text:p>
          </table:table-cell>
          <table:table-cell office:value-type="float" office:value="60" calcext:value-type="float">
            <text:p>60</text:p>
          </table:table-cell>
          <table:table-cell table:formula="of:=[.$D$2]-[.D246]" office:value-type="float" office:value="0.180000000000007" calcext:value-type="float">
            <text:p>0,180000000000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672376" calcext:value-type="float">
            <text:p>440672376</text:p>
          </table:table-cell>
          <table:table-cell office:value-type="float" office:value="70.61" calcext:value-type="float">
            <text:p>70,61</text:p>
          </table:table-cell>
          <table:table-cell office:value-type="float" office:value="13.58" calcext:value-type="float">
            <text:p>13,58</text:p>
          </table:table-cell>
          <table:table-cell office:value-type="float" office:value="57.03" calcext:value-type="float">
            <text:p>57,03</text:p>
          </table:table-cell>
          <table:table-cell table:formula="of:=[.$D$2]-[.D247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721204" calcext:value-type="float">
            <text:p>440721204</text:p>
          </table:table-cell>
          <table:table-cell office:value-type="float" office:value="70.57" calcext:value-type="float">
            <text:p>70,57</text:p>
          </table:table-cell>
          <table:table-cell office:value-type="float" office:value="12.24" calcext:value-type="float">
            <text:p>12,24</text:p>
          </table:table-cell>
          <table:table-cell office:value-type="float" office:value="58.33" calcext:value-type="float">
            <text:p>58,33</text:p>
          </table:table-cell>
          <table:table-cell table:formula="of:=[.$D$2]-[.D248]" office:value-type="float" office:value="0.240000000000009" calcext:value-type="float">
            <text:p>0,24000000000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770032" calcext:value-type="float">
            <text:p>440770032</text:p>
          </table:table-cell>
          <table:table-cell office:value-type="float" office:value="70.56" calcext:value-type="float">
            <text:p>70,56</text:p>
          </table:table-cell>
          <table:table-cell office:value-type="float" office:value="14.31" calcext:value-type="float">
            <text:p>14,31</text:p>
          </table:table-cell>
          <table:table-cell office:value-type="float" office:value="56.24" calcext:value-type="float">
            <text:p>56,24</text:p>
          </table:table-cell>
          <table:table-cell table:formula="of:=[.$D$2]-[.D249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818860" calcext:value-type="float">
            <text:p>440818860</text:p>
          </table:table-cell>
          <table:table-cell office:value-type="float" office:value="70.51" calcext:value-type="float">
            <text:p>70,51</text:p>
          </table:table-cell>
          <table:table-cell office:value-type="float" office:value="13.89" calcext:value-type="float">
            <text:p>13,89</text:p>
          </table:table-cell>
          <table:table-cell office:value-type="float" office:value="56.62" calcext:value-type="float">
            <text:p>56,62</text:p>
          </table:table-cell>
          <table:table-cell table:formula="of:=[.$D$2]-[.D250]" office:value-type="float" office:value="0.299999999999997" calcext:value-type="float">
            <text:p>0,29999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867688" calcext:value-type="float">
            <text:p>440867688</text:p>
          </table:table-cell>
          <table:table-cell office:value-type="float" office:value="70.09" calcext:value-type="float">
            <text:p>70,09</text:p>
          </table:table-cell>
          <table:table-cell office:value-type="float" office:value="11.1" calcext:value-type="float">
            <text:p>11,1</text:p>
          </table:table-cell>
          <table:table-cell office:value-type="float" office:value="58.99" calcext:value-type="float">
            <text:p>58,99</text:p>
          </table:table-cell>
          <table:table-cell table:formula="of:=[.$D$2]-[.D251]" office:value-type="float" office:value="0.719999999999999" calcext:value-type="float">
            <text:p>0,71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916516" calcext:value-type="float">
            <text:p>440916516</text:p>
          </table:table-cell>
          <table:table-cell office:value-type="float" office:value="68.59" calcext:value-type="float">
            <text:p>68,59</text:p>
          </table:table-cell>
          <table:table-cell office:value-type="float" office:value="15.49" calcext:value-type="float">
            <text:p>15,49</text:p>
          </table:table-cell>
          <table:table-cell office:value-type="float" office:value="53.11" calcext:value-type="float">
            <text:p>53,11</text:p>
          </table:table-cell>
          <table:table-cell table:formula="of:=[.$D$2]-[.D252]" office:value-type="float" office:value="2.22" calcext:value-type="float">
            <text:p>2,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965344" calcext:value-type="float">
            <text:p>440965344</text:p>
          </table:table-cell>
          <table:table-cell office:value-type="float" office:value="65.91" calcext:value-type="float">
            <text:p>65,91</text:p>
          </table:table-cell>
          <table:table-cell office:value-type="float" office:value="14.9" calcext:value-type="float">
            <text:p>14,9</text:p>
          </table:table-cell>
          <table:table-cell office:value-type="float" office:value="51.01" calcext:value-type="float">
            <text:p>51,01</text:p>
          </table:table-cell>
          <table:table-cell table:formula="of:=[.$D$2]-[.D253]" office:value-type="float" office:value="4.90000000000001" calcext:value-type="float">
            <text:p>4,90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014172" calcext:value-type="float">
            <text:p>441014172</text:p>
          </table:table-cell>
          <table:table-cell office:value-type="float" office:value="62.01" calcext:value-type="float">
            <text:p>62,01</text:p>
          </table:table-cell>
          <table:table-cell office:value-type="float" office:value="15.25" calcext:value-type="float">
            <text:p>15,25</text:p>
          </table:table-cell>
          <table:table-cell office:value-type="float" office:value="46.76" calcext:value-type="float">
            <text:p>46,76</text:p>
          </table:table-cell>
          <table:table-cell table:formula="of:=[.$D$2]-[.D254]" office:value-type="float" office:value="8.8" calcext:value-type="float">
            <text:p>8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063000" calcext:value-type="float">
            <text:p>441063000</text:p>
          </table:table-cell>
          <table:table-cell office:value-type="float" office:value="55.45" calcext:value-type="float">
            <text:p>55,45</text:p>
          </table:table-cell>
          <table:table-cell office:value-type="float" office:value="13.63" calcext:value-type="float">
            <text:p>13,63</text:p>
          </table:table-cell>
          <table:table-cell office:value-type="float" office:value="41.83" calcext:value-type="float">
            <text:p>41,83</text:p>
          </table:table-cell>
          <table:table-cell table:formula="of:=[.$D$2]-[.D255]" office:value-type="float" office:value="15.36" calcext:value-type="float">
            <text:p>15,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111828" calcext:value-type="float">
            <text:p>441111828</text:p>
          </table:table-cell>
          <table:table-cell office:value-type="float" office:value="43.73" calcext:value-type="float">
            <text:p>43,73</text:p>
          </table:table-cell>
          <table:table-cell office:value-type="float" office:value="13.26" calcext:value-type="float">
            <text:p>13,26</text:p>
          </table:table-cell>
          <table:table-cell office:value-type="float" office:value="30.46" calcext:value-type="float">
            <text:p>30,46</text:p>
          </table:table-cell>
          <table:table-cell table:formula="of:=[.$D$2]-[.D256]" office:value-type="float" office:value="27.08" calcext:value-type="float">
            <text:p>27,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160656" calcext:value-type="float">
            <text:p>441160656</text:p>
          </table:table-cell>
          <table:table-cell office:value-type="float" office:value="38.35" calcext:value-type="float">
            <text:p>38,35</text:p>
          </table:table-cell>
          <table:table-cell office:value-type="float" office:value="16.67" calcext:value-type="float">
            <text:p>16,67</text:p>
          </table:table-cell>
          <table:table-cell office:value-type="float" office:value="21.69" calcext:value-type="float">
            <text:p>21,69</text:p>
          </table:table-cell>
          <table:table-cell table:formula="of:=[.$D$2]-[.D257]" office:value-type="float" office:value="32.46" calcext:value-type="float">
            <text:p>32,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209484" calcext:value-type="float">
            <text:p>441209484</text:p>
          </table:table-cell>
          <table:table-cell office:value-type="float" office:value="48.87" calcext:value-type="float">
            <text:p>48,87</text:p>
          </table:table-cell>
          <table:table-cell office:value-type="float" office:value="13.51" calcext:value-type="float">
            <text:p>13,51</text:p>
          </table:table-cell>
          <table:table-cell office:value-type="float" office:value="35.36" calcext:value-type="float">
            <text:p>35,36</text:p>
          </table:table-cell>
          <table:table-cell table:formula="of:=[.$D$2]-[.D258]" office:value-type="float" office:value="21.94" calcext:value-type="float">
            <text:p>21,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258312" calcext:value-type="float">
            <text:p>441258312</text:p>
          </table:table-cell>
          <table:table-cell office:value-type="float" office:value="55.26" calcext:value-type="float">
            <text:p>55,26</text:p>
          </table:table-cell>
          <table:table-cell office:value-type="float" office:value="14.46" calcext:value-type="float">
            <text:p>14,46</text:p>
          </table:table-cell>
          <table:table-cell office:value-type="float" office:value="40.8" calcext:value-type="float">
            <text:p>40,8</text:p>
          </table:table-cell>
          <table:table-cell table:formula="of:=[.$D$2]-[.D259]" office:value-type="float" office:value="15.55" calcext:value-type="float">
            <text:p>15,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307140" calcext:value-type="float">
            <text:p>441307140</text:p>
          </table:table-cell>
          <table:table-cell office:value-type="float" office:value="55.22" calcext:value-type="float">
            <text:p>55,22</text:p>
          </table:table-cell>
          <table:table-cell office:value-type="float" office:value="7.65" calcext:value-type="float">
            <text:p>7,65</text:p>
          </table:table-cell>
          <table:table-cell office:value-type="float" office:value="47.56" calcext:value-type="float">
            <text:p>47,56</text:p>
          </table:table-cell>
          <table:table-cell table:formula="of:=[.$D$2]-[.D260]" office:value-type="float" office:value="15.59" calcext:value-type="float">
            <text:p>15,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355968" calcext:value-type="float">
            <text:p>441355968</text:p>
          </table:table-cell>
          <table:table-cell office:value-type="float" office:value="55.24" calcext:value-type="float">
            <text:p>55,24</text:p>
          </table:table-cell>
          <table:table-cell office:value-type="float" office:value="5.73" calcext:value-type="float">
            <text:p>5,73</text:p>
          </table:table-cell>
          <table:table-cell office:value-type="float" office:value="49.51" calcext:value-type="float">
            <text:p>49,51</text:p>
          </table:table-cell>
          <table:table-cell table:formula="of:=[.$D$2]-[.D261]" office:value-type="float" office:value="15.57" calcext:value-type="float">
            <text:p>15,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404796" calcext:value-type="float">
            <text:p>441404796</text:p>
          </table:table-cell>
          <table:table-cell office:value-type="float" office:value="55.3" calcext:value-type="float">
            <text:p>55,3</text:p>
          </table:table-cell>
          <table:table-cell office:value-type="float" office:value="5.28" calcext:value-type="float">
            <text:p>5,28</text:p>
          </table:table-cell>
          <table:table-cell office:value-type="float" office:value="50.02" calcext:value-type="float">
            <text:p>50,02</text:p>
          </table:table-cell>
          <table:table-cell table:formula="of:=[.$D$2]-[.D262]" office:value-type="float" office:value="15.51" calcext:value-type="float">
            <text:p>15,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453624" calcext:value-type="float">
            <text:p>441453624</text:p>
          </table:table-cell>
          <table:table-cell office:value-type="float" office:value="55.36" calcext:value-type="float">
            <text:p>55,36</text:p>
          </table:table-cell>
          <table:table-cell office:value-type="float" office:value="2.43" calcext:value-type="float">
            <text:p>2,43</text:p>
          </table:table-cell>
          <table:table-cell office:value-type="float" office:value="52.93" calcext:value-type="float">
            <text:p>52,93</text:p>
          </table:table-cell>
          <table:table-cell table:formula="of:=[.$D$2]-[.D263]" office:value-type="float" office:value="15.45" calcext:value-type="float">
            <text:p>15,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502452" calcext:value-type="float">
            <text:p>441502452</text:p>
          </table:table-cell>
          <table:table-cell office:value-type="float" office:value="55.42" calcext:value-type="float">
            <text:p>55,42</text:p>
          </table:table-cell>
          <table:table-cell office:value-type="float" office:value="3.14" calcext:value-type="float">
            <text:p>3,14</text:p>
          </table:table-cell>
          <table:table-cell office:value-type="float" office:value="52.28" calcext:value-type="float">
            <text:p>52,28</text:p>
          </table:table-cell>
          <table:table-cell table:formula="of:=[.$D$2]-[.D264]" office:value-type="float" office:value="15.39" calcext:value-type="float">
            <text:p>15,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551280" calcext:value-type="float">
            <text:p>441551280</text:p>
          </table:table-cell>
          <table:table-cell office:value-type="float" office:value="55.45" calcext:value-type="float">
            <text:p>55,45</text:p>
          </table:table-cell>
          <table:table-cell office:value-type="float" office:value="4.98" calcext:value-type="float">
            <text:p>4,98</text:p>
          </table:table-cell>
          <table:table-cell office:value-type="float" office:value="50.47" calcext:value-type="float">
            <text:p>50,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 style:data-style-name="N2" text:time-value="17:41:09.41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8T10:41:38.718000000</meta:creation-date>
    <dc:date>2019-12-05T18:13:22.197000000</dc:date>
    <meta:editing-duration>PT2H50M23S</meta:editing-duration>
    <meta:editing-cycles>22</meta:editing-cycles>
    <meta:generator>LibreOffice/6.3.1.2$Windows_X86_64 LibreOffice_project/b79626edf0065ac373bd1df5c28bd630b4424273</meta:generator>
    <meta:document-statistic meta:table-count="1" meta:cell-count="131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29cm" svg:height="14.583cm" xlink:href=".." xlink:type="simple" chart:class="chart:line" chart:style-name="ch1">
        <chart:legend chart:legend-position="end" svg:x="18.165cm" svg:y="6.494cm" style:legend-expansion="high" chart:style-name="ch2"/>
        <chart:plot-area chart:style-name="ch3" table:cell-range-address="Лист1.D4:Лист1.D264 Лист1.F4:Лист1.G264" svg:x="0.663cm" svg:y="0.499cm" svg:width="16.322cm" svg:height="13.517cm">
          <chartooo:coordinate-region svg:x="1.284cm" svg:y="0.699cm" svg:width="15.56cm" svg:height="12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4:Лист1.D264" chart:class="chart:line">
            <chart:data-point chart:repeated="261"/>
          </chart:series>
          <chart:series chart:style-name="ch7" chart:values-cell-range-address="Лист1.F4:Лист1.F264" chart:class="chart:line">
            <chart:data-point chart:repeated="261"/>
          </chart:series>
          <chart:series chart:style-name="ch8" chart:values-cell-range-address="Лист1.G4:Лист1.G264" chart:class="chart:line">
            <chart:data-point chart:repeated="2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12">
                <text:p>67.12</text:p>
                <draw:g>
                  <svg:desc>Лист1.D4:Лист1.D264</svg:desc>
                </draw:g>
              </table:table-cell>
              <table:table-cell office:value-type="float" office:value="56.66">
                <text:p>56.66</text:p>
                <draw:g>
                  <svg:desc>Лист1.F4:Лист1.F264</svg:desc>
                </draw:g>
              </table:table-cell>
              <table:table-cell office:value-type="float" office:value="3.69">
                <text:p>3.69</text:p>
                <draw:g>
                  <svg:desc>Лист1.G4:Лист1.G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53">
                <text:p>62.53</text:p>
              </table:table-cell>
              <table:table-cell office:value-type="float" office:value="56.93">
                <text:p>56.93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02">
                <text:p>66.02</text:p>
              </table:table-cell>
              <table:table-cell office:value-type="float" office:value="58.54">
                <text:p>58.54</text:p>
              </table:table-cell>
              <table:table-cell office:value-type="float" office:value="4.79000000000001">
                <text:p>4.79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75">
                <text:p>68.75</text:p>
              </table:table-cell>
              <table:table-cell office:value-type="float" office:value="63.62">
                <text:p>63.6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31">
                <text:p>70.31</text:p>
              </table:table-cell>
              <table:table-cell office:value-type="float" office:value="59.5">
                <text:p>59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72">
                <text:p>70.72</text:p>
              </table:table-cell>
              <table:table-cell office:value-type="float" office:value="59.52">
                <text:p>59.52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74">
                <text:p>70.74</text:p>
              </table:table-cell>
              <table:table-cell office:value-type="float" office:value="64.8">
                <text:p>64.8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69">
                <text:p>70.69</text:p>
              </table:table-cell>
              <table:table-cell office:value-type="float" office:value="64.07">
                <text:p>64.07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.74">
                <text:p>70.74</text:p>
              </table:table-cell>
              <table:table-cell office:value-type="float" office:value="66.71">
                <text:p>66.71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81">
                <text:p>70.81</text:p>
              </table:table-cell>
              <table:table-cell office:value-type="float" office:value="64.83">
                <text:p>64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.22">
                <text:p>70.22</text:p>
              </table:table-cell>
              <table:table-cell office:value-type="float" office:value="64.35">
                <text:p>64.35</text:p>
              </table:table-cell>
              <table:table-cell office:value-type="float" office:value="0.590000000000003">
                <text:p>0.5900000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">
                <text:p>70.8</text:p>
              </table:table-cell>
              <table:table-cell office:value-type="float" office:value="65.46">
                <text:p>65.46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79">
                <text:p>70.79</text:p>
              </table:table-cell>
              <table:table-cell office:value-type="float" office:value="66.97">
                <text:p>66.97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.8">
                <text:p>70.8</text:p>
              </table:table-cell>
              <table:table-cell office:value-type="float" office:value="60.89">
                <text:p>60.89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78">
                <text:p>70.78</text:p>
              </table:table-cell>
              <table:table-cell office:value-type="float" office:value="66">
                <text:p>66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8">
                <text:p>70.8</text:p>
              </table:table-cell>
              <table:table-cell office:value-type="float" office:value="62.85">
                <text:p>62.85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.78">
                <text:p>70.78</text:p>
              </table:table-cell>
              <table:table-cell office:value-type="float" office:value="66.9">
                <text:p>66.9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.74">
                <text:p>70.74</text:p>
              </table:table-cell>
              <table:table-cell office:value-type="float" office:value="65.41">
                <text:p>65.41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.69">
                <text:p>70.69</text:p>
              </table:table-cell>
              <table:table-cell office:value-type="float" office:value="63.29">
                <text:p>63.29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67">
                <text:p>70.67</text:p>
              </table:table-cell>
              <table:table-cell office:value-type="float" office:value="62.65">
                <text:p>62.65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5">
                <text:p>70.65</text:p>
              </table:table-cell>
              <table:table-cell office:value-type="float" office:value="62.14">
                <text:p>62.14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.65">
                <text:p>70.65</text:p>
              </table:table-cell>
              <table:table-cell office:value-type="float" office:value="68.18">
                <text:p>68.18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.66">
                <text:p>70.66</text:p>
              </table:table-cell>
              <table:table-cell office:value-type="float" office:value="61.77">
                <text:p>61.77</text:p>
              </table:table-cell>
              <table:table-cell office:value-type="float" office:value="0.150000000000006">
                <text:p>0.150000000000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.65">
                <text:p>70.65</text:p>
              </table:table-cell>
              <table:table-cell office:value-type="float" office:value="63.44">
                <text:p>63.44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.63">
                <text:p>70.63</text:p>
              </table:table-cell>
              <table:table-cell office:value-type="float" office:value="62.35">
                <text:p>62.35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.63">
                <text:p>70.63</text:p>
              </table:table-cell>
              <table:table-cell office:value-type="float" office:value="63.21">
                <text:p>63.21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.63">
                <text:p>70.63</text:p>
              </table:table-cell>
              <table:table-cell office:value-type="float" office:value="62.12">
                <text:p>62.12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.61">
                <text:p>70.61</text:p>
              </table:table-cell>
              <table:table-cell office:value-type="float" office:value="64.11">
                <text:p>64.1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64">
                <text:p>70.64</text:p>
              </table:table-cell>
              <table:table-cell office:value-type="float" office:value="65.49">
                <text:p>65.49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66">
                <text:p>70.66</text:p>
              </table:table-cell>
              <table:table-cell office:value-type="float" office:value="62.68">
                <text:p>62.68</text:p>
              </table:table-cell>
              <table:table-cell office:value-type="float" office:value="0.150000000000006">
                <text:p>0.150000000000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.66">
                <text:p>70.66</text:p>
              </table:table-cell>
              <table:table-cell office:value-type="float" office:value="63.95">
                <text:p>63.95</text:p>
              </table:table-cell>
              <table:table-cell office:value-type="float" office:value="0.150000000000006">
                <text:p>0.150000000000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.64">
                <text:p>70.64</text:p>
              </table:table-cell>
              <table:table-cell office:value-type="float" office:value="64.48">
                <text:p>64.48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.66">
                <text:p>70.66</text:p>
              </table:table-cell>
              <table:table-cell office:value-type="float" office:value="64.49">
                <text:p>64.49</text:p>
              </table:table-cell>
              <table:table-cell office:value-type="float" office:value="0.150000000000006">
                <text:p>0.150000000000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.66">
                <text:p>70.66</text:p>
              </table:table-cell>
              <table:table-cell office:value-type="float" office:value="63.49">
                <text:p>63.49</text:p>
              </table:table-cell>
              <table:table-cell office:value-type="float" office:value="0.150000000000006">
                <text:p>0.1500000000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.33">
                <text:p>70.33</text:p>
              </table:table-cell>
              <table:table-cell office:value-type="float" office:value="62.45">
                <text:p>62.45</text:p>
              </table:table-cell>
              <table:table-cell office:value-type="float" office:value="0.480000000000004">
                <text:p>0.48000000000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66">
                <text:p>70.66</text:p>
              </table:table-cell>
              <table:table-cell office:value-type="float" office:value="65.6">
                <text:p>65.6</text:p>
              </table:table-cell>
              <table:table-cell office:value-type="float" office:value="0.150000000000006">
                <text:p>0.150000000000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.69">
                <text:p>70.69</text:p>
              </table:table-cell>
              <table:table-cell office:value-type="float" office:value="62.76">
                <text:p>62.76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.72">
                <text:p>70.72</text:p>
              </table:table-cell>
              <table:table-cell office:value-type="float" office:value="65.66">
                <text:p>65.66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.72">
                <text:p>70.72</text:p>
              </table:table-cell>
              <table:table-cell office:value-type="float" office:value="62.76">
                <text:p>62.76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.72">
                <text:p>70.72</text:p>
              </table:table-cell>
              <table:table-cell office:value-type="float" office:value="65.2">
                <text:p>65.2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.72">
                <text:p>70.72</text:p>
              </table:table-cell>
              <table:table-cell office:value-type="float" office:value="60.93">
                <text:p>60.93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.74">
                <text:p>70.74</text:p>
              </table:table-cell>
              <table:table-cell office:value-type="float" office:value="64.92">
                <text:p>64.92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.74">
                <text:p>70.74</text:p>
              </table:table-cell>
              <table:table-cell office:value-type="float" office:value="65.26">
                <text:p>65.26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.75">
                <text:p>70.75</text:p>
              </table:table-cell>
              <table:table-cell office:value-type="float" office:value="63.89">
                <text:p>63.89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.76">
                <text:p>70.76</text:p>
              </table:table-cell>
              <table:table-cell office:value-type="float" office:value="67.06">
                <text:p>67.06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.76">
                <text:p>70.76</text:p>
              </table:table-cell>
              <table:table-cell office:value-type="float" office:value="65.91">
                <text:p>65.91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75">
                <text:p>70.75</text:p>
              </table:table-cell>
              <table:table-cell office:value-type="float" office:value="67.28">
                <text:p>67.28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74">
                <text:p>70.74</text:p>
              </table:table-cell>
              <table:table-cell office:value-type="float" office:value="64.75">
                <text:p>64.75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.74">
                <text:p>70.74</text:p>
              </table:table-cell>
              <table:table-cell office:value-type="float" office:value="66.01">
                <text:p>66.01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72">
                <text:p>70.72</text:p>
              </table:table-cell>
              <table:table-cell office:value-type="float" office:value="65.52">
                <text:p>65.52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72">
                <text:p>70.72</text:p>
              </table:table-cell>
              <table:table-cell office:value-type="float" office:value="64.81">
                <text:p>64.81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.7">
                <text:p>70.7</text:p>
              </table:table-cell>
              <table:table-cell office:value-type="float" office:value="65.45">
                <text:p>65.45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.67">
                <text:p>70.67</text:p>
              </table:table-cell>
              <table:table-cell office:value-type="float" office:value="66.57">
                <text:p>66.57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.63">
                <text:p>70.63</text:p>
              </table:table-cell>
              <table:table-cell office:value-type="float" office:value="62.32">
                <text:p>62.32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.62">
                <text:p>70.62</text:p>
              </table:table-cell>
              <table:table-cell office:value-type="float" office:value="67.55">
                <text:p>67.55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.6">
                <text:p>70.6</text:p>
              </table:table-cell>
              <table:table-cell office:value-type="float" office:value="63.85">
                <text:p>63.85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.59">
                <text:p>70.59</text:p>
              </table:table-cell>
              <table:table-cell office:value-type="float" office:value="63.84">
                <text:p>63.84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.57">
                <text:p>70.57</text:p>
              </table:table-cell>
              <table:table-cell office:value-type="float" office:value="62.56">
                <text:p>62.56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.56">
                <text:p>70.56</text:p>
              </table:table-cell>
              <table:table-cell office:value-type="float" office:value="62.85">
                <text:p>62.8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55">
                <text:p>70.55</text:p>
              </table:table-cell>
              <table:table-cell office:value-type="float" office:value="63.06">
                <text:p>63.06</text:p>
              </table:table-cell>
              <table:table-cell office:value-type="float" office:value="0.260000000000005">
                <text:p>0.260000000000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6">
                <text:p>70.6</text:p>
              </table:table-cell>
              <table:table-cell office:value-type="float" office:value="63.15">
                <text:p>63.15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.56">
                <text:p>70.56</text:p>
              </table:table-cell>
              <table:table-cell office:value-type="float" office:value="64.37">
                <text:p>64.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56">
                <text:p>70.56</text:p>
              </table:table-cell>
              <table:table-cell office:value-type="float" office:value="65.13">
                <text:p>65.1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58">
                <text:p>70.58</text:p>
              </table:table-cell>
              <table:table-cell office:value-type="float" office:value="66.4">
                <text:p>66.4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.61">
                <text:p>70.61</text:p>
              </table:table-cell>
              <table:table-cell office:value-type="float" office:value="65.77">
                <text:p>65.77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.62">
                <text:p>70.62</text:p>
              </table:table-cell>
              <table:table-cell office:value-type="float" office:value="67.57">
                <text:p>67.57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.64">
                <text:p>70.64</text:p>
              </table:table-cell>
              <table:table-cell office:value-type="float" office:value="66.53">
                <text:p>66.53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.67">
                <text:p>70.67</text:p>
              </table:table-cell>
              <table:table-cell office:value-type="float" office:value="64.1">
                <text:p>64.1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.68">
                <text:p>70.68</text:p>
              </table:table-cell>
              <table:table-cell office:value-type="float" office:value="65.1">
                <text:p>65.1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68">
                <text:p>70.68</text:p>
              </table:table-cell>
              <table:table-cell office:value-type="float" office:value="64.57">
                <text:p>64.57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67">
                <text:p>70.67</text:p>
              </table:table-cell>
              <table:table-cell office:value-type="float" office:value="63.21">
                <text:p>63.21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68">
                <text:p>70.68</text:p>
              </table:table-cell>
              <table:table-cell office:value-type="float" office:value="62.8">
                <text:p>62.8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.68">
                <text:p>70.68</text:p>
              </table:table-cell>
              <table:table-cell office:value-type="float" office:value="60.7">
                <text:p>60.7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67">
                <text:p>70.67</text:p>
              </table:table-cell>
              <table:table-cell office:value-type="float" office:value="60.33">
                <text:p>60.33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68">
                <text:p>70.68</text:p>
              </table:table-cell>
              <table:table-cell office:value-type="float" office:value="61.98">
                <text:p>61.98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.69">
                <text:p>70.69</text:p>
              </table:table-cell>
              <table:table-cell office:value-type="float" office:value="62.74">
                <text:p>62.74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.69">
                <text:p>70.69</text:p>
              </table:table-cell>
              <table:table-cell office:value-type="float" office:value="70.69">
                <text:p>70.69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.57">
                <text:p>70.57</text:p>
              </table:table-cell>
              <table:table-cell office:value-type="float" office:value="65.76">
                <text:p>65.76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.66">
                <text:p>70.66</text:p>
              </table:table-cell>
              <table:table-cell office:value-type="float" office:value="70.66">
                <text:p>70.66</text:p>
              </table:table-cell>
              <table:table-cell office:value-type="float" office:value="0.150000000000006">
                <text:p>0.150000000000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65">
                <text:p>70.65</text:p>
              </table:table-cell>
              <table:table-cell office:value-type="float" office:value="70.6">
                <text:p>70.6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.64">
                <text:p>70.64</text:p>
              </table:table-cell>
              <table:table-cell office:value-type="float" office:value="67.57">
                <text:p>67.57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.63">
                <text:p>70.63</text:p>
              </table:table-cell>
              <table:table-cell office:value-type="float" office:value="66.77">
                <text:p>66.77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.64">
                <text:p>70.64</text:p>
              </table:table-cell>
              <table:table-cell office:value-type="float" office:value="70.64">
                <text:p>70.64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.62">
                <text:p>70.62</text:p>
              </table:table-cell>
              <table:table-cell office:value-type="float" office:value="70.62">
                <text:p>70.62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.61">
                <text:p>70.61</text:p>
              </table:table-cell>
              <table:table-cell office:value-type="float" office:value="68.07">
                <text:p>68.07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.6">
                <text:p>70.6</text:p>
              </table:table-cell>
              <table:table-cell office:value-type="float" office:value="70.6">
                <text:p>70.6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.59">
                <text:p>70.59</text:p>
              </table:table-cell>
              <table:table-cell office:value-type="float" office:value="70.59">
                <text:p>70.59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.61">
                <text:p>70.61</text:p>
              </table:table-cell>
              <table:table-cell office:value-type="float" office:value="70.14">
                <text:p>70.14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62">
                <text:p>70.62</text:p>
              </table:table-cell>
              <table:table-cell office:value-type="float" office:value="69.19">
                <text:p>69.19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61">
                <text:p>70.61</text:p>
              </table:table-cell>
              <table:table-cell office:value-type="float" office:value="69.34">
                <text:p>69.34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.61">
                <text:p>70.61</text:p>
              </table:table-cell>
              <table:table-cell office:value-type="float" office:value="69.56">
                <text:p>69.56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.61">
                <text:p>70.61</text:p>
              </table:table-cell>
              <table:table-cell office:value-type="float" office:value="70.29">
                <text:p>70.29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.61">
                <text:p>70.61</text:p>
              </table:table-cell>
              <table:table-cell office:value-type="float" office:value="70.61">
                <text:p>70.6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2">
                <text:p>70.62</text:p>
              </table:table-cell>
              <table:table-cell office:value-type="float" office:value="67.88">
                <text:p>67.88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.63">
                <text:p>70.63</text:p>
              </table:table-cell>
              <table:table-cell office:value-type="float" office:value="70.63">
                <text:p>70.63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.63">
                <text:p>70.63</text:p>
              </table:table-cell>
              <table:table-cell office:value-type="float" office:value="68.98">
                <text:p>68.98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.61">
                <text:p>70.61</text:p>
              </table:table-cell>
              <table:table-cell office:value-type="float" office:value="70.61">
                <text:p>70.6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61">
                <text:p>70.61</text:p>
              </table:table-cell>
              <table:table-cell office:value-type="float" office:value="69.36">
                <text:p>69.36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.61">
                <text:p>70.61</text:p>
              </table:table-cell>
              <table:table-cell office:value-type="float" office:value="67.64">
                <text:p>67.64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.6">
                <text:p>70.6</text:p>
              </table:table-cell>
              <table:table-cell office:value-type="float" office:value="70.6">
                <text:p>70.6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.6">
                <text:p>70.6</text:p>
              </table:table-cell>
              <table:table-cell office:value-type="float" office:value="66.13">
                <text:p>66.13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.6">
                <text:p>70.6</text:p>
              </table:table-cell>
              <table:table-cell office:value-type="float" office:value="70.6">
                <text:p>70.6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.6">
                <text:p>70.6</text:p>
              </table:table-cell>
              <table:table-cell office:value-type="float" office:value="66.33">
                <text:p>66.33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">
                <text:p>70.6</text:p>
              </table:table-cell>
              <table:table-cell office:value-type="float" office:value="68.2">
                <text:p>68.2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.59">
                <text:p>70.59</text:p>
              </table:table-cell>
              <table:table-cell office:value-type="float" office:value="69.16">
                <text:p>69.16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.62">
                <text:p>70.62</text:p>
              </table:table-cell>
              <table:table-cell office:value-type="float" office:value="69.48">
                <text:p>69.48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.63">
                <text:p>70.63</text:p>
              </table:table-cell>
              <table:table-cell office:value-type="float" office:value="69.64">
                <text:p>69.64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.62">
                <text:p>70.62</text:p>
              </table:table-cell>
              <table:table-cell office:value-type="float" office:value="66.43">
                <text:p>66.43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.61">
                <text:p>70.61</text:p>
              </table:table-cell>
              <table:table-cell office:value-type="float" office:value="69.57">
                <text:p>69.57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.6">
                <text:p>70.6</text:p>
              </table:table-cell>
              <table:table-cell office:value-type="float" office:value="70.6">
                <text:p>70.6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.6">
                <text:p>70.6</text:p>
              </table:table-cell>
              <table:table-cell office:value-type="float" office:value="68.17">
                <text:p>68.17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.63">
                <text:p>70.63</text:p>
              </table:table-cell>
              <table:table-cell office:value-type="float" office:value="70.23">
                <text:p>70.23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.61">
                <text:p>70.61</text:p>
              </table:table-cell>
              <table:table-cell office:value-type="float" office:value="67.87">
                <text:p>67.87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.59">
                <text:p>70.59</text:p>
              </table:table-cell>
              <table:table-cell office:value-type="float" office:value="68.41">
                <text:p>68.41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.57">
                <text:p>70.57</text:p>
              </table:table-cell>
              <table:table-cell office:value-type="float" office:value="69.5">
                <text:p>69.5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.54">
                <text:p>70.54</text:p>
              </table:table-cell>
              <table:table-cell office:value-type="float" office:value="70.1">
                <text:p>70.1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.56">
                <text:p>70.56</text:p>
              </table:table-cell>
              <table:table-cell office:value-type="float" office:value="70.56">
                <text:p>70.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.58">
                <text:p>70.58</text:p>
              </table:table-cell>
              <table:table-cell office:value-type="float" office:value="69.6">
                <text:p>69.6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">
                <text:p>70.6</text:p>
              </table:table-cell>
              <table:table-cell office:value-type="float" office:value="70.6">
                <text:p>70.6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.6">
                <text:p>70.6</text:p>
              </table:table-cell>
              <table:table-cell office:value-type="float" office:value="70.43">
                <text:p>70.43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61">
                <text:p>70.61</text:p>
              </table:table-cell>
              <table:table-cell office:value-type="float" office:value="68.57">
                <text:p>68.57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.63">
                <text:p>70.63</text:p>
              </table:table-cell>
              <table:table-cell office:value-type="float" office:value="67.05">
                <text:p>67.05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.65">
                <text:p>70.65</text:p>
              </table:table-cell>
              <table:table-cell office:value-type="float" office:value="70.65">
                <text:p>70.65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.65">
                <text:p>70.65</text:p>
              </table:table-cell>
              <table:table-cell office:value-type="float" office:value="70.65">
                <text:p>70.65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.63">
                <text:p>70.63</text:p>
              </table:table-cell>
              <table:table-cell office:value-type="float" office:value="69.01">
                <text:p>69.01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.6">
                <text:p>70.6</text:p>
              </table:table-cell>
              <table:table-cell office:value-type="float" office:value="70.6">
                <text:p>70.6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.58">
                <text:p>70.58</text:p>
              </table:table-cell>
              <table:table-cell office:value-type="float" office:value="70.32">
                <text:p>70.32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.6">
                <text:p>70.6</text:p>
              </table:table-cell>
              <table:table-cell office:value-type="float" office:value="66.9">
                <text:p>66.9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.63">
                <text:p>70.63</text:p>
              </table:table-cell>
              <table:table-cell office:value-type="float" office:value="67.93">
                <text:p>67.93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.64">
                <text:p>70.64</text:p>
              </table:table-cell>
              <table:table-cell office:value-type="float" office:value="70.64">
                <text:p>70.64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.64">
                <text:p>70.64</text:p>
              </table:table-cell>
              <table:table-cell office:value-type="float" office:value="69.53">
                <text:p>69.53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.63">
                <text:p>70.63</text:p>
              </table:table-cell>
              <table:table-cell office:value-type="float" office:value="69.61">
                <text:p>69.61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.63">
                <text:p>70.63</text:p>
              </table:table-cell>
              <table:table-cell office:value-type="float" office:value="67.12">
                <text:p>67.12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64">
                <text:p>70.64</text:p>
              </table:table-cell>
              <table:table-cell office:value-type="float" office:value="69.57">
                <text:p>69.57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.63">
                <text:p>70.63</text:p>
              </table:table-cell>
              <table:table-cell office:value-type="float" office:value="68.01">
                <text:p>68.01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.61">
                <text:p>70.61</text:p>
              </table:table-cell>
              <table:table-cell office:value-type="float" office:value="70.09">
                <text:p>70.09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.63">
                <text:p>70.63</text:p>
              </table:table-cell>
              <table:table-cell office:value-type="float" office:value="68.81">
                <text:p>68.81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.62">
                <text:p>70.62</text:p>
              </table:table-cell>
              <table:table-cell office:value-type="float" office:value="68.19">
                <text:p>68.19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.62">
                <text:p>70.62</text:p>
              </table:table-cell>
              <table:table-cell office:value-type="float" office:value="68.9">
                <text:p>68.9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.61">
                <text:p>70.61</text:p>
              </table:table-cell>
              <table:table-cell office:value-type="float" office:value="67.05">
                <text:p>67.05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61">
                <text:p>70.61</text:p>
              </table:table-cell>
              <table:table-cell office:value-type="float" office:value="68.11">
                <text:p>68.1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.6">
                <text:p>70.6</text:p>
              </table:table-cell>
              <table:table-cell office:value-type="float" office:value="70.05">
                <text:p>70.05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.59">
                <text:p>70.59</text:p>
              </table:table-cell>
              <table:table-cell office:value-type="float" office:value="68.8">
                <text:p>68.8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.6">
                <text:p>70.6</text:p>
              </table:table-cell>
              <table:table-cell office:value-type="float" office:value="69.24">
                <text:p>69.24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.61">
                <text:p>70.61</text:p>
              </table:table-cell>
              <table:table-cell office:value-type="float" office:value="70.61">
                <text:p>70.6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.61">
                <text:p>70.61</text:p>
              </table:table-cell>
              <table:table-cell office:value-type="float" office:value="69.03">
                <text:p>69.03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.61">
                <text:p>70.61</text:p>
              </table:table-cell>
              <table:table-cell office:value-type="float" office:value="68.03">
                <text:p>68.03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.6">
                <text:p>70.6</text:p>
              </table:table-cell>
              <table:table-cell office:value-type="float" office:value="67.88">
                <text:p>67.88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.6">
                <text:p>70.6</text:p>
              </table:table-cell>
              <table:table-cell office:value-type="float" office:value="66.69">
                <text:p>66.69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59">
                <text:p>70.59</text:p>
              </table:table-cell>
              <table:table-cell office:value-type="float" office:value="68.09">
                <text:p>68.09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.6">
                <text:p>70.6</text:p>
              </table:table-cell>
              <table:table-cell office:value-type="float" office:value="69.54">
                <text:p>69.54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.6">
                <text:p>70.6</text:p>
              </table:table-cell>
              <table:table-cell office:value-type="float" office:value="70.6">
                <text:p>70.6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.59">
                <text:p>70.59</text:p>
              </table:table-cell>
              <table:table-cell office:value-type="float" office:value="68.04">
                <text:p>68.04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.6">
                <text:p>70.6</text:p>
              </table:table-cell>
              <table:table-cell office:value-type="float" office:value="70.6">
                <text:p>70.6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.62">
                <text:p>70.62</text:p>
              </table:table-cell>
              <table:table-cell office:value-type="float" office:value="70.62">
                <text:p>70.62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.63">
                <text:p>70.63</text:p>
              </table:table-cell>
              <table:table-cell office:value-type="float" office:value="70.63">
                <text:p>70.63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.64">
                <text:p>70.64</text:p>
              </table:table-cell>
              <table:table-cell office:value-type="float" office:value="69.01">
                <text:p>69.01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.63">
                <text:p>70.63</text:p>
              </table:table-cell>
              <table:table-cell office:value-type="float" office:value="67.99">
                <text:p>67.99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.63">
                <text:p>70.63</text:p>
              </table:table-cell>
              <table:table-cell office:value-type="float" office:value="67.86">
                <text:p>67.86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.63">
                <text:p>70.63</text:p>
              </table:table-cell>
              <table:table-cell office:value-type="float" office:value="68.77">
                <text:p>68.77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0.63">
                <text:p>70.63</text:p>
              </table:table-cell>
              <table:table-cell office:value-type="float" office:value="66.48">
                <text:p>66.48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.61">
                <text:p>70.61</text:p>
              </table:table-cell>
              <table:table-cell office:value-type="float" office:value="70.61">
                <text:p>70.6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.61">
                <text:p>70.61</text:p>
              </table:table-cell>
              <table:table-cell office:value-type="float" office:value="67.43">
                <text:p>67.43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.61">
                <text:p>70.61</text:p>
              </table:table-cell>
              <table:table-cell office:value-type="float" office:value="68.41">
                <text:p>68.4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61">
                <text:p>70.61</text:p>
              </table:table-cell>
              <table:table-cell office:value-type="float" office:value="67.46">
                <text:p>67.46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.62">
                <text:p>70.62</text:p>
              </table:table-cell>
              <table:table-cell office:value-type="float" office:value="69.57">
                <text:p>69.57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.61">
                <text:p>70.61</text:p>
              </table:table-cell>
              <table:table-cell office:value-type="float" office:value="70.61">
                <text:p>70.6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.63">
                <text:p>70.63</text:p>
              </table:table-cell>
              <table:table-cell office:value-type="float" office:value="70.24">
                <text:p>70.24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.63">
                <text:p>70.63</text:p>
              </table:table-cell>
              <table:table-cell office:value-type="float" office:value="66.21">
                <text:p>66.21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.62">
                <text:p>70.62</text:p>
              </table:table-cell>
              <table:table-cell office:value-type="float" office:value="70.62">
                <text:p>70.62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.62">
                <text:p>70.62</text:p>
              </table:table-cell>
              <table:table-cell office:value-type="float" office:value="70.62">
                <text:p>70.62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.62">
                <text:p>70.62</text:p>
              </table:table-cell>
              <table:table-cell office:value-type="float" office:value="70.62">
                <text:p>70.62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.63">
                <text:p>70.63</text:p>
              </table:table-cell>
              <table:table-cell office:value-type="float" office:value="70.63">
                <text:p>70.63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.6">
                <text:p>70.6</text:p>
              </table:table-cell>
              <table:table-cell office:value-type="float" office:value="67.85">
                <text:p>67.85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.56">
                <text:p>70.56</text:p>
              </table:table-cell>
              <table:table-cell office:value-type="float" office:value="70.56">
                <text:p>70.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.54">
                <text:p>70.54</text:p>
              </table:table-cell>
              <table:table-cell office:value-type="float" office:value="68.54">
                <text:p>68.54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.57">
                <text:p>70.57</text:p>
              </table:table-cell>
              <table:table-cell office:value-type="float" office:value="70.57">
                <text:p>70.57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.58">
                <text:p>70.58</text:p>
              </table:table-cell>
              <table:table-cell office:value-type="float" office:value="68.86">
                <text:p>68.86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.59">
                <text:p>70.59</text:p>
              </table:table-cell>
              <table:table-cell office:value-type="float" office:value="66.94">
                <text:p>66.94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.6">
                <text:p>70.6</text:p>
              </table:table-cell>
              <table:table-cell office:value-type="float" office:value="65.71">
                <text:p>65.71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0.58">
                <text:p>70.58</text:p>
              </table:table-cell>
              <table:table-cell office:value-type="float" office:value="64.41">
                <text:p>64.41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.59">
                <text:p>70.59</text:p>
              </table:table-cell>
              <table:table-cell office:value-type="float" office:value="67.71">
                <text:p>67.71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.59">
                <text:p>70.59</text:p>
              </table:table-cell>
              <table:table-cell office:value-type="float" office:value="65.4">
                <text:p>65.4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.59">
                <text:p>70.59</text:p>
              </table:table-cell>
              <table:table-cell office:value-type="float" office:value="66.06">
                <text:p>66.06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.58">
                <text:p>70.58</text:p>
              </table:table-cell>
              <table:table-cell office:value-type="float" office:value="67.62">
                <text:p>67.62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.56">
                <text:p>70.56</text:p>
              </table:table-cell>
              <table:table-cell office:value-type="float" office:value="64.52">
                <text:p>64.5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.56">
                <text:p>70.56</text:p>
              </table:table-cell>
              <table:table-cell office:value-type="float" office:value="67.13">
                <text:p>67.1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.58">
                <text:p>70.58</text:p>
              </table:table-cell>
              <table:table-cell office:value-type="float" office:value="63.31">
                <text:p>63.31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.61">
                <text:p>70.61</text:p>
              </table:table-cell>
              <table:table-cell office:value-type="float" office:value="64.61">
                <text:p>64.6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.61">
                <text:p>70.61</text:p>
              </table:table-cell>
              <table:table-cell office:value-type="float" office:value="66.05">
                <text:p>66.05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62">
                <text:p>70.62</text:p>
              </table:table-cell>
              <table:table-cell office:value-type="float" office:value="65.46">
                <text:p>65.46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.62">
                <text:p>70.62</text:p>
              </table:table-cell>
              <table:table-cell office:value-type="float" office:value="68.4">
                <text:p>68.4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.61">
                <text:p>70.61</text:p>
              </table:table-cell>
              <table:table-cell office:value-type="float" office:value="66.72">
                <text:p>66.72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.58">
                <text:p>70.58</text:p>
              </table:table-cell>
              <table:table-cell office:value-type="float" office:value="64.85">
                <text:p>64.85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.58">
                <text:p>70.58</text:p>
              </table:table-cell>
              <table:table-cell office:value-type="float" office:value="64.08">
                <text:p>64.08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.6">
                <text:p>70.6</text:p>
              </table:table-cell>
              <table:table-cell office:value-type="float" office:value="63.79">
                <text:p>63.79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.61">
                <text:p>70.61</text:p>
              </table:table-cell>
              <table:table-cell office:value-type="float" office:value="63.52">
                <text:p>63.52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.62">
                <text:p>70.62</text:p>
              </table:table-cell>
              <table:table-cell office:value-type="float" office:value="68.75">
                <text:p>68.75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.65">
                <text:p>70.65</text:p>
              </table:table-cell>
              <table:table-cell office:value-type="float" office:value="64.72">
                <text:p>64.72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.65">
                <text:p>70.65</text:p>
              </table:table-cell>
              <table:table-cell office:value-type="float" office:value="64.44">
                <text:p>64.44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.67">
                <text:p>70.67</text:p>
              </table:table-cell>
              <table:table-cell office:value-type="float" office:value="65.78">
                <text:p>65.78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.68">
                <text:p>70.68</text:p>
              </table:table-cell>
              <table:table-cell office:value-type="float" office:value="64.95">
                <text:p>64.95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.69">
                <text:p>70.69</text:p>
              </table:table-cell>
              <table:table-cell office:value-type="float" office:value="66.08">
                <text:p>66.08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.69">
                <text:p>70.69</text:p>
              </table:table-cell>
              <table:table-cell office:value-type="float" office:value="64.15">
                <text:p>64.15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.68">
                <text:p>70.68</text:p>
              </table:table-cell>
              <table:table-cell office:value-type="float" office:value="66.64">
                <text:p>66.64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.63">
                <text:p>70.63</text:p>
              </table:table-cell>
              <table:table-cell office:value-type="float" office:value="65.89">
                <text:p>65.89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.57">
                <text:p>70.57</text:p>
              </table:table-cell>
              <table:table-cell office:value-type="float" office:value="66.18">
                <text:p>66.18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.56">
                <text:p>70.56</text:p>
              </table:table-cell>
              <table:table-cell office:value-type="float" office:value="67.27">
                <text:p>67.2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.59">
                <text:p>70.59</text:p>
              </table:table-cell>
              <table:table-cell office:value-type="float" office:value="65.44">
                <text:p>65.44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.6">
                <text:p>70.6</text:p>
              </table:table-cell>
              <table:table-cell office:value-type="float" office:value="61.88">
                <text:p>61.88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.6">
                <text:p>70.6</text:p>
              </table:table-cell>
              <table:table-cell office:value-type="float" office:value="60.18">
                <text:p>60.18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.59">
                <text:p>70.59</text:p>
              </table:table-cell>
              <table:table-cell office:value-type="float" office:value="60.22">
                <text:p>60.22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.59">
                <text:p>70.59</text:p>
              </table:table-cell>
              <table:table-cell office:value-type="float" office:value="61.21">
                <text:p>61.21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.57">
                <text:p>70.57</text:p>
              </table:table-cell>
              <table:table-cell office:value-type="float" office:value="55.85">
                <text:p>55.85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.57">
                <text:p>70.57</text:p>
              </table:table-cell>
              <table:table-cell office:value-type="float" office:value="56.29">
                <text:p>56.29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.56">
                <text:p>70.56</text:p>
              </table:table-cell>
              <table:table-cell office:value-type="float" office:value="56.47">
                <text:p>56.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.55">
                <text:p>70.55</text:p>
              </table:table-cell>
              <table:table-cell office:value-type="float" office:value="59.02">
                <text:p>59.02</text:p>
              </table:table-cell>
              <table:table-cell office:value-type="float" office:value="0.260000000000005">
                <text:p>0.2600000000000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.57">
                <text:p>70.57</text:p>
              </table:table-cell>
              <table:table-cell office:value-type="float" office:value="55.71">
                <text:p>55.71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.56">
                <text:p>70.56</text:p>
              </table:table-cell>
              <table:table-cell office:value-type="float" office:value="60.51">
                <text:p>60.5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.57">
                <text:p>70.57</text:p>
              </table:table-cell>
              <table:table-cell office:value-type="float" office:value="57.51">
                <text:p>57.51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.58">
                <text:p>70.58</text:p>
              </table:table-cell>
              <table:table-cell office:value-type="float" office:value="58.78">
                <text:p>58.78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.58">
                <text:p>70.58</text:p>
              </table:table-cell>
              <table:table-cell office:value-type="float" office:value="58.06">
                <text:p>58.06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.58">
                <text:p>70.58</text:p>
              </table:table-cell>
              <table:table-cell office:value-type="float" office:value="59.14">
                <text:p>59.14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.57">
                <text:p>70.57</text:p>
              </table:table-cell>
              <table:table-cell office:value-type="float" office:value="58.55">
                <text:p>58.55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.57">
                <text:p>70.57</text:p>
              </table:table-cell>
              <table:table-cell office:value-type="float" office:value="57.92">
                <text:p>57.92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0.59">
                <text:p>70.59</text:p>
              </table:table-cell>
              <table:table-cell office:value-type="float" office:value="55.67">
                <text:p>55.67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.59">
                <text:p>70.59</text:p>
              </table:table-cell>
              <table:table-cell office:value-type="float" office:value="58.98">
                <text:p>58.98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61">
                <text:p>70.61</text:p>
              </table:table-cell>
              <table:table-cell office:value-type="float" office:value="55.7">
                <text:p>55.7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.64">
                <text:p>70.64</text:p>
              </table:table-cell>
              <table:table-cell office:value-type="float" office:value="56.35">
                <text:p>56.35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.65">
                <text:p>70.65</text:p>
              </table:table-cell>
              <table:table-cell office:value-type="float" office:value="62.79">
                <text:p>62.79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.65">
                <text:p>70.65</text:p>
              </table:table-cell>
              <table:table-cell office:value-type="float" office:value="56.16">
                <text:p>56.16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.63">
                <text:p>70.63</text:p>
              </table:table-cell>
              <table:table-cell office:value-type="float" office:value="55.1">
                <text:p>55.1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.63">
                <text:p>70.63</text:p>
              </table:table-cell>
              <table:table-cell office:value-type="float" office:value="55.2">
                <text:p>55.2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.64">
                <text:p>70.64</text:p>
              </table:table-cell>
              <table:table-cell office:value-type="float" office:value="55.23">
                <text:p>55.23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.65">
                <text:p>70.65</text:p>
              </table:table-cell>
              <table:table-cell office:value-type="float" office:value="55.41">
                <text:p>55.41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.65">
                <text:p>70.65</text:p>
              </table:table-cell>
              <table:table-cell office:value-type="float" office:value="55.06">
                <text:p>55.06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.65">
                <text:p>70.65</text:p>
              </table:table-cell>
              <table:table-cell office:value-type="float" office:value="55.79">
                <text:p>55.79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.64">
                <text:p>70.64</text:p>
              </table:table-cell>
              <table:table-cell office:value-type="float" office:value="58.39">
                <text:p>58.39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.62">
                <text:p>70.62</text:p>
              </table:table-cell>
              <table:table-cell office:value-type="float" office:value="56.48">
                <text:p>56.48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61">
                <text:p>70.61</text:p>
              </table:table-cell>
              <table:table-cell office:value-type="float" office:value="58.28">
                <text:p>58.28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.6">
                <text:p>70.6</text:p>
              </table:table-cell>
              <table:table-cell office:value-type="float" office:value="57.02">
                <text:p>57.02</text:p>
              </table:table-cell>
              <table:table-cell office:value-type="float" office:value="0.210000000000008">
                <text:p>0.2100000000000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.61">
                <text:p>70.61</text:p>
              </table:table-cell>
              <table:table-cell office:value-type="float" office:value="59.87">
                <text:p>59.87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.63">
                <text:p>70.63</text:p>
              </table:table-cell>
              <table:table-cell office:value-type="float" office:value="60">
                <text:p>60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1">
                <text:p>70.61</text:p>
              </table:table-cell>
              <table:table-cell office:value-type="float" office:value="57.03">
                <text:p>57.03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.57">
                <text:p>70.57</text:p>
              </table:table-cell>
              <table:table-cell office:value-type="float" office:value="58.33">
                <text:p>58.33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0.56">
                <text:p>70.56</text:p>
              </table:table-cell>
              <table:table-cell office:value-type="float" office:value="56.24">
                <text:p>56.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51">
                <text:p>70.51</text:p>
              </table:table-cell>
              <table:table-cell office:value-type="float" office:value="56.62">
                <text:p>56.62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.09">
                <text:p>70.09</text:p>
              </table:table-cell>
              <table:table-cell office:value-type="float" office:value="58.99">
                <text:p>58.99</text:p>
              </table:table-cell>
              <table:table-cell office:value-type="float" office:value="0.719999999999999">
                <text:p>0.7199999999999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.59">
                <text:p>68.59</text:p>
              </table:table-cell>
              <table:table-cell office:value-type="float" office:value="53.11">
                <text:p>53.1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5.91">
                <text:p>65.91</text:p>
              </table:table-cell>
              <table:table-cell office:value-type="float" office:value="51.01">
                <text:p>51.01</text:p>
              </table:table-cell>
              <table:table-cell office:value-type="float" office:value="4.90000000000001">
                <text:p>4.900000000000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01">
                <text:p>62.01</text:p>
              </table:table-cell>
              <table:table-cell office:value-type="float" office:value="46.76">
                <text:p>46.7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.45">
                <text:p>55.45</text:p>
              </table:table-cell>
              <table:table-cell office:value-type="float" office:value="41.83">
                <text:p>41.83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.73">
                <text:p>43.73</text:p>
              </table:table-cell>
              <table:table-cell office:value-type="float" office:value="30.46">
                <text:p>30.46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.35">
                <text:p>38.35</text:p>
              </table:table-cell>
              <table:table-cell office:value-type="float" office:value="21.69">
                <text:p>21.69</text:p>
              </table:table-cell>
              <table:table-cell office:value-type="float" office:value="32.46">
                <text:p>32.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8.87">
                <text:p>48.87</text:p>
              </table:table-cell>
              <table:table-cell office:value-type="float" office:value="35.36">
                <text:p>35.36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.26">
                <text:p>55.26</text:p>
              </table:table-cell>
              <table:table-cell office:value-type="float" office:value="40.8">
                <text:p>40.8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.22">
                <text:p>55.22</text:p>
              </table:table-cell>
              <table:table-cell office:value-type="float" office:value="47.56">
                <text:p>47.56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.24">
                <text:p>55.24</text:p>
              </table:table-cell>
              <table:table-cell office:value-type="float" office:value="49.51">
                <text:p>49.51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.3">
                <text:p>55.3</text:p>
              </table:table-cell>
              <table:table-cell office:value-type="float" office:value="50.02">
                <text:p>50.02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.36">
                <text:p>55.36</text:p>
              </table:table-cell>
              <table:table-cell office:value-type="float" office:value="52.93">
                <text:p>52.93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.42">
                <text:p>55.42</text:p>
              </table:table-cell>
              <table:table-cell office:value-type="float" office:value="52.28">
                <text:p>52.28</text:p>
              </table:table-cell>
              <table:table-cell office:value-type="float" office:value="15.39">
                <text:p>15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